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620000024221551389.png" manifest:media-type="image/png"/>
  <manifest:file-entry manifest:full-path="Pictures/10000000000003C00000021CE7910FAB.png" manifest:media-type="image/png"/>
  <manifest:file-entry manifest:full-path="Pictures/10000001000000300000003037BEB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36cm" fo:margin-left="2.54cm" table:align="left"/>
    </style:style>
    <style:style style:name="vdmj_5f_lex.A" style:display-name="vdmj_lex.A" style:family="table-column">
      <style:table-column-properties style:column-width="4.096cm"/>
    </style:style>
    <style:style style:name="vdmj_5f_lex.B" style:display-name="vdmj_lex.B" style:family="table-column">
      <style:table-column-properties style:column-width="11.141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Table7" style:family="table">
      <style:table-properties style:width="15.24cm" fo:margin-left="2.54cm" table:align="left"/>
    </style:style>
    <style:style style:name="Table7.A" style:family="table-column">
      <style:table-column-properties style:column-width="4.524cm"/>
    </style:style>
    <style:style style:name="Table7.B" style:family="table-column">
      <style:table-column-properties style:column-width="10.716cm"/>
    </style:style>
    <style:style style:name="Table7.1" style:family="table-row">
      <style:table-row-properties fo:background-color="#ccccff" fo:keep-together="always">
        <style:background-image/>
      </style:table-row-properties>
    </style:style>
    <style:style style:name="Table7.A1" style:family="table-cell">
      <style:table-cell-properties fo:padding="0.079cm" fo:border="1pt solid #808080"/>
    </style:style>
    <style:style style:name="Table7.2" style:family="table-row">
      <style:table-row-properties fo:background-color="#ffffff" fo:keep-together="always">
        <style:background-image/>
      </style:table-row-properties>
    </style:style>
    <style:style style:name="Table7.A2" style:family="table-cell">
      <style:table-cell-properties fo:padding="0.079cm" fo:border-left="1pt solid #808080" fo:border-right="none" fo:border-top="1pt solid #808080" fo:border-bottom="1pt solid #808080"/>
    </style:style>
    <style:style style:name="Table7.A3" style:family="table-cell">
      <style:table-cell-properties fo:padding="0.079cm" fo:border-left="1pt solid #808080" fo:border-right="none" fo:border-top="none" fo:border-bottom="1pt solid #808080"/>
    </style:style>
    <style:style style:name="Table7.B3" style:family="table-cell">
      <style:table-cell-properties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Table2" style:family="table">
      <style:table-properties style:width="15.236cm" fo:margin-left="2.54cm" table:align="left"/>
    </style:style>
    <style:style style:name="Table2.A" style:family="table-column">
      <style:table-column-properties style:column-width="6.085cm"/>
    </style:style>
    <style:style style:name="Table2.B" style:family="table-column">
      <style:table-column-properties style:column-width="9.151cm"/>
    </style:style>
    <style:style style:name="Table2.1" style:family="table-row">
      <style:table-row-properties fo:background-color="#ccccff">
        <style:background-image/>
      </style:table-row-properties>
    </style:style>
    <style:style style:name="Table2.A1" style:family="table-cell">
      <style:table-cell-properties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fo:padding="0.079cm" fo:border-left="1pt solid #808080" fo:border-right="none" fo:border-top="1pt solid #808080" fo:border-bottom="1pt solid #808080"/>
    </style:style>
    <style:style style:name="Table2.A3" style:family="table-cell">
      <style:table-cell-properties fo:padding="0.079cm" fo:border-left="1pt solid #808080" fo:border-right="none" fo:border-top="none" fo:border-bottom="1pt solid #808080"/>
    </style:style>
    <style:style style:name="Table2.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Table8" style:family="table">
      <style:table-properties style:width="15.24cm" fo:margin-left="2.54cm" table:align="left"/>
    </style:style>
    <style:style style:name="Table8.A" style:family="table-column">
      <style:table-column-properties style:column-width="4.394cm"/>
    </style:style>
    <style:style style:name="Table8.B" style:family="table-column">
      <style:table-column-properties style:column-width="10.846cm"/>
    </style:style>
    <style:style style:name="Table8.1" style:family="table-row">
      <style:table-row-properties fo:background-color="#ccccff">
        <style:background-image/>
      </style:table-row-properties>
    </style:style>
    <style:style style:name="Table8.A1" style:family="table-cell">
      <style:table-cell-properties fo:padding="0.079cm" fo:border="1pt solid #808080"/>
    </style:style>
    <style:style style:name="Table8.2" style:family="table-row">
      <style:table-row-properties fo:background-color="#ffffff">
        <style:background-image/>
      </style:table-row-properties>
    </style:style>
    <style:style style:name="Table8.A2" style:family="table-cell">
      <style:table-cell-properties fo:padding="0.079cm" fo:border-left="1pt solid #808080" fo:border-right="none" fo:border-top="none" fo:border-bottom="1pt solid #808080"/>
    </style:style>
    <style:style style:name="Table8.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36cm" fo:margin-left="2.54cm" table:align="left"/>
    </style:style>
    <style:style style:name="vdmj_5f_debug.A" style:display-name="vdmj_debug.A" style:family="table-column">
      <style:table-column-properties style:column-width="3.992cm"/>
    </style:style>
    <style:style style:name="vdmj_5f_debug.B" style:display-name="vdmj_debug.B" style:family="table-column">
      <style:table-column-properties style:column-width="11.245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A8" style:display-name="vdmj_debug.A8" style:family="table-cell">
      <style:table-cell-properties style:vertical-align="middle" fo:padding="0.079cm" fo:border-left="1pt solid #808080" fo:border-right="none" fo:border-top="none" fo:border-bottom="1pt solid #808080"/>
    </style:style>
    <style:style style:name="vdmj_5f_debug.B8" style:display-name="vdmj_debug.B8" style:family="table-cell">
      <style:table-cell-properties style:vertical-align="middle" fo:padding="0.079cm" fo:border-left="1pt solid #808080" fo:border-right="1pt solid #808080" fo:border-top="none" fo:border-bottom="1pt solid #808080"/>
    </style:style>
    <style:style style:name="vdmj_5f_debug.A9" style:display-name="vdmj_debug.A9" style:family="table-cell">
      <style:table-cell-properties style:vertical-align="middle" fo:padding="0.079cm" fo:border-left="1pt solid #808080" fo:border-right="none" fo:border-top="none" fo:border-bottom="1pt solid #808080"/>
    </style:style>
    <style:style style:name="vdmj_5f_debug.B9" style:display-name="vdmj_debug.B9" style:family="table-cell">
      <style:table-cell-properties style:vertical-align="middle" fo:padding="0.079cm" fo:border-left="1pt solid #808080" fo:border-right="1pt solid #808080" fo:border-top="none" fo:border-bottom="1pt solid #808080"/>
    </style:style>
    <style:style style:name="vdmj_5f_debug.A10" style:display-name="vdmj_debug.A10" style:family="table-cell">
      <style:table-cell-properties style:vertical-align="middle" fo:padding="0.079cm" fo:border-left="1pt solid #808080" fo:border-right="none" fo:border-top="none" fo:border-bottom="1pt solid #808080"/>
    </style:style>
    <style:style style:name="vdmj_5f_debug.B10" style:display-name="vdmj_debug.B10" style:family="table-cell">
      <style:table-cell-properties style:vertical-align="middle" fo:padding="0.079cm" fo:border-left="1pt solid #808080" fo:border-right="1pt solid #808080" fo:border-top="none" fo:border-bottom="1pt solid #808080"/>
    </style:style>
    <style:style style:name="vdmj_5f_debug.A11" style:display-name="vdmj_debug.A11" style:family="table-cell">
      <style:table-cell-properties style:vertical-align="middle" fo:padding="0.079cm" fo:border-left="1pt solid #808080" fo:border-right="none" fo:border-top="none" fo:border-bottom="1pt solid #808080"/>
    </style:style>
    <style:style style:name="vdmj_5f_debug.B11" style:display-name="vdmj_debug.B11" style:family="table-cell">
      <style:table-cell-properties style:vertical-align="middle" fo:padding="0.079cm" fo:border-left="1pt solid #808080" fo:border-right="1pt solid #808080" fo:border-top="none" fo:border-bottom="1pt solid #808080"/>
    </style:style>
    <style:style style:name="vdmj_5f_debug.A12" style:display-name="vdmj_debug.A12" style:family="table-cell">
      <style:table-cell-properties style:vertical-align="middle" fo:padding="0.079cm" fo:border-left="1pt solid #808080" fo:border-right="none" fo:border-top="none" fo:border-bottom="1pt solid #808080"/>
    </style:style>
    <style:style style:name="vdmj_5f_debug.B12" style:display-name="vdmj_debug.B1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3.568cm"/>
    </style:style>
    <style:style style:name="vdmj_5f_commands_5f_enum.B" style:display-name="vdmj_commands_enum.B" style:family="table-column">
      <style:table-column-properties style:column-width="11.672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Table_20_Contents">
      <style:paragraph-properties fo:margin-left="0cm" fo:margin-right="0cm" fo:text-indent="0cm" style:auto-text-indent="false"/>
    </style:style>
    <style:style style:name="P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9" style:family="paragraph" style:parent-style-name="Table_20_Contents">
      <style:text-properties style:font-name="ArialMT" fo:font-size="10pt" style:font-size-asian="10pt"/>
    </style:style>
    <style:style style:name="P10" style:family="paragraph" style:parent-style-name="Table_20_Contents">
      <style:paragraph-properties fo:margin-left="0cm" fo:margin-right="0cm" fo:text-indent="0cm" style:auto-text-indent="false"/>
      <style:text-properties officeooo:rsid="0007d292" officeooo:paragraph-rsid="0007d292"/>
    </style:style>
    <style:style style:name="P11" style:family="paragraph" style:parent-style-name="Table_20_Contents">
      <style:text-properties officeooo:rsid="002bec29" officeooo:paragraph-rsid="002bec29"/>
    </style:style>
    <style:style style:name="P12" style:family="paragraph" style:parent-style-name="Table_20_Contents">
      <style:text-properties officeooo:rsid="0007d292" officeooo:paragraph-rsid="0007d292"/>
    </style:style>
    <style:style style:name="P13" style:family="paragraph" style:parent-style-name="Table_20_Contents">
      <style:paragraph-properties fo:margin-left="0cm" fo:margin-right="0cm" fo:text-indent="0cm" style:auto-text-indent="false"/>
      <style:text-properties officeooo:rsid="002bec29" officeooo:paragraph-rsid="002bec29"/>
    </style:style>
    <style:style style:name="P14" style:family="paragraph" style:parent-style-name="Table_20_Contents">
      <style:text-properties officeooo:rsid="0007d292" officeooo:paragraph-rsid="002bec29"/>
    </style:style>
    <style:style style:name="P15" style:family="paragraph" style:parent-style-name="Table_20_Contents">
      <style:paragraph-properties fo:margin-left="0cm" fo:margin-right="0cm" fo:text-indent="0cm" style:auto-text-indent="false"/>
      <style:text-properties officeooo:rsid="00331f12" officeooo:paragraph-rsid="00331f12"/>
    </style:style>
    <style:style style:name="P16" style:family="paragraph" style:parent-style-name="Table_20_Contents">
      <style:text-properties officeooo:rsid="00331f12" officeooo:paragraph-rsid="00331f12"/>
    </style:style>
    <style:style style:name="P17" style:family="paragraph" style:parent-style-name="Table_20_Contents">
      <style:text-properties officeooo:paragraph-rsid="00331f12"/>
    </style:style>
    <style:style style:name="P18" style:family="paragraph" style:parent-style-name="Table_20_Contents">
      <style:paragraph-properties fo:margin-left="0cm" fo:margin-right="0cm" fo:text-indent="0cm" style:auto-text-indent="false"/>
      <style:text-properties officeooo:rsid="003dee22" officeooo:paragraph-rsid="003dee22"/>
    </style:style>
    <style:style style:name="P19" style:family="paragraph" style:parent-style-name="Table_20_Contents">
      <style:text-properties officeooo:rsid="003dee22" officeooo:paragraph-rsid="003dee22"/>
    </style:style>
    <style:style style:name="P20" style:family="paragraph" style:parent-style-name="Table_20_Contents">
      <style:paragraph-properties fo:margin-left="0cm" fo:margin-right="0cm" fo:text-indent="0cm" style:auto-text-indent="false"/>
      <style:text-properties officeooo:rsid="003f8dfb" officeooo:paragraph-rsid="003f8dfb"/>
    </style:style>
    <style:style style:name="P21" style:family="paragraph" style:parent-style-name="Table_20_Contents">
      <style:text-properties officeooo:rsid="003f8dfb" officeooo:paragraph-rsid="003f8dfb"/>
    </style:style>
    <style:style style:name="P22" style:family="paragraph" style:parent-style-name="Table_20_Contents">
      <style:paragraph-properties fo:margin-left="0cm" fo:margin-right="0cm" fo:text-indent="0cm" style:auto-text-indent="false"/>
      <style:text-properties officeooo:rsid="00531b0c" officeooo:paragraph-rsid="00531b0c"/>
    </style:style>
    <style:style style:name="P23" style:family="paragraph" style:parent-style-name="Table_20_Contents">
      <style:text-properties officeooo:rsid="00531b0c" officeooo:paragraph-rsid="00531b0c"/>
    </style:style>
    <style:style style:name="P24" style:family="paragraph" style:parent-style-name="Table_20_Contents">
      <style:paragraph-properties fo:margin-left="0cm" fo:margin-right="0cm" fo:text-indent="0cm" style:auto-text-indent="false"/>
      <style:text-properties officeooo:rsid="00598718" officeooo:paragraph-rsid="00598718"/>
    </style:style>
    <style:style style:name="P25" style:family="paragraph" style:parent-style-name="Table_20_Contents">
      <style:text-properties officeooo:rsid="00598718" officeooo:paragraph-rsid="00598718"/>
    </style:style>
    <style:style style:name="P26" style:family="paragraph" style:parent-style-name="Table_20_Contents">
      <style:paragraph-properties fo:margin-left="0cm" fo:margin-right="0cm" fo:text-indent="0cm" style:auto-text-indent="false"/>
      <style:text-properties officeooo:rsid="005c537f" officeooo:paragraph-rsid="005c537f"/>
    </style:style>
    <style:style style:name="P27" style:family="paragraph" style:parent-style-name="Table_20_Contents">
      <style:text-properties officeooo:rsid="005c537f" officeooo:paragraph-rsid="005c537f"/>
    </style:style>
    <style:style style:name="P28" style:family="paragraph" style:parent-style-name="Table_20_Contents">
      <style:paragraph-properties fo:margin-left="0cm" fo:margin-right="0cm" fo:text-indent="0cm" style:auto-text-indent="false"/>
      <style:text-properties officeooo:rsid="005d4f50" officeooo:paragraph-rsid="005d4f50"/>
    </style:style>
    <style:style style:name="P29" style:family="paragraph" style:parent-style-name="Table_20_Contents">
      <style:text-properties officeooo:rsid="005d4f50" officeooo:paragraph-rsid="005d4f50"/>
    </style:style>
    <style:style style:name="P30" style:family="paragraph" style:parent-style-name="Table_20_Contents">
      <style:paragraph-properties fo:margin-left="0cm" fo:margin-right="0cm" fo:text-indent="0cm" style:auto-text-indent="false"/>
      <style:text-properties officeooo:rsid="00739b74" officeooo:paragraph-rsid="00739b74"/>
    </style:style>
    <style:style style:name="P31" style:family="paragraph" style:parent-style-name="Table_20_Contents">
      <style:text-properties officeooo:rsid="00739b74" officeooo:paragraph-rsid="00739b74"/>
    </style:style>
    <style:style style:name="P32" style:family="paragraph" style:parent-style-name="Table_20_Contents">
      <style:text-properties officeooo:rsid="00098cc7" officeooo:paragraph-rsid="00098cc7"/>
    </style:style>
    <style:style style:name="P33" style:family="paragraph" style:parent-style-name="Table_20_Contents">
      <style:text-properties officeooo:rsid="005eee71" officeooo:paragraph-rsid="005eee71"/>
    </style:style>
    <style:style style:name="P34" style:family="paragraph" style:parent-style-name="Text_20_body">
      <style:text-properties officeooo:rsid="0007d292" officeooo:paragraph-rsid="0007d292"/>
    </style:style>
    <style:style style:name="P35" style:family="paragraph" style:parent-style-name="Table_20_Heading">
      <style:text-properties officeooo:paragraph-rsid="0007d292"/>
    </style:style>
    <style:style style:name="P36" style:family="paragraph" style:parent-style-name="Text_20_body">
      <style:text-properties officeooo:paragraph-rsid="0007d292"/>
    </style:style>
    <style:style style:name="P37" style:family="paragraph" style:parent-style-name="Text_20_body">
      <style:text-properties officeooo:rsid="00098cc7" officeooo:paragraph-rsid="00098cc7"/>
    </style:style>
    <style:style style:name="P38" style:family="paragraph" style:parent-style-name="Text_20_body">
      <style:text-properties officeooo:rsid="00087037" officeooo:paragraph-rsid="000b8e02"/>
    </style:style>
    <style:style style:name="P39" style:family="paragraph" style:parent-style-name="Text_20_body" style:list-style-name="L1">
      <style:text-properties officeooo:paragraph-rsid="000b8e02"/>
    </style:style>
    <style:style style:name="P40" style:family="paragraph" style:parent-style-name="Text_20_body" style:list-style-name="L1">
      <style:text-properties officeooo:rsid="00087037" officeooo:paragraph-rsid="000b8e02"/>
    </style:style>
    <style:style style:name="P41" style:family="paragraph" style:parent-style-name="Text_20_body">
      <style:text-properties officeooo:paragraph-rsid="000b8e02"/>
    </style:style>
    <style:style style:name="P42" style:family="paragraph" style:parent-style-name="Text_20_body">
      <style:text-properties officeooo:rsid="005eee71" officeooo:paragraph-rsid="005eee71"/>
    </style:style>
    <style:style style:name="P43" style:family="paragraph" style:parent-style-name="Text_20_body">
      <style:text-properties fo:font-style="normal" officeooo:rsid="00099ad1" officeooo:paragraph-rsid="00098cc7" style:font-style-asian="normal" style:font-style-complex="normal"/>
    </style:style>
    <style:style style:name="P44" style:family="paragraph" style:parent-style-name="Text_20_body">
      <style:text-properties fo:font-style="normal" officeooo:rsid="00098cc7" officeooo:paragraph-rsid="00098cc7" style:font-style-asian="normal" style:font-style-complex="normal"/>
    </style:style>
    <style:style style:name="P45"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46"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47" style:family="paragraph" style:parent-style-name="Preformatted_20_Text" style:master-page-name="">
      <style:paragraph-properties style:page-number="auto" fo:keep-with-next="auto" style:writing-mode="lr-tb"/>
    </style:style>
    <style:style style:name="P48" style:family="paragraph" style:parent-style-name="Preformatted_20_Text">
      <style:paragraph-properties fo:keep-with-next="auto" style:writing-mode="lr-tb"/>
    </style:style>
    <style:style style:name="P49" style:family="paragraph" style:parent-style-name="Preformatted_20_Text">
      <style:paragraph-properties fo:keep-with-next="auto" style:writing-mode="lr-tb"/>
      <style:text-properties officeooo:rsid="000b8e02" officeooo:paragraph-rsid="000b8e02"/>
    </style:style>
    <style:style style:name="P50" style:family="paragraph" style:parent-style-name="Preformatted_20_Text">
      <style:paragraph-properties fo:keep-with-next="auto" style:writing-mode="lr-tb"/>
      <style:text-properties officeooo:paragraph-rsid="000b8e02"/>
    </style:style>
    <style:style style:name="P51" style:family="paragraph" style:parent-style-name="Preformatted_20_Text">
      <style:paragraph-properties style:writing-mode="lr-tb"/>
      <style:text-properties officeooo:paragraph-rsid="000b8e02"/>
    </style:style>
    <style:style style:name="P52" style:family="paragraph" style:parent-style-name="Text_20_body">
      <style:text-properties fo:font-style="normal" style:font-style-asian="normal" style:font-style-complex="normal"/>
    </style:style>
    <style:style style:name="P53" style:family="paragraph" style:parent-style-name="Table_20_Contents">
      <style:text-properties officeooo:rsid="0058680f" officeooo:paragraph-rsid="0058680f"/>
    </style:style>
    <style:style style:name="P54" style:family="paragraph" style:parent-style-name="Table_20_Contents">
      <style:text-properties officeooo:rsid="0056a1fe" officeooo:paragraph-rsid="0056a1fe"/>
    </style:style>
    <style:style style:name="P55" style:family="paragraph" style:parent-style-name="Table_20_Contents">
      <style:text-properties officeooo:rsid="00516ea2" officeooo:paragraph-rsid="00516ea2"/>
    </style:style>
    <style:style style:name="P56" style:family="paragraph" style:parent-style-name="Text_20_body">
      <style:text-properties officeooo:paragraph-rsid="0054c4ac"/>
    </style:style>
    <style:style style:name="P57" style:family="paragraph" style:parent-style-name="Text_20_body">
      <style:text-properties officeooo:rsid="0058680f" officeooo:paragraph-rsid="0058680f"/>
    </style:style>
    <style:style style:name="P58" style:family="paragraph" style:parent-style-name="Text_20_body">
      <style:text-properties officeooo:paragraph-rsid="008404c8"/>
    </style:style>
    <style:style style:name="P59" style:family="paragraph" style:parent-style-name="Text_20_body">
      <style:text-properties officeooo:paragraph-rsid="0056a1fe"/>
    </style:style>
    <style:style style:name="P60" style:family="paragraph" style:parent-style-name="Text_20_body">
      <style:text-properties officeooo:rsid="00531b0c" officeooo:paragraph-rsid="00531b0c"/>
    </style:style>
    <style:style style:name="P61" style:family="paragraph" style:parent-style-name="Text_20_body">
      <style:text-properties officeooo:paragraph-rsid="00912af5"/>
    </style:style>
    <style:style style:name="P62" style:family="paragraph" style:parent-style-name="Heading_20_2">
      <style:text-properties officeooo:rsid="003f8dfb" officeooo:paragraph-rsid="003f8dfb"/>
    </style:style>
    <style:style style:name="P63" style:family="paragraph" style:parent-style-name="Table_20_Heading">
      <style:text-properties officeooo:paragraph-rsid="00414894"/>
    </style:style>
    <style:style style:name="P64" style:family="paragraph" style:parent-style-name="Table_20_Contents">
      <style:text-properties officeooo:rsid="00414894" officeooo:paragraph-rsid="00414894"/>
    </style:style>
    <style:style style:name="P65" style:family="paragraph" style:parent-style-name="Text_20_body">
      <style:text-properties officeooo:rsid="003f8dfb" officeooo:paragraph-rsid="00414894"/>
    </style:style>
    <style:style style:name="P66" style:family="paragraph" style:parent-style-name="Text_20_body">
      <style:text-properties officeooo:paragraph-rsid="00414894"/>
    </style:style>
    <style:style style:name="P67" style:family="paragraph" style:parent-style-name="List_20_1_20_Start" style:list-style-name="List_20_1">
      <style:paragraph-properties fo:margin-left="2.54cm" fo:text-indent="0cm" style:auto-text-indent="false"/>
    </style:style>
    <style:style style:name="P68" style:family="paragraph" style:parent-style-name="List_20_1_20_Cont." style:list-style-name="List_20_1">
      <style:paragraph-properties fo:margin-left="2.54cm" fo:text-indent="0cm" style:auto-text-indent="false"/>
    </style:style>
    <style:style style:name="P69" style:family="paragraph" style:parent-style-name="List_20_1_20_End" style:list-style-name="List_20_1">
      <style:paragraph-properties fo:margin-left="2.54cm" fo:text-indent="0cm" style:auto-text-indent="false"/>
    </style:style>
    <style:style style:name="P70" style:family="paragraph" style:parent-style-name="Text_20_body">
      <style:text-properties fo:font-style="normal" officeooo:rsid="0042bbb4" officeooo:paragraph-rsid="0042bbb4" style:font-style-asian="normal" style:font-style-complex="normal"/>
    </style:style>
    <style:style style:name="P71" style:family="paragraph" style:parent-style-name="Preformatted_20_Text">
      <style:text-properties officeooo:rsid="0043d815" officeooo:paragraph-rsid="0043d815"/>
    </style:style>
    <style:style style:name="P72" style:family="paragraph" style:parent-style-name="Text_20_body">
      <style:text-properties officeooo:rsid="0043d815" officeooo:paragraph-rsid="0043d815"/>
    </style:style>
    <style:style style:name="P73" style:family="paragraph" style:parent-style-name="Text_20_body">
      <style:text-properties officeooo:paragraph-rsid="0042bbb4"/>
    </style:style>
    <style:style style:name="P74" style:family="paragraph" style:parent-style-name="Text_20_body">
      <style:text-properties officeooo:paragraph-rsid="004f8b0b"/>
    </style:style>
    <style:style style:name="P75" style:family="paragraph" style:parent-style-name="Text_20_body">
      <style:text-properties officeooo:rsid="004f8b0b" officeooo:paragraph-rsid="004f8b0b"/>
    </style:style>
    <style:style style:name="P76" style:family="paragraph" style:parent-style-name="Text_20_body">
      <style:text-properties officeooo:rsid="0089dd54" officeooo:paragraph-rsid="0089dd54"/>
    </style:style>
    <style:style style:name="P77" style:family="paragraph" style:parent-style-name="Text_20_body">
      <style:text-properties officeooo:rsid="00451976" officeooo:paragraph-rsid="00451976"/>
    </style:style>
    <style:style style:name="P78" style:family="paragraph" style:parent-style-name="Text_20_body">
      <style:text-properties officeooo:rsid="004718b9" officeooo:paragraph-rsid="004718b9"/>
    </style:style>
    <style:style style:name="P79" style:family="paragraph" style:parent-style-name="Preformatted_20_Text" style:master-page-name="">
      <style:paragraph-properties style:page-number="auto" fo:keep-with-next="auto"/>
      <style:text-properties officeooo:rsid="004718b9" officeooo:paragraph-rsid="004718b9"/>
    </style:style>
    <style:style style:name="P80" style:family="paragraph" style:parent-style-name="Preformatted_20_Text">
      <style:text-properties officeooo:rsid="004718b9" officeooo:paragraph-rsid="004718b9"/>
    </style:style>
    <style:style style:name="P81" style:family="paragraph" style:parent-style-name="Preformatted_20_Text">
      <style:paragraph-properties fo:keep-with-next="auto"/>
    </style:style>
    <style:style style:name="P82" style:family="paragraph" style:parent-style-name="Preformatted_20_Text">
      <style:paragraph-properties fo:keep-with-next="auto"/>
      <style:text-properties fo:font-weight="bold" officeooo:paragraph-rsid="004718b9" style:font-weight-asian="bold" style:font-weight-complex="bold"/>
    </style:style>
    <style:style style:name="P83" style:family="paragraph" style:parent-style-name="Preformatted_20_Text">
      <style:paragraph-properties fo:keep-with-next="auto"/>
      <style:text-properties officeooo:paragraph-rsid="004718b9"/>
    </style:style>
    <style:style style:name="P84" style:family="paragraph" style:parent-style-name="Preformatted_20_Text">
      <style:text-properties officeooo:rsid="004730ad" officeooo:paragraph-rsid="004730ad"/>
    </style:style>
    <style:style style:name="P85" style:family="paragraph" style:parent-style-name="Preformatted_20_Text">
      <style:paragraph-properties fo:keep-with-next="auto"/>
      <style:text-properties officeooo:paragraph-rsid="004f8b0b"/>
    </style:style>
    <style:style style:name="P86" style:family="paragraph" style:parent-style-name="Preformatted_20_Text">
      <style:text-properties officeooo:paragraph-rsid="004f8b0b"/>
    </style:style>
    <style:style style:name="P87" style:family="paragraph" style:parent-style-name="Text_20_body">
      <style:text-properties officeooo:paragraph-rsid="004718b9"/>
    </style:style>
    <style:style style:name="P88" style:family="paragraph" style:parent-style-name="Text_20_body">
      <style:text-properties officeooo:rsid="004730ad" officeooo:paragraph-rsid="004730ad"/>
    </style:style>
    <style:style style:name="P89" style:family="paragraph" style:parent-style-name="Heading_20_3">
      <style:text-properties officeooo:rsid="004730ad" officeooo:paragraph-rsid="004730ad"/>
    </style:style>
    <style:style style:name="P90" style:family="paragraph" style:parent-style-name="List_20_1_20_Start" style:list-style-name="List_20_1">
      <style:paragraph-properties fo:margin-left="2.54cm" fo:text-indent="0cm" style:auto-text-indent="false"/>
      <style:text-properties officeooo:rsid="004730ad" officeooo:paragraph-rsid="004730ad"/>
    </style:style>
    <style:style style:name="P91" style:family="paragraph" style:parent-style-name="List_20_1_20_Cont." style:list-style-name="List_20_1">
      <style:paragraph-properties fo:margin-left="2.54cm" fo:text-indent="0cm" style:auto-text-indent="false"/>
      <style:text-properties officeooo:rsid="00486978" officeooo:paragraph-rsid="00486978"/>
    </style:style>
    <style:style style:name="P92" style:family="paragraph" style:parent-style-name="List_20_1_20_Cont." style:list-style-name="List_20_1">
      <style:paragraph-properties fo:margin-left="2.54cm" fo:text-indent="0cm" style:auto-text-indent="false"/>
      <style:text-properties officeooo:paragraph-rsid="00486978"/>
    </style:style>
    <style:style style:name="P93" style:family="paragraph" style:parent-style-name="List_20_1_20_Cont." style:list-style-name="List_20_1">
      <style:paragraph-properties fo:margin-left="2.54cm" fo:text-indent="0cm" style:auto-text-indent="false"/>
      <style:text-properties style:font-name="Arial" fo:font-size="10pt" officeooo:rsid="00486978" officeooo:paragraph-rsid="00486978" style:font-name-complex="Tahoma"/>
    </style:style>
    <style:style style:name="P94" style:family="paragraph" style:parent-style-name="Text_20_body">
      <style:text-properties officeooo:paragraph-rsid="00486978"/>
    </style:style>
    <style:style style:name="P95" style:family="paragraph" style:parent-style-name="Heading_20_3">
      <style:text-properties officeooo:rsid="004d2307" officeooo:paragraph-rsid="004d2307"/>
    </style:style>
    <style:style style:name="P96" style:family="paragraph" style:parent-style-name="Text_20_body">
      <style:text-properties officeooo:rsid="004d2307" officeooo:paragraph-rsid="004d2307"/>
    </style:style>
    <style:style style:name="P97" style:family="paragraph" style:parent-style-name="Text_20_body">
      <style:text-properties officeooo:paragraph-rsid="004d2307"/>
    </style:style>
    <style:style style:name="P98" style:family="paragraph" style:parent-style-name="Preformatted_20_Text">
      <style:text-properties fo:font-size="10pt" officeooo:rsid="004d2307"/>
    </style:style>
    <style:style style:name="P99" style:family="paragraph" style:parent-style-name="Preformatted_20_Text">
      <style:text-properties officeooo:paragraph-rsid="004e1993"/>
    </style:style>
    <style:style style:name="P100" style:family="paragraph" style:parent-style-name="Text_20_body">
      <style:text-properties officeooo:rsid="004e1993" officeooo:paragraph-rsid="004e1993"/>
    </style:style>
    <style:style style:name="P101" style:family="paragraph" style:parent-style-name="Text_20_body">
      <style:text-properties officeooo:rsid="004b8ff6" officeooo:paragraph-rsid="004b8ff6"/>
    </style:style>
    <style:style style:name="P102" style:family="paragraph" style:parent-style-name="Text_20_body">
      <style:text-properties officeooo:rsid="000d54c6" officeooo:paragraph-rsid="000d54c6"/>
    </style:style>
    <style:style style:name="P103" style:family="paragraph" style:parent-style-name="Table_20_Contents">
      <style:text-properties officeooo:rsid="005c99c1" officeooo:paragraph-rsid="005c99c1"/>
    </style:style>
    <style:style style:name="P104" style:family="paragraph" style:parent-style-name="Text_20_body">
      <style:text-properties officeooo:rsid="005c99c1" officeooo:paragraph-rsid="005c99c1"/>
    </style:style>
    <style:style style:name="P105" style:family="paragraph" style:parent-style-name="Preformatted_20_Text">
      <style:text-properties officeooo:paragraph-rsid="001207da"/>
    </style:style>
    <style:style style:name="P106" style:family="paragraph" style:parent-style-name="Preformatted_20_Text">
      <style:text-properties officeooo:rsid="00122fe3" officeooo:paragraph-rsid="00122fe3"/>
    </style:style>
    <style:style style:name="P107" style:family="paragraph" style:parent-style-name="Preformatted_20_Text">
      <style:text-properties officeooo:paragraph-rsid="00122fe3"/>
    </style:style>
    <style:style style:name="P108" style:family="paragraph" style:parent-style-name="Preformatted_20_Text">
      <style:text-properties fo:font-weight="bold" style:font-weight-asian="bold" style:font-weight-complex="bold"/>
    </style:style>
    <style:style style:name="P109" style:family="paragraph" style:parent-style-name="Preformatted_20_Text">
      <style:text-properties officeooo:rsid="00190d51" officeooo:paragraph-rsid="00190d51"/>
    </style:style>
    <style:style style:name="P110" style:family="paragraph" style:parent-style-name="Heading_20_3">
      <style:text-properties style:font-name="Arial1" fo:font-size="14pt" fo:font-weight="bold" officeooo:rsid="002bec29" officeooo:paragraph-rsid="002bec29" style:font-name-asian="Andale Sans UI" style:font-size-asian="14pt" style:font-weight-asian="bold" style:font-name-complex="Tahoma1" style:font-size-complex="14pt" style:font-weight-complex="bold"/>
    </style:style>
    <style:style style:name="P111" style:family="paragraph" style:parent-style-name="Table_20_Heading">
      <style:text-properties officeooo:paragraph-rsid="002bec29"/>
    </style:style>
    <style:style style:name="P112" style:family="paragraph" style:parent-style-name="Table_20_Contents">
      <style:text-properties fo:font-size="10pt" officeooo:rsid="002bec29" officeooo:paragraph-rsid="002bec29"/>
    </style:style>
    <style:style style:name="P113" style:family="paragraph" style:parent-style-name="Table_20_Contents">
      <style:text-properties officeooo:paragraph-rsid="002bec29"/>
    </style:style>
    <style:style style:name="P114" style:family="paragraph" style:parent-style-name="Table_20_Contents">
      <style:text-properties fo:font-size="10pt" officeooo:rsid="002bec29" officeooo:paragraph-rsid="00913868"/>
    </style:style>
    <style:style style:name="P115" style:family="paragraph" style:parent-style-name="Text_20_body">
      <style:text-properties officeooo:paragraph-rsid="002bec29"/>
    </style:style>
    <style:style style:name="P116" style:family="paragraph" style:parent-style-name="Text_20_body">
      <style:text-properties officeooo:rsid="002bec29" officeooo:paragraph-rsid="002bec29"/>
    </style:style>
    <style:style style:name="P117"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8" style:family="paragraph" style:parent-style-name="Standard">
      <loext:graphic-properties draw:fill="none"/>
      <style:paragraph-properties fo:margin-left="2.6cm" fo:margin-right="0cm" fo:text-indent="0cm" style:auto-text-indent="false" fo:background-color="transparent"/>
      <style:text-properties style:font-name="Courier New" fo:font-size="10pt" fo:language="zxx" fo:country="none" officeooo:rsid="00190d51" style:font-name-asian="Courier New" style:font-size-asian="10pt" style:font-name-complex="Courier New" style:font-size-complex="10pt"/>
    </style:style>
    <style:style style:name="P119" style:family="paragraph" style:parent-style-name="Text_20_body">
      <style:text-properties officeooo:rsid="002d02e2" officeooo:paragraph-rsid="002d02e2"/>
    </style:style>
    <style:style style:name="P120" style:family="paragraph" style:parent-style-name="Preformatted_20_Text">
      <style:text-properties officeooo:paragraph-rsid="002e139b"/>
    </style:style>
    <style:style style:name="P121" style:family="paragraph" style:parent-style-name="Text_20_body">
      <style:text-properties officeooo:rsid="002e139b" officeooo:paragraph-rsid="002e139b"/>
    </style:style>
    <style:style style:name="P122" style:family="paragraph" style:parent-style-name="Text_20_body">
      <style:text-properties officeooo:paragraph-rsid="002e139b"/>
    </style:style>
    <style:style style:name="P123"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officeooo:paragraph-rsid="002e139b" style:font-size-asian="10pt" style:font-size-complex="10pt"/>
    </style:style>
    <style:style style:name="P124" style:family="paragraph" style:parent-style-name="Preformatted_20_Text">
      <loext:graphic-properties draw:fill-gradient-name="gradient" draw:fill-hatch-name="hatch"/>
      <style:paragraph-properties>
        <style:tab-stops>
          <style:tab-stop style:position="0cm"/>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s>
      </style:paragraph-properties>
      <style:text-properties fo:font-size="10pt" style:font-size-asian="10pt" style:font-size-complex="10pt"/>
    </style:style>
    <style:style style:name="P125" style:family="paragraph" style:parent-style-name="Text_20_body">
      <style:text-properties officeooo:rsid="00913868" officeooo:paragraph-rsid="00913868"/>
    </style:style>
    <style:style style:name="P126" style:family="paragraph" style:parent-style-name="Text_20_body" style:list-style-name="List_20_1">
      <style:text-properties officeooo:rsid="001c962c" officeooo:paragraph-rsid="001c962c"/>
    </style:style>
    <style:style style:name="P127" style:family="paragraph" style:parent-style-name="Table_20_Contents">
      <style:text-properties officeooo:rsid="006c6a60" officeooo:paragraph-rsid="006c6a60"/>
    </style:style>
    <style:style style:name="P128" style:family="paragraph" style:parent-style-name="Text_20_body">
      <style:text-properties officeooo:rsid="006c6a60" officeooo:paragraph-rsid="006c6a60"/>
    </style:style>
    <style:style style:name="P129"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urier New" fo:font-size="10pt" style:font-name-asian="Courier New" style:font-size-asian="10pt" style:font-name-complex="Courier New" style:font-size-complex="10pt"/>
    </style:style>
    <style:style style:name="P130" style:family="paragraph" style:parent-style-name="Standard">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131" style:family="paragraph" style:parent-style-name="Text_20_body">
      <style:text-properties fo:font-weight="normal" style:font-weight-asian="normal" style:font-weight-complex="normal"/>
    </style:style>
    <style:style style:name="P132" style:family="paragraph" style:parent-style-name="Preformatted_20_Text">
      <style:text-properties officeooo:paragraph-rsid="008106e3"/>
    </style:style>
    <style:style style:name="P133" style:family="paragraph" style:parent-style-name="Preformatted_20_Text">
      <style:text-properties fo:font-weight="normal" style:font-weight-asian="normal" style:font-weight-complex="normal"/>
    </style:style>
    <style:style style:name="P134" style:family="paragraph" style:parent-style-name="Text_20_body">
      <style:text-properties officeooo:rsid="006cf61c" officeooo:paragraph-rsid="006cf61c"/>
    </style:style>
    <style:style style:name="P135" style:family="paragraph" style:parent-style-name="Text_20_body">
      <style:text-properties officeooo:rsid="006d8c15" officeooo:paragraph-rsid="006d8c15"/>
    </style:style>
    <style:style style:name="P136" style:family="paragraph" style:parent-style-name="Text_20_body">
      <style:text-properties officeooo:rsid="006fa91e" officeooo:paragraph-rsid="006fa91e"/>
    </style:style>
    <style:style style:name="P137" style:family="paragraph" style:parent-style-name="Text_20_body">
      <style:text-properties officeooo:rsid="00713778" officeooo:paragraph-rsid="007f1cdb"/>
    </style:style>
    <style:style style:name="P138" style:family="paragraph" style:parent-style-name="Preformatted_20_Text">
      <style:text-properties officeooo:paragraph-rsid="007f7efc"/>
    </style:style>
    <style:style style:name="P139" style:family="paragraph" style:parent-style-name="Text_20_body">
      <style:text-properties officeooo:rsid="0072114e" officeooo:paragraph-rsid="0072114e"/>
    </style:style>
    <style:style style:name="P140" style:family="paragraph" style:parent-style-name="Text_20_body">
      <style:text-properties officeooo:rsid="00713778" officeooo:paragraph-rsid="00713778"/>
    </style:style>
    <style:style style:name="P141" style:family="paragraph" style:parent-style-name="Preformatted_20_Text">
      <style:text-properties officeooo:paragraph-rsid="00713778"/>
    </style:style>
    <style:style style:name="P142" style:family="paragraph" style:parent-style-name="Preformatted_20_Text">
      <style:text-properties officeooo:paragraph-rsid="007d2aae"/>
    </style:style>
    <style:style style:name="P143" style:family="paragraph" style:parent-style-name="Preformatted_20_Text">
      <style:text-properties officeooo:paragraph-rsid="007f1cdb"/>
    </style:style>
    <style:style style:name="P144" style:family="paragraph" style:parent-style-name="Text_20_body">
      <style:text-properties fo:font-size="10pt" officeooo:rsid="00930e04" officeooo:paragraph-rsid="00930e04"/>
    </style:style>
    <style:style style:name="P145" style:family="paragraph" style:parent-style-name="Preformatted_20_Text">
      <style:text-properties officeooo:paragraph-rsid="00930e04"/>
    </style:style>
    <style:style style:name="P146" style:family="paragraph" style:parent-style-name="Text_20_body">
      <style:text-properties fo:font-size="10pt" officeooo:rsid="009463cf" officeooo:paragraph-rsid="009463cf"/>
    </style:style>
    <style:style style:name="P147" style:family="paragraph" style:parent-style-name="Text_20_body">
      <style:text-properties fo:font-size="10pt" officeooo:rsid="008815fd" officeooo:paragraph-rsid="008815fd"/>
    </style:style>
    <style:style style:name="P148" style:family="paragraph" style:parent-style-name="Preformatted_20_Text">
      <style:text-properties officeooo:paragraph-rsid="008815fd"/>
    </style:style>
    <style:style style:name="P149" style:family="paragraph" style:parent-style-name="Preformatted_20_Text">
      <style:paragraph-properties fo:margin-left="3.81cm" fo:text-indent="0cm" style:auto-text-indent="false"/>
      <style:text-properties fo:font-size="8pt" style:font-size-asian="8pt" style:font-size-complex="8pt"/>
    </style:style>
    <style:style style:name="P150" style:family="paragraph" style:parent-style-name="Preformatted_20_Text">
      <style:paragraph-properties fo:margin-left="3.81cm" fo:text-indent="0cm" style:auto-text-indent="false"/>
      <style:text-properties fo:font-size="8pt" fo:font-weight="bold" style:font-size-asian="8pt" style:font-weight-asian="bold" style:font-size-complex="8pt" style:font-weight-complex="bold"/>
    </style:style>
    <style:style style:name="P151" style:family="paragraph" style:parent-style-name="Preformatted_20_Text">
      <style:paragraph-properties fo:margin-left="3.81cm" fo:text-indent="0cm" style:auto-text-indent="false"/>
      <style:text-properties fo:font-size="8pt" officeooo:paragraph-rsid="00930e04" style:font-size-asian="8pt" style:font-size-complex="8pt"/>
    </style:style>
    <style:style style:name="P152" style:family="paragraph" style:parent-style-name="Preformatted_20_Text">
      <style:paragraph-properties fo:margin-left="3.81cm" fo:text-indent="0cm" style:auto-text-indent="false"/>
      <style:text-properties fo:font-size="8pt" fo:font-weight="bold" officeooo:paragraph-rsid="00930e04" style:font-size-asian="8pt" style:font-weight-asian="bold" style:font-size-complex="8pt" style:font-weight-complex="bold"/>
    </style:style>
    <style:style style:name="P153" style:family="paragraph" style:parent-style-name="Text_20_body">
      <style:text-properties officeooo:rsid="008815fd" officeooo:paragraph-rsid="008815fd"/>
    </style:style>
    <style:style style:name="P154" style:family="paragraph" style:parent-style-name="Text_20_body">
      <style:text-properties officeooo:rsid="0095b83c" officeooo:paragraph-rsid="0095b83c"/>
    </style:style>
    <style:style style:name="P155" style:family="paragraph" style:parent-style-name="Text_20_body">
      <style:text-properties officeooo:rsid="008106e3" officeooo:paragraph-rsid="008106e3"/>
    </style:style>
    <style:style style:name="P156" style:family="paragraph" style:parent-style-name="Preformatted_20_Text">
      <style:text-properties officeooo:paragraph-rsid="00233538"/>
    </style:style>
    <style:style style:name="P157" style:family="paragraph" style:parent-style-name="Preformatted_20_Text">
      <style:text-properties officeooo:rsid="00233538" officeooo:paragraph-rsid="00233538"/>
    </style:style>
    <style:style style:name="P158" style:family="paragraph" style:parent-style-name="Text_20_body">
      <style:text-properties officeooo:paragraph-rsid="00233538"/>
    </style:style>
    <style:style style:name="P159" style:family="paragraph" style:parent-style-name="Preformatted_20_Text">
      <style:text-properties officeooo:paragraph-rsid="0023553a"/>
    </style:style>
    <style:style style:name="P160" style:family="paragraph" style:parent-style-name="Preformatted_20_Text">
      <style:text-properties officeooo:rsid="0023553a" officeooo:paragraph-rsid="0023553a"/>
    </style:style>
    <style:style style:name="P161" style:family="paragraph" style:parent-style-name="Text_20_body">
      <style:text-properties officeooo:rsid="003dee22" officeooo:paragraph-rsid="003dee22"/>
    </style:style>
    <style:style style:name="P162" style:family="paragraph" style:parent-style-name="List_20_1_20_Cont." style:list-style-name="List_20_1">
      <style:paragraph-properties fo:margin-left="2.54cm" fo:text-indent="0cm" style:auto-text-indent="false"/>
      <style:text-properties fo:font-style="normal" style:font-style-asian="normal" style:font-style-complex="normal"/>
    </style:style>
    <style:style style:name="P163" style:family="paragraph" style:parent-style-name="List_20_1_20_Cont."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64" style:family="paragraph" style:parent-style-name="List_20_1_20_End" style:list-style-name="List_20_1">
      <style:paragraph-properties fo:margin-left="2.54cm" fo:text-indent="0cm" style:auto-text-indent="false"/>
      <style:text-properties fo:font-style="normal" fo:font-weight="normal" style:font-style-asian="normal" style:font-weight-asian="normal" style:font-style-complex="normal" style:font-weight-complex="normal"/>
    </style:style>
    <style:style style:name="P165" style:family="paragraph" style:parent-style-name="Text_20_body">
      <style:text-properties fo:font-style="normal" fo:font-weight="normal" style:font-style-asian="normal" style:font-weight-asian="normal" style:font-style-complex="normal" style:font-weight-complex="normal"/>
    </style:style>
    <style:style style:name="P166" style:family="paragraph" style:parent-style-name="Heading_20_2" style:master-page-name="">
      <style:paragraph-properties style:page-number="auto" fo:break-before="page"/>
    </style:style>
    <style:style style:name="P167" style:family="paragraph" style:parent-style-name="Table_20_Contents">
      <style:paragraph-properties fo:text-align="center" style:justify-single-word="false"/>
      <style:text-properties fo:font-weight="bold" style:font-weight-asian="bold" style:font-weight-complex="bold"/>
    </style:style>
    <style:style style:name="P168" style:family="paragraph" style:parent-style-name="Table_20_Contents">
      <style:text-properties officeooo:rsid="005b184a" officeooo:paragraph-rsid="005b184a"/>
    </style:style>
    <style:style style:name="P169" style:family="paragraph" style:parent-style-name="Preformatted_20_Text">
      <style:text-properties fo:color="#000000" loext:opacity="100%" style:font-name="Courier New" fo:font-size="10pt" style:font-name-asian="Courier New" style:font-size-asian="10pt" style:font-name-complex="Courier New" style:font-size-complex="10pt"/>
    </style:style>
    <style:style style:name="P170" style:family="paragraph" style:parent-style-name="Preformatted_20_Text">
      <style:text-properties officeooo:rsid="0024bdb7" officeooo:paragraph-rsid="0024bdb7"/>
    </style:style>
    <style:style style:name="P171" style:family="paragraph" style:parent-style-name="Text_20_body">
      <style:paragraph-properties fo:margin-left="0cm" fo:margin-right="0cm" fo:text-indent="0cm" style:auto-text-indent="false"/>
    </style:style>
    <style:style style:name="P172" style:family="paragraph" style:parent-style-name="Text_20_body">
      <style:text-properties officeooo:rsid="00860249" officeooo:paragraph-rsid="00860249"/>
    </style:style>
    <style:style style:name="P173" style:family="paragraph" style:parent-style-name="Text_20_body">
      <style:text-properties officeooo:rsid="00260819" officeooo:paragraph-rsid="00260819"/>
    </style:style>
    <style:style style:name="P174" style:family="paragraph" style:parent-style-name="Heading_20_2">
      <style:text-properties officeooo:paragraph-rsid="005f3cf0"/>
    </style:style>
    <style:style style:name="P175" style:family="paragraph" style:parent-style-name="Table_20_Heading">
      <style:text-properties officeooo:paragraph-rsid="005f3cf0"/>
    </style:style>
    <style:style style:name="P176" style:family="paragraph" style:parent-style-name="Table_20_Contents">
      <style:text-properties officeooo:rsid="005f3cf0" officeooo:paragraph-rsid="005f3cf0"/>
    </style:style>
    <style:style style:name="P177" style:family="paragraph" style:parent-style-name="Table_20_Contents">
      <style:text-properties officeooo:rsid="008e1dd5" officeooo:paragraph-rsid="008e1dd5"/>
    </style:style>
    <style:style style:name="P178" style:family="paragraph" style:parent-style-name="Table_20_Contents">
      <style:text-properties officeooo:rsid="006c518c" officeooo:paragraph-rsid="006c518c"/>
    </style:style>
    <style:style style:name="P179" style:family="paragraph" style:parent-style-name="Text_20_body">
      <style:text-properties officeooo:paragraph-rsid="005f3cf0"/>
    </style:style>
    <style:style style:name="P180" style:family="paragraph" style:parent-style-name="Text_20_body">
      <style:text-properties officeooo:rsid="0060e772" officeooo:paragraph-rsid="0060e772"/>
    </style:style>
    <style:style style:name="P181" style:family="paragraph" style:parent-style-name="Text_20_body">
      <style:text-properties officeooo:rsid="0062f335" officeooo:paragraph-rsid="008dd147"/>
    </style:style>
    <style:style style:name="P182" style:family="paragraph" style:parent-style-name="Text_20_body">
      <style:text-properties officeooo:rsid="00666fa7" officeooo:paragraph-rsid="008dd147"/>
    </style:style>
    <style:style style:name="P183" style:family="paragraph" style:parent-style-name="Text_20_body">
      <style:text-properties officeooo:rsid="0062f335" officeooo:paragraph-rsid="00666fa7"/>
    </style:style>
    <style:style style:name="P184" style:family="paragraph" style:parent-style-name="Text_20_body">
      <style:text-properties officeooo:rsid="0062f335" officeooo:paragraph-rsid="0062f335"/>
    </style:style>
    <style:style style:name="P185" style:family="paragraph" style:parent-style-name="Text_20_body" style:list-style-name="L2">
      <style:text-properties officeooo:rsid="0062f335" officeooo:paragraph-rsid="0062f335"/>
    </style:style>
    <style:style style:name="P186" style:family="paragraph" style:parent-style-name="Text_20_body" style:list-style-name="L2">
      <style:text-properties officeooo:rsid="006b9523" officeooo:paragraph-rsid="006b9523"/>
    </style:style>
    <style:style style:name="P187" style:family="paragraph" style:parent-style-name="Text_20_body" style:list-style-name="L2">
      <style:text-properties officeooo:rsid="0063a4d4" officeooo:paragraph-rsid="0063a4d4"/>
    </style:style>
    <style:style style:name="P188" style:family="paragraph" style:parent-style-name="Text_20_body">
      <style:text-properties officeooo:rsid="0063a4d4" officeooo:paragraph-rsid="0063a4d4"/>
    </style:style>
    <style:style style:name="P189" style:family="paragraph" style:parent-style-name="Text_20_body">
      <style:text-properties officeooo:paragraph-rsid="00624976"/>
    </style:style>
    <style:style style:name="P190" style:family="paragraph" style:parent-style-name="Table_20_Contents">
      <style:text-properties officeooo:rsid="0062f335" officeooo:paragraph-rsid="0062f335"/>
    </style:style>
    <style:style style:name="P191" style:family="paragraph" style:parent-style-name="Text_20_body">
      <style:text-properties fo:font-style="normal" officeooo:rsid="0062f335" officeooo:paragraph-rsid="0062f335" style:font-style-asian="normal" style:font-style-complex="normal"/>
    </style:style>
    <style:style style:name="P192" style:family="paragraph" style:parent-style-name="Table_20_Contents">
      <style:text-properties officeooo:rsid="003447ea" officeooo:paragraph-rsid="003447ea"/>
    </style:style>
    <style:style style:name="P193" style:family="paragraph" style:parent-style-name="Table_20_Contents">
      <style:text-properties fo:font-size="10pt" officeooo:rsid="003447ea" officeooo:paragraph-rsid="003447ea"/>
    </style:style>
    <style:style style:name="P194" style:family="paragraph" style:parent-style-name="Table_20_Contents">
      <style:text-properties officeooo:paragraph-rsid="003447ea"/>
    </style:style>
    <style:style style:name="P195" style:family="paragraph" style:parent-style-name="Table_20_Contents">
      <style:text-properties officeooo:rsid="006ac06a" officeooo:paragraph-rsid="006ac06a"/>
    </style:style>
    <style:style style:name="P196" style:family="paragraph" style:parent-style-name="Text_20_body">
      <style:text-properties fo:font-style="normal" officeooo:rsid="0034bc7e" officeooo:paragraph-rsid="0034bc7e" style:font-style-asian="normal" style:font-style-complex="normal"/>
    </style:style>
    <style:style style:name="P197" style:family="paragraph" style:parent-style-name="Text_20_body">
      <style:text-properties officeooo:paragraph-rsid="0034f11f"/>
    </style:style>
    <style:style style:name="P198" style:family="paragraph" style:parent-style-name="Text_20_body">
      <style:text-properties fo:font-style="normal" officeooo:rsid="0034f11f" officeooo:paragraph-rsid="0034f11f" style:font-style-asian="normal" style:font-style-complex="normal"/>
    </style:style>
    <style:style style:name="P199" style:family="paragraph" style:parent-style-name="Text_20_body" style:list-style-name="L3" style:master-page-name="">
      <loext:graphic-properties draw:fill="none" draw:fill-color="#99ccff"/>
      <style:paragraph-properties fo:margin-left="3.799cm" fo:margin-right="0cm" fo:margin-top="0.199cm" fo:margin-bottom="0.21cm" style:contextual-spacing="false" fo:line-height="0.406cm" fo:text-indent="-1.199cm" style:auto-text-indent="false" style:page-number="auto"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0" style:family="paragraph" style:parent-style-name="Text_20_body" style:list-style-name="L3">
      <loext:graphic-properties draw:fill="none" draw:fill-color="#99ccff"/>
      <style:paragraph-properties fo:margin-left="3.799cm" fo:margin-right="0cm" fo:margin-top="0cm" fo:margin-bottom="0.212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1" style:family="paragraph" style:parent-style-name="Text_20_body" style:list-style-name="L3">
      <loext:graphic-properties draw:fill="none" draw:fill-color="#99ccff"/>
      <style:paragraph-properties fo:margin-left="3.799cm" fo:margin-right="0cm" fo:margin-top="0cm" fo:margin-bottom="0.21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4f11f" officeooo:paragraph-rsid="0034f11f" style:font-style-asian="italic" style:font-style-complex="italic"/>
    </style:style>
    <style:style style:name="P202" style:family="paragraph" style:parent-style-name="Text_20_body" style:list-style-name="L3">
      <loext:graphic-properties draw:fill="none" draw:fill-color="#99ccff"/>
      <style:paragraph-properties fo:margin-left="3.799cm" fo:margin-right="0cm" fo:margin-top="0cm" fo:margin-bottom="0.409cm" style:contextual-spacing="false" fo:line-height="0.406cm" fo:text-indent="-1.199cm" style:auto-text-indent="false" fo:background-color="transparent" style:shadow="none">
        <style:tab-stops>
          <style:tab-stop style:position="0cm"/>
          <style:tab-stop style:position="1.27cm"/>
        </style:tab-stops>
      </style:paragraph-properties>
      <style:text-properties fo:font-style="italic" officeooo:rsid="00368c29" officeooo:paragraph-rsid="00368c29" style:font-style-asian="italic" style:font-style-complex="italic"/>
    </style:style>
    <style:style style:name="P203" style:family="paragraph" style:parent-style-name="Text_20_body">
      <style:text-properties officeooo:rsid="00368c29" officeooo:paragraph-rsid="00368c29"/>
    </style:style>
    <style:style style:name="P204" style:family="paragraph" style:parent-style-name="Text_20_body">
      <style:text-properties officeooo:paragraph-rsid="00368c29"/>
    </style:style>
    <style:style style:name="P205" style:family="paragraph" style:parent-style-name="Text_20_body">
      <style:text-properties officeooo:rsid="003702d2" officeooo:paragraph-rsid="003702d2"/>
    </style:style>
    <style:style style:name="P206" style:family="paragraph" style:parent-style-name="Text_20_body">
      <style:text-properties officeooo:rsid="00380458" officeooo:paragraph-rsid="00380458"/>
    </style:style>
    <style:style style:name="P207" style:family="paragraph" style:parent-style-name="Text_20_body">
      <style:text-properties officeooo:rsid="006769b8" officeooo:paragraph-rsid="006ac06a"/>
    </style:style>
    <style:style style:name="P208" style:family="paragraph" style:parent-style-name="Heading_20_3">
      <style:text-properties fo:font-style="normal" style:font-style-asian="normal" style:font-style-complex="normal"/>
    </style:style>
    <style:style style:name="P209" style:family="paragraph" style:parent-style-name="Text_20_body">
      <style:text-properties fo:font-style="normal" officeooo:rsid="00380458" officeooo:paragraph-rsid="00380458" style:font-style-asian="normal" style:font-style-complex="normal"/>
    </style:style>
    <style:style style:name="P210" style:family="paragraph" style:parent-style-name="Preformatted_20_Text" style:master-page-name="">
      <style:paragraph-properties style:page-number="auto" fo:keep-with-next="auto"/>
    </style:style>
    <style:style style:name="P211" style:family="paragraph" style:parent-style-name="Preformatted_20_Text">
      <style:text-properties officeooo:paragraph-rsid="0062f335"/>
    </style:style>
    <style:style style:name="P212" style:family="paragraph" style:parent-style-name="Text_20_body">
      <style:text-properties officeooo:rsid="005b184a" officeooo:paragraph-rsid="005b184a"/>
    </style:style>
    <style:style style:name="P213" style:family="paragraph" style:parent-style-name="Text_20_body">
      <style:text-properties officeooo:rsid="0028ef02" officeooo:paragraph-rsid="0028ef02"/>
    </style:style>
    <style:style style:name="P214" style:family="paragraph" style:parent-style-name="Preformatted_20_Text" style:master-page-name="">
      <style:paragraph-properties style:page-number="auto" fo:keep-with-next="auto" style:writing-mode="lr-tb"/>
      <style:text-properties officeooo:paragraph-rsid="002a33d2"/>
    </style:style>
    <style:style style:name="P215" style:family="paragraph" style:parent-style-name="Preformatted_20_Text">
      <style:paragraph-properties fo:line-height="100%"/>
      <style:text-properties fo:font-size="8pt" style:font-size-asian="8pt" style:font-size-complex="8pt"/>
    </style:style>
    <style:style style:name="P216" style:family="paragraph" style:parent-style-name="Standard">
      <style:paragraph-properties fo:text-align="center" style:justify-single-word="false"/>
      <style:text-properties fo:font-size="16pt" style:font-size-asian="16pt" style:font-size-complex="16pt"/>
    </style:style>
    <style:style style:name="T1" style:family="text">
      <style:text-properties fo:language="en" fo:country="US"/>
    </style:style>
    <style:style style:name="T2" style:family="text">
      <style:text-properties officeooo:rsid="00331f12"/>
    </style:style>
    <style:style style:name="T3" style:family="text">
      <style:text-properties officeooo:rsid="003c9ed8"/>
    </style:style>
    <style:style style:name="T4" style:family="text">
      <style:text-properties fo:font-size="10pt" officeooo:rsid="0038ca59"/>
    </style:style>
    <style:style style:name="T5" style:family="text">
      <style:text-properties officeooo:rsid="0050ccd7"/>
    </style:style>
    <style:style style:name="T6" style:family="text">
      <style:text-properties officeooo:rsid="005c99c1"/>
    </style:style>
    <style:style style:name="T7" style:family="text">
      <style:text-properties officeooo:rsid="0064d7f0"/>
    </style:style>
    <style:style style:name="T8" style:family="text">
      <style:text-properties officeooo:rsid="0078e93b"/>
    </style:style>
    <style:style style:name="T9" style:family="text">
      <style:text-properties officeooo:rsid="00930e04"/>
    </style:style>
    <style:style style:name="T10" style:family="text">
      <style:text-properties officeooo:rsid="0007d292"/>
    </style:style>
    <style:style style:name="T11" style:family="text">
      <style:text-properties officeooo:rsid="003066ba"/>
    </style:style>
    <style:style style:name="T12" style:family="text">
      <style:text-properties officeooo:rsid="0078ef91"/>
    </style:style>
    <style:style style:name="T13" style:family="text">
      <style:text-properties officeooo:rsid="005eee71"/>
    </style:style>
    <style:style style:name="T14" style:family="text">
      <style:text-properties officeooo:rsid="000b8e02"/>
    </style:style>
    <style:style style:name="T15" style:family="text">
      <style:text-properties fo:font-size="10pt" officeooo:rsid="00331f12"/>
    </style:style>
    <style:style style:name="T16" style:family="text">
      <style:text-properties officeooo:rsid="000fcf70"/>
    </style:style>
    <style:style style:name="T17" style:family="text">
      <style:text-properties officeooo:rsid="00087037"/>
    </style:style>
    <style:style style:name="T18" style:family="text">
      <style:text-properties officeooo:rsid="00098cc7"/>
    </style:style>
    <style:style style:name="T19" style:family="text">
      <style:text-properties officeooo:rsid="005f3cf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bec29" style:font-style-asian="normal" style:font-style-complex="normal"/>
    </style:style>
    <style:style style:name="T23" style:family="text">
      <style:text-properties fo:font-style="normal" officeooo:rsid="00099ad1" style:font-style-asian="normal" style:font-style-complex="normal"/>
    </style:style>
    <style:style style:name="T24" style:family="text">
      <style:text-properties fo:font-style="normal" officeooo:rsid="000fcf70" style:font-style-asian="normal" style:font-style-complex="normal"/>
    </style:style>
    <style:style style:name="T25" style:family="text">
      <style:text-properties fo:font-style="italic" officeooo:rsid="006769b8" style:font-style-asian="italic" style:font-style-complex="italic"/>
    </style:style>
    <style:style style:name="T26" style:family="text">
      <style:text-properties officeooo:rsid="000d35d2"/>
    </style:style>
    <style:style style:name="T27" style:family="text">
      <style:text-properties officeooo:rsid="0057f4f4"/>
    </style:style>
    <style:style style:name="T28" style:family="text">
      <style:text-properties officeooo:rsid="0056a1fe"/>
    </style:style>
    <style:style style:name="T29" style:family="text">
      <style:text-properties officeooo:rsid="0054c4ac"/>
    </style:style>
    <style:style style:name="T30" style:family="text">
      <style:text-properties officeooo:rsid="00516ea2"/>
    </style:style>
    <style:style style:name="T31" style:family="text">
      <style:text-properties officeooo:rsid="0058680f"/>
    </style:style>
    <style:style style:name="T32" style:family="text">
      <style:text-properties style:font-name="Courier New"/>
    </style:style>
    <style:style style:name="T33" style:family="text">
      <style:text-properties style:font-name="Courier New" officeooo:rsid="0085da5a"/>
    </style:style>
    <style:style style:name="T34" style:family="text">
      <style:text-properties style:font-name="Courier New" officeooo:rsid="0056a1fe"/>
    </style:style>
    <style:style style:name="T35" style:family="text">
      <style:text-properties officeooo:rsid="000d54c6"/>
    </style:style>
    <style:style style:name="T36" style:family="text">
      <style:text-properties fo:font-size="10pt" officeooo:rsid="00414894"/>
    </style:style>
    <style:style style:name="T37" style:family="text">
      <style:text-properties officeooo:rsid="00414894"/>
    </style:style>
    <style:style style:name="T38" style:family="text">
      <style:text-properties fo:font-style="italic" officeooo:rsid="00414894" style:font-style-asian="italic" style:font-style-complex="italic"/>
    </style:style>
    <style:style style:name="T39" style:family="text">
      <style:text-properties fo:font-style="normal" officeooo:rsid="00414894" style:font-style-asian="normal" style:font-style-complex="normal"/>
    </style:style>
    <style:style style:name="T40" style:family="text">
      <style:text-properties fo:font-size="10pt" fo:font-style="normal" officeooo:rsid="00414894" style:font-style-asian="normal" style:font-style-complex="normal"/>
    </style:style>
    <style:style style:name="T41" style:family="text">
      <style:text-properties officeooo:rsid="004f8b0b"/>
    </style:style>
    <style:style style:name="T42" style:family="text">
      <style:text-properties fo:font-style="normal" officeooo:rsid="0042bbb4" style:font-style-asian="normal" style:font-style-complex="normal"/>
    </style:style>
    <style:style style:name="T43" style:family="text">
      <style:text-properties officeooo:rsid="004730ad"/>
    </style:style>
    <style:style style:name="T44" style:family="text">
      <style:text-properties fo:font-size="10pt" officeooo:rsid="0043d815"/>
    </style:style>
    <style:style style:name="T45" style:family="text">
      <style:text-properties officeooo:rsid="0042bbb4"/>
    </style:style>
    <style:style style:name="T46" style:family="text">
      <style:text-properties fo:font-size="10pt" officeooo:rsid="004730ad"/>
    </style:style>
    <style:style style:name="T47" style:family="text">
      <style:text-properties fo:font-style="italic" officeooo:rsid="0042bbb4" style:font-style-asian="italic" style:font-style-complex="italic"/>
    </style:style>
    <style:style style:name="T48" style:family="text">
      <style:text-properties officeooo:rsid="0043d815"/>
    </style:style>
    <style:style style:name="T49" style:family="text">
      <style:text-properties style:font-name="Courier New" fo:font-size="10pt" fo:language="zxx" fo:country="none" officeooo:rsid="004f8b0b" style:font-name-asian="Courier New" style:font-size-asian="10pt" style:font-name-complex="Courier New" style:font-size-complex="10pt"/>
    </style:style>
    <style:style style:name="T50" style:family="text">
      <style:text-properties officeooo:rsid="008b9e3f"/>
    </style:style>
    <style:style style:name="T51" style:family="text">
      <style:text-properties fo:font-style="normal" officeooo:rsid="008b9e3f" style:font-style-asian="normal" style:font-style-complex="normal"/>
    </style:style>
    <style:style style:name="T52" style:family="text">
      <style:text-properties fo:font-style="italic" officeooo:rsid="008b9e3f" style:font-style-asian="italic" style:font-style-complex="italic"/>
    </style:style>
    <style:style style:name="T53" style:family="text">
      <style:text-properties officeooo:rsid="004718b9"/>
    </style:style>
    <style:style style:name="T54" style:family="text">
      <style:text-properties fo:font-weight="bold" style:font-weight-asian="bold" style:font-weight-complex="bold"/>
    </style:style>
    <style:style style:name="T55" style:family="text">
      <style:text-properties officeooo:rsid="004d2307"/>
    </style:style>
    <style:style style:name="T56" style:family="text">
      <style:text-properties officeooo:rsid="00486978"/>
    </style:style>
    <style:style style:name="T57" style:family="text">
      <style:text-properties style:font-name="Arial" fo:font-size="10pt" officeooo:rsid="00486978" style:font-name-complex="Tahoma"/>
    </style:style>
    <style:style style:name="T58" style:family="text">
      <style:text-properties fo:font-size="10pt" officeooo:rsid="00486978"/>
    </style:style>
    <style:style style:name="T59" style:family="text">
      <style:text-properties officeooo:rsid="0049a081"/>
    </style:style>
    <style:style style:name="T60" style:family="text">
      <style:text-properties fo:font-size="10pt" officeooo:rsid="0049a081"/>
    </style:style>
    <style:style style:name="T61" style:family="text">
      <style:text-properties officeooo:rsid="004b8ff6"/>
    </style:style>
    <style:style style:name="T62" style:family="text">
      <style:text-properties fo:font-size="10pt" officeooo:rsid="004b8ff6"/>
    </style:style>
    <style:style style:name="T63" style:family="text">
      <style:text-properties fo:font-size="10pt" officeooo:rsid="004d2307"/>
    </style:style>
    <style:style style:name="T64" style:family="text">
      <style:text-properties officeooo:rsid="004e1993"/>
    </style:style>
    <style:style style:name="T65" style:family="text">
      <style:text-properties fo:font-size="10pt" officeooo:rsid="004e1993"/>
    </style:style>
    <style:style style:name="T66" style:family="text">
      <style:text-properties style:font-name="Courier New" fo:font-size="10pt" fo:language="zxx" fo:country="none" officeooo:rsid="004e1993" style:font-name-asian="Courier New" style:font-size-asian="10pt" style:font-name-complex="Courier New" style:font-size-complex="10pt"/>
    </style:style>
    <style:style style:name="T67" style:family="text">
      <style:text-properties officeooo:rsid="001022aa"/>
    </style:style>
    <style:style style:name="T68" style:family="text">
      <style:text-properties officeooo:rsid="00104fd9"/>
    </style:style>
    <style:style style:name="T69" style:family="text">
      <style:text-properties officeooo:rsid="005b184a"/>
    </style:style>
    <style:style style:name="T70" style:family="text">
      <style:text-properties officeooo:rsid="0011f52a"/>
    </style:style>
    <style:style style:name="T71" style:family="text">
      <style:text-properties officeooo:rsid="001207da"/>
    </style:style>
    <style:style style:name="T72" style:family="text">
      <style:text-properties officeooo:rsid="00122fe3"/>
    </style:style>
    <style:style style:name="T73" style:family="text">
      <style:text-properties officeooo:rsid="0012df4c"/>
    </style:style>
    <style:style style:name="T74" style:family="text">
      <style:text-properties officeooo:rsid="00143cd9"/>
    </style:style>
    <style:style style:name="T75" style:family="text">
      <style:text-properties fo:font-style="italic" officeooo:rsid="00143cd9" style:font-style-asian="italic" style:font-style-complex="italic"/>
    </style:style>
    <style:style style:name="T76" style:family="text">
      <style:text-properties fo:font-style="normal" officeooo:rsid="00143cd9" style:font-style-asian="normal" style:font-style-complex="normal"/>
    </style:style>
    <style:style style:name="T77" style:family="text">
      <style:text-properties officeooo:rsid="00148f4e"/>
    </style:style>
    <style:style style:name="T78" style:family="text">
      <style:text-properties officeooo:rsid="0015ce3b"/>
    </style:style>
    <style:style style:name="T79" style:family="text">
      <style:text-properties officeooo:rsid="001601fe"/>
    </style:style>
    <style:style style:name="T80" style:family="text">
      <style:text-properties officeooo:rsid="0018a014"/>
    </style:style>
    <style:style style:name="T81" style:family="text">
      <style:text-properties officeooo:rsid="0096f9aa"/>
    </style:style>
    <style:style style:name="T82" style:family="text">
      <style:text-properties officeooo:rsid="00190d51"/>
    </style:style>
    <style:style style:name="T83" style:family="text">
      <style:text-properties fo:font-style="normal" officeooo:rsid="00190d51" style:font-style-asian="normal" style:font-style-complex="normal"/>
    </style:style>
    <style:style style:name="T84" style:family="text">
      <style:text-properties officeooo:rsid="001b0bc8"/>
    </style:style>
    <style:style style:name="T85" style:family="text">
      <style:text-properties officeooo:rsid="00198d26"/>
    </style:style>
    <style:style style:name="T86" style:family="text">
      <style:text-properties officeooo:rsid="00913868"/>
    </style:style>
    <style:style style:name="T87" style:family="text">
      <style:text-properties officeooo:rsid="002bec29"/>
    </style:style>
    <style:style style:name="T88" style:family="text">
      <style:text-properties fo:font-size="10pt" officeooo:rsid="002bec29"/>
    </style:style>
    <style:style style:name="T89" style:family="text">
      <style:text-properties fo:font-size="10pt" officeooo:rsid="002d02e2"/>
    </style:style>
    <style:style style:name="T90" style:family="text">
      <style:text-properties fo:font-size="10pt" officeooo:rsid="00305366"/>
    </style:style>
    <style:style style:name="T91" style:family="text">
      <style:text-properties fo:font-size="10pt"/>
    </style:style>
    <style:style style:name="T92" style:family="text">
      <style:text-properties officeooo:rsid="00305366"/>
    </style:style>
    <style:style style:name="T93" style:family="text">
      <style:text-properties officeooo:rsid="002e139b"/>
    </style:style>
    <style:style style:name="T94" style:family="text">
      <style:text-properties officeooo:rsid="001c962c"/>
    </style:style>
    <style:style style:name="T95" style:family="text">
      <style:text-properties officeooo:rsid="006c6a60"/>
    </style:style>
    <style:style style:name="T96" style:family="text">
      <style:text-properties officeooo:rsid="001e8667"/>
    </style:style>
    <style:style style:name="T97" style:family="text">
      <style:text-properties officeooo:rsid="001fe38b"/>
    </style:style>
    <style:style style:name="T98" style:family="text">
      <style:text-properties fo:font-weight="normal" style:font-weight-asian="normal" style:font-weight-complex="normal"/>
    </style:style>
    <style:style style:name="T99" style:family="text">
      <style:text-properties officeooo:rsid="008106e3"/>
    </style:style>
    <style:style style:name="T100" style:family="text">
      <style:text-properties officeooo:rsid="006cf61c"/>
    </style:style>
    <style:style style:name="T101" style:family="text">
      <style:text-properties officeooo:rsid="007d2aae"/>
    </style:style>
    <style:style style:name="T102" style:family="text">
      <style:text-properties officeooo:rsid="007e8ed0"/>
    </style:style>
    <style:style style:name="T103" style:family="text">
      <style:text-properties officeooo:rsid="006d8c15"/>
    </style:style>
    <style:style style:name="T104" style:family="text">
      <style:text-properties officeooo:rsid="006dc3f0"/>
    </style:style>
    <style:style style:name="T105" style:family="text">
      <style:text-properties officeooo:rsid="006d92c4"/>
    </style:style>
    <style:style style:name="T106" style:family="text">
      <style:text-properties officeooo:rsid="006fa91e"/>
    </style:style>
    <style:style style:name="T107" style:family="text">
      <style:text-properties fo:font-style="italic" officeooo:rsid="006fa91e" style:font-style-asian="italic" style:font-style-complex="italic"/>
    </style:style>
    <style:style style:name="T108" style:family="text">
      <style:text-properties officeooo:rsid="007c4135"/>
    </style:style>
    <style:style style:name="T109" style:family="text">
      <style:text-properties fo:font-style="italic" officeooo:rsid="007c4135" style:font-style-asian="italic" style:font-style-complex="italic"/>
    </style:style>
    <style:style style:name="T110" style:family="text">
      <style:text-properties fo:font-style="normal" officeooo:rsid="007c4135" style:font-style-asian="normal" style:font-style-complex="normal"/>
    </style:style>
    <style:style style:name="T111" style:family="text">
      <style:text-properties officeooo:rsid="007f1cdb"/>
    </style:style>
    <style:style style:name="T112" style:family="text">
      <style:text-properties officeooo:rsid="007f7efc"/>
    </style:style>
    <style:style style:name="T113" style:family="text">
      <style:text-properties officeooo:rsid="009463cf"/>
    </style:style>
    <style:style style:name="T114" style:family="text">
      <style:text-properties officeooo:rsid="00883308"/>
    </style:style>
    <style:style style:name="T115" style:family="text">
      <style:text-properties fo:font-weight="bold" officeooo:rsid="00930e04" style:font-weight-asian="bold" style:font-weight-complex="bold"/>
    </style:style>
    <style:style style:name="T116" style:family="text">
      <style:text-properties officeooo:rsid="0089db48"/>
    </style:style>
    <style:style style:name="T117" style:family="text">
      <style:text-properties officeooo:rsid="00744a9d"/>
    </style:style>
    <style:style style:name="T118" style:family="text">
      <style:text-properties officeooo:rsid="008815fd"/>
    </style:style>
    <style:style style:name="T119" style:family="text">
      <style:text-properties officeooo:rsid="0072114e"/>
    </style:style>
    <style:style style:name="T120" style:family="text">
      <style:text-properties officeooo:rsid="002166a0"/>
    </style:style>
    <style:style style:name="T121" style:family="text">
      <style:text-properties officeooo:rsid="00233538"/>
    </style:style>
    <style:style style:name="T122" style:family="text">
      <style:text-properties officeooo:rsid="0023553a"/>
    </style:style>
    <style:style style:name="T123" style:family="text">
      <style:text-properties officeooo:rsid="003dee22"/>
    </style:style>
    <style:style style:name="T124" style:family="text">
      <style:text-properties officeooo:rsid="0023aa27"/>
    </style:style>
    <style:style style:name="T125" style:family="text">
      <style:text-properties fo:font-style="normal" fo:font-weight="bold" style:font-style-asian="normal" style:font-weight-asian="bold" style:font-style-complex="normal" style:font-weight-complex="bold"/>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officeooo:rsid="0024bdb7"/>
    </style:style>
    <style:style style:name="T128" style:family="text">
      <style:text-properties officeooo:rsid="00260819"/>
    </style:style>
    <style:style style:name="T129" style:family="text">
      <style:text-properties officeooo:rsid="00860249"/>
    </style:style>
    <style:style style:name="T130" style:family="text">
      <style:text-properties fo:font-style="normal" officeooo:rsid="00862c50" style:font-style-asian="normal" style:font-style-complex="normal"/>
    </style:style>
    <style:style style:name="T131" style:family="text">
      <style:text-properties officeooo:rsid="0062f335"/>
    </style:style>
    <style:style style:name="T132" style:family="text">
      <style:text-properties officeooo:rsid="008bead7"/>
    </style:style>
    <style:style style:name="T133" style:family="text">
      <style:text-properties officeooo:rsid="008dd147"/>
    </style:style>
    <style:style style:name="T134" style:family="text">
      <style:text-properties officeooo:rsid="00902b6c"/>
    </style:style>
    <style:style style:name="T135" style:family="text">
      <style:text-properties officeooo:rsid="00666fa7"/>
    </style:style>
    <style:style style:name="T136" style:family="text">
      <style:text-properties officeooo:rsid="006c518c"/>
    </style:style>
    <style:style style:name="T137" style:family="text">
      <style:text-properties officeooo:rsid="0063a4d4"/>
    </style:style>
    <style:style style:name="T138" style:family="text">
      <style:text-properties officeooo:rsid="006b9523"/>
    </style:style>
    <style:style style:name="T139" style:family="text">
      <style:text-properties officeooo:rsid="008e8861"/>
    </style:style>
    <style:style style:name="T140" style:family="text">
      <style:text-properties fo:font-style="normal" officeooo:rsid="008dd147" style:font-style-asian="normal" style:font-style-complex="normal"/>
    </style:style>
    <style:style style:name="T141" style:family="text">
      <style:text-properties fo:font-style="normal" officeooo:rsid="008e1dd5" style:font-style-asian="normal" style:font-style-complex="normal"/>
    </style:style>
    <style:style style:name="T142" style:family="text">
      <style:text-properties officeooo:rsid="00624976"/>
    </style:style>
    <style:style style:name="T143" style:family="text">
      <style:text-properties officeooo:rsid="003447ea"/>
    </style:style>
    <style:style style:name="T144" style:family="text">
      <style:text-properties officeooo:rsid="0038847d"/>
    </style:style>
    <style:style style:name="T145" style:family="text">
      <style:text-properties fo:font-size="10pt" officeooo:rsid="003447ea"/>
    </style:style>
    <style:style style:name="T146" style:family="text">
      <style:text-properties fo:font-style="normal" officeooo:rsid="0034f11f" style:font-style-asian="normal" style:font-style-complex="normal"/>
    </style:style>
    <style:style style:name="T147" style:family="text">
      <style:text-properties fo:font-size="10pt" fo:font-style="normal" officeooo:rsid="0034f11f" style:font-style-asian="normal" style:font-style-complex="normal"/>
    </style:style>
    <style:style style:name="T148" style:family="text">
      <style:text-properties fo:font-style="italic" officeooo:rsid="0034f11f" style:font-style-asian="italic" style:font-style-complex="italic"/>
    </style:style>
    <style:style style:name="T149" style:family="text">
      <style:text-properties fo:font-style="normal" officeooo:rsid="00380458" style:font-style-asian="normal" style:font-style-complex="normal"/>
    </style:style>
    <style:style style:name="T150" style:family="text">
      <style:text-properties fo:font-size="10pt" fo:font-style="italic" officeooo:rsid="0034f11f" style:font-style-asian="italic" style:font-style-complex="italic"/>
    </style:style>
    <style:style style:name="T151" style:family="text">
      <style:text-properties fo:font-style="normal" officeooo:rsid="00368c29" style:font-style-asian="normal" style:font-style-complex="normal"/>
    </style:style>
    <style:style style:name="T152" style:family="text">
      <style:text-properties fo:font-style="normal" officeooo:rsid="003702d2" style:font-style-asian="normal" style:font-style-complex="normal"/>
    </style:style>
    <style:style style:name="T153" style:family="text">
      <style:text-properties fo:font-style="italic" officeooo:rsid="003702d2" style:font-style-asian="italic" style:font-style-complex="italic"/>
    </style:style>
    <style:style style:name="T154" style:family="text">
      <style:text-properties fo:font-size="10pt" fo:font-style="italic" officeooo:rsid="003702d2" style:font-style-asian="italic" style:font-style-complex="italic"/>
    </style:style>
    <style:style style:name="T155" style:family="text">
      <style:text-properties fo:font-size="10pt" fo:font-style="normal" officeooo:rsid="003702d2" style:font-style-asian="normal" style:font-style-complex="normal"/>
    </style:style>
    <style:style style:name="T156" style:family="text">
      <style:text-properties officeooo:rsid="0038ca59"/>
    </style:style>
    <style:style style:name="T157" style:family="text">
      <style:text-properties officeooo:rsid="003c498d"/>
    </style:style>
    <style:style style:name="T158" style:family="text">
      <style:text-properties officeooo:rsid="003d4f11"/>
    </style:style>
    <style:style style:name="T159" style:family="text">
      <style:text-properties officeooo:rsid="006769b8"/>
    </style:style>
    <style:style style:name="T160" style:family="text">
      <style:text-properties officeooo:rsid="002a33d2"/>
    </style:style>
    <style:style style:name="T161" style:family="text">
      <style:text-properties fo:color="#000000" loext:opacity="100%" style:font-name="Courier New" fo:font-size="10pt" fo:language="zxx" fo:country="none" fo:background-color="#ffffff" loext:char-shading-value="0" style:font-name-asian="Courier New" style:font-size-asian="10pt" style:font-name-complex="Courier New" style:font-size-complex="10pt"/>
    </style:style>
    <style:style style:name="T162"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66">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216">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8/10/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9</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Package Overview<text:tab/>4</text:p>
          <text:p text:style-name="P4"><text:s/>1.2. <text:s/>Class Mapping<text:tab/>6</text:p>
          <text:p text:style-name="P3"><text:s/>2. <text:s/>Package Detail<text:tab/>7</text:p>
          <text:p text:style-name="P4"><text:s/>2.1. <text:s/>vdmj<text:tab/>7</text:p>
          <text:p text:style-name="P4"><text:s/>2.2. <text:s/>vdmj.lex<text:tab/>8</text:p>
          <text:p text:style-name="P4"><text:s/>2.3. <text:s/>vdmj.syntax<text:tab/>11</text:p>
          <text:p text:style-name="P4"><text:s/>2.4. <text:s/>vdmj.mapper<text:tab/>13</text:p>
          <text:p text:style-name="P4"><text:s/>2.5. <text:s/>Analysis Packages<text:tab/>17</text:p>
          <text:p text:style-name="P4"><text:s/>2.6. <text:s/>vdmj.typechecker<text:tab/>31</text:p>
          <text:p text:style-name="P4"><text:s/>2.7. <text:s/>vdmj.pog<text:tab/>34</text:p>
          <text:p text:style-name="P4"><text:s/>2.8. <text:s/>vdmj.runtime<text:tab/>40</text:p>
          <text:p text:style-name="P4"><text:s/>2.9. <text:s/>vdmj.scheduler<text:tab/>46</text:p>
          <text:p text:style-name="P4"><text:s/>2.10. <text:s/>vdmj.values<text:tab/>56</text:p>
          <text:p text:style-name="P4"><text:s/>2.11. <text:s/>vdmj.plugins<text:tab/>59</text:p>
          <text:p text:style-name="P4"><text:s/>2.12. <text:s/>vdmj.messages<text:tab/>61</text:p>
          <text:p text:style-name="P4"><text:s/>2.13. <text:s/>vdmj.debug<text:tab/>62</text:p>
          <text:p text:style-name="P4"><text:s/>2.14. <text:s/>vdmj.config<text:tab/>63</text:p>
          <text:p text:style-name="P4"><text:s/>2.15. <text:s/>vdmj.util<text:tab/>65</text:p>
          <text:p text:style-name="P3"><text:s/>3. <text:s/>External Interfaces<text:tab/>66</text:p>
          <text:p text:style-name="P4"><text:s/>3.1. <text:s/>The Native Call Interface<text:tab/>66</text:p>
          <text:p text:style-name="P4"><text:s/>3.2. <text:s/>The Remote Control Interface<text:tab/>67</text:p>
        </text:index-body>
      </text:table-of-content>
      <text:list xml:id="list154123991793484"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Wikipedia entry for The Vienna Development Method, http://en.wikipedia.org/wiki/Vienna_Development_Method</text:p>
        </text:list-item>
        <text:list-item>
          <text:p text:style-name="P6">Wikipedia entry for Specification Languages, http://en.wikipedia.org/wiki/Specification_language</text:p>
        </text:list-item>
        <text:list-item>
          <text:p text:style-name="P6">The VDM Portal, http://www.vdmportal.org/twiki/bin/view</text:p>
        </text:list-item>
        <text:list-item>
          <text:p text:style-name="P6"><text:bookmark-start text:name="__RefNumPara__6715_3224575461"/>The VDMTools VDM-SL Language Manual, http://www.vdmtools.jp/uploads/manuals/langmansl_a4E.pdf<text:bookmark-end text:name="__RefNumPara__6715_3224575461"/></text:p>
        </text:list-item>
        <text:list-item>
          <text:p text:style-name="P6"><text:bookmark-start text:name="__RefNumPara__6717_3224575461"/><text:soft-page-break/><text:span text:style-name="T1">The VDMTools VDM++ Language Manual, </text:span><text:a xlink:type="simple" xlink:href="http://www.vdmtools.jp/uploads/manuals/langmanpp_a4E.pdf" text:style-name="Internet_20_link" text:visited-style-name="Visited_20_Internet_20_Link">http://www.vdmtools.jp/uploads/manuals/langmanpp_a4E.pdf</text:a><text:bookmark-end text:name="__RefNumPara__6717_3224575461"/></text:p>
        </text:list-item>
        <text:list-item>
          <text:p text:style-name="P6"><text:bookmark-start text:name="__RefNumPara__6713_3224575461"/>DBGP - A common debugger protocol for languages and debugger UI communication, <text:a xlink:type="simple" xlink:href="http://xdebug.org/docs-dbgp.php" text:style-name="Internet_20_link" text:visited-style-name="Visited_20_Internet_20_Link">http://xdebug.org/docs-dbgp.php</text:a>.<text:bookmark-end text:name="__RefNumPara__6713_3224575461"/></text:p>
        </text:list-item>
        <text:list-item>
          <text:p text:style-name="P6"><text:bookmark-start text:name="__RefNumPara__6655_3224575461"/>Overture - Open-source Tools for Formal Modelling, <text:a xlink:type="simple" xlink:href="http://www.overturetool.org/" text:style-name="Internet_20_link" text:visited-style-name="Visited_20_Internet_20_Link">http://www.overturetool.org/</text:a>.<text:bookmark-end text:name="__RefNumPara__6655_3224575461"/></text:p>
        </text:list-item>
        <text:list-item>
          <text:p text:style-name="P6"><text:bookmark-start text:name="__RefNumPara__6719_3224575461"/>Modelling and Validating Distributed Embedded Real-Time Control Systems, Marcel Verhoef, PhD Thesis.<text:bookmark-end text:name="__RefNumPara__6719_3224575461"/></text:p>
        </text:list-item>
        <text:list-item>
          <text:p text:style-name="P6"><text:bookmark-start text:name="__RefNumPara__6188_3096258906"/>Analysis Separation without Visitors. Proceedings of the 15th Overture Workshop: New Capabilities and Applications for Model-based Systems Engineering, Newcastle University, Sept 2017, Nick Battle.<text:bookmark-end text:name="__RefNumPara__6188_3096258906"/></text:p>
        </text:list-item>
        <text:list-item>
          <text:p text:style-name="P6"><text:a xlink:type="simple" xlink:href="https://microsoft.github.io/language-server-protocol/overviews/lsp/overview/" text:style-name="Internet_20_link" text:visited-style-name="Visited_20_Internet_20_Link"><text:bookmark-start text:name="__RefNumPara__6653_3224575461"/><text:span text:style-name="T2">https://microsoft.github.io/language-server-protocol/overviews/lsp/overview/</text:span></text:a><text:span text:style-name="T2"> and </text:span><text:a xlink:type="simple" xlink:href="https://microsoft.github.io/debug-adapter-protocol/overview" text:style-name="Internet_20_link" text:visited-style-name="Visited_20_Internet_20_Link"><text:span text:style-name="T2">https://microsoft.github.io/debug-adapter-protocol/overview</text:span></text:a><text:bookmark-end text:name="__RefNumPara__6653_3224575461"/></text:p>
        </text:list-item>
      </text:list>
      <text:list text:continue-list="list154123991793484" text:style-name="Outline">
        <text:list-item>
          <text:list>
            <text:list-item>
              <text:h text:style-name="Heading_20_2" text:outline-level="2"><text:bookmark-start text:name="__RefHeading___Toc5837_348362713"/>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7">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7">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7">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7">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7">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7">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7">Issue 0.7</text:p>
          </table:table-cell>
          <table:table-cell table:style-name="DocHistory.B1" office:value-type="date" office:date-value="2009-12-09">
            <text:p text:style-name="P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7">Issue 0.8</text:p>
          </table:table-cell>
          <table:table-cell table:style-name="DocHistory.A1" office:value-type="string">
            <text:p text:style-name="P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7">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7">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7">Issue 1.1</text:p>
          </table:table-cell>
          <table:table-cell table:style-name="DocHistory.A1" office:value-type="string">
            <text:p text:style-name="P9">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0">Issue 2.0</text:p>
          </table:table-cell>
          <table:table-cell table:style-name="DocHistory.A1" office:value-type="string">
            <text:p text:style-name="P11">29/09/17</text:p>
          </table:table-cell>
          <table:table-cell table:style-name="DocHistory.A1" office:value-type="string">
            <text:p text:style-name="P12">Updated for VDMJ 4.1.0</text:p>
          </table:table-cell>
        </table:table-row>
        <table:table-row>
          <table:table-cell table:style-name="DocHistory.A1" office:value-type="string">
            <text:p text:style-name="P13">Issue 2.1</text:p>
          </table:table-cell>
          <table:table-cell table:style-name="DocHistory.A1" office:value-type="string">
            <text:p text:style-name="P14">11/07/20</text:p>
          </table:table-cell>
          <table:table-cell table:style-name="DocHistory.A1" office:value-type="string">
            <text:p text:style-name="P11">Added description of VDMJ Visitor framework</text:p>
          </table:table-cell>
        </table:table-row>
        <table:table-row>
          <table:table-cell table:style-name="DocHistory.A1" office:value-type="string">
            <text:p text:style-name="P15">Issue 2.2</text:p>
          </table:table-cell>
          <table:table-cell table:style-name="DocHistory.A1" office:value-type="string">
            <text:p text:style-name="P16"><text:span text:style-name="T3">28</text:span>/0<text:span text:style-name="T3">4</text:span>/21</text:p>
          </table:table-cell>
          <table:table-cell table:style-name="DocHistory.A1" office:value-type="string">
            <text:p text:style-name="P17"><text:span text:style-name="T2">Updated </text:span><text:span text:style-name="T4">DebugLink interface</text:span><text:span text:style-name="T2"> description </text:span><text:span text:style-name="T3">and properties</text:span><text:span text:style-name="T2">.</text:span></text:p>
          </table:table-cell>
        </table:table-row>
        <table:table-row>
          <table:table-cell table:style-name="DocHistory.A1" office:value-type="string">
            <text:p text:style-name="P18">Issue 2.3</text:p>
          </table:table-cell>
          <table:table-cell table:style-name="DocHistory.A1" office:value-type="string">
            <text:p text:style-name="P19">29/09/21</text:p>
          </table:table-cell>
          <table:table-cell table:style-name="DocHistory.A1" office:value-type="string">
            <text:p text:style-name="P19">Added Catchpoint description.</text:p>
          </table:table-cell>
        </table:table-row>
        <table:table-row>
          <table:table-cell table:style-name="DocHistory.A1" office:value-type="string">
            <text:p text:style-name="P20">Issue 2.4</text:p>
          </table:table-cell>
          <table:table-cell table:style-name="DocHistory.A1" office:value-type="string">
            <text:p text:style-name="P21">1<text:span text:style-name="T5">4</text:span>/11/21</text:p>
          </table:table-cell>
          <table:table-cell table:style-name="DocHistory.A1" office:value-type="string">
            <text:p text:style-name="P21">Added description of mapper package.</text:p>
          </table:table-cell>
        </table:table-row>
        <table:table-row>
          <table:table-cell table:style-name="DocHistory.A1" office:value-type="string">
            <text:p text:style-name="P22">Issue 2.5</text:p>
          </table:table-cell>
          <table:table-cell table:style-name="DocHistory.A1" office:value-type="string">
            <text:p text:style-name="P23">27/03/22</text:p>
          </table:table-cell>
          <table:table-cell table:style-name="DocHistory.A1" office:value-type="string">
            <text:p text:style-name="P23">Added ExternalFormatReader description.</text:p>
          </table:table-cell>
        </table:table-row>
        <table:table-row>
          <table:table-cell table:style-name="DocHistory.A1" office:value-type="string">
            <text:p text:style-name="P24">Issue 2.6</text:p>
          </table:table-cell>
          <table:table-cell table:style-name="DocHistory.A1" office:value-type="string">
            <text:p text:style-name="P25">04/09/22</text:p>
          </table:table-cell>
          <table:table-cell table:style-name="DocHistory.A1" office:value-type="string">
            <text:p text:style-name="P25">Added IfdefProcessor description.</text:p>
          </table:table-cell>
        </table:table-row>
        <table:table-row>
          <table:table-cell table:style-name="DocHistory.A1" office:value-type="string">
            <text:p text:style-name="P26">Issue 2.7</text:p>
          </table:table-cell>
          <table:table-cell table:style-name="DocHistory.A1" office:value-type="string">
            <text:p text:style-name="P27">1<text:span text:style-name="T6">9</text:span>/01/22</text:p>
          </table:table-cell>
          <table:table-cell table:style-name="DocHistory.A1" office:value-type="string">
            <text:p text:style-name="P27">Updated various sections for visitors and missing classes.</text:p>
          </table:table-cell>
        </table:table-row>
        <table:table-row>
          <table:table-cell table:style-name="DocHistory.A1" office:value-type="string">
            <text:p text:style-name="P28">Issue 2.8</text:p>
          </table:table-cell>
          <table:table-cell table:style-name="DocHistory.A1" office:value-type="string">
            <text:p text:style-name="P29">07/02/23</text:p>
          </table:table-cell>
          <table:table-cell table:style-name="DocHistory.A1" office:value-type="string">
            <text:p text:style-name="P29">Added <text:span text:style-name="T7">vdmj.</text:span>plugins package section.</text:p>
          </table:table-cell>
        </table:table-row>
        <table:table-row>
          <table:table-cell table:style-name="DocHistory.A1" office:value-type="string">
            <text:p text:style-name="P30">Issue 2.9</text:p>
          </table:table-cell>
          <table:table-cell table:style-name="DocHistory.A1" office:value-type="string">
            <text:p text:style-name="P31"><text:span text:style-name="T8">0</text:span><text:span text:style-name="T9">8</text:span>/<text:span text:style-name="T9">10</text:span>/2<text:span text:style-name="T8">5</text:span></text:p>
          </table:table-cell>
          <table:table-cell table:style-name="DocHistory.A1" office:value-type="string">
            <text:p text:style-name="P31">Expanded the POG section to include operations</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Copyright © 2010</text:span><text:span text:style-name="Caption_20_characters"><text:span text:style-name="T10">-20</text:span></text:span><text:span text:style-name="Caption_20_characters"><text:span text:style-name="T11">2</text:span></text:span><text:span text:style-name="Caption_20_characters"><text:span text:style-name="T12">5</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Text_20_body">VDMJ provides tool support for the VDM-SL, VDM++ and VDM-RT specification languages, written in Java <text:bookmark-ref text:reference-format="number" text:ref-name="__RefNumPara__6715_3224575461">[4]</text:bookmark-ref><text:bookmark-ref text:reference-format="number" text:ref-name="__RefNumPara__6717_3224575461">[5]</text:bookmark-ref><text:bookmark-ref text:reference-format="number" text:ref-name="__RefNumPara__6719_3224575461">[8]</text:bookmark-ref>. The tool includes a parser, a type checker, an interpreter, a debugger and a proof obligation generator. <text:s/>It is a command line tool only, though it is accessible from graphical environments like Eclipse <text:bookmark-ref text:reference-format="number" text:ref-name="__RefNumPara__6655_3224575461">[7]</text:bookmark-ref><text:s/><text:span text:style-name="T13">and VSCode </text:span><text:span text:style-name="T13"><text:bookmark-ref text:reference-format="number" text:ref-name="__RefNumPara__6653_3224575461">[10]</text:bookmark-ref></text:span>.</text:p>
      <text:list xml:id="list154123168352307" text:continue-numbering="true" text:style-name="Outline">
        <text:list-item>
          <text:list>
            <text:list-item>
              <text:h text:style-name="Heading_20_2"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 which are all sub-packages of <text:span text:style-name="T10">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12">vdmj.ast</text:p>
          </table:table-cell>
          <table:table-cell table:style-name="Packages.B2" office:value-type="string">
            <text:p text:style-name="P12">Classes that represent the output of the parser.</text:p>
          </table:table-cell>
        </table:table-row>
        <table:table-row table:style-name="Packages.2">
          <table:table-cell table:style-name="Packages.A2" office:value-type="string">
            <text:p text:style-name="P12">vdmj.tc</text:p>
          </table:table-cell>
          <table:table-cell table:style-name="Packages.B2" office:value-type="string">
            <text:p text:style-name="P12">Classes that implement the type checker.</text:p>
          </table:table-cell>
        </table:table-row>
        <table:table-row table:style-name="Packages.2">
          <table:table-cell table:style-name="Packages.A2" office:value-type="string">
            <text:p text:style-name="P12">vdmj.in</text:p>
          </table:table-cell>
          <table:table-cell table:style-name="Packages.B2" office:value-type="string">
            <text:p text:style-name="P12">Classes that implement the interpreter.</text:p>
          </table:table-cell>
        </table:table-row>
        <table:table-row table:style-name="Packages.2">
          <table:table-cell table:style-name="Packages.A2" office:value-type="string">
            <text:p text:style-name="P12">vdmj.po</text:p>
          </table:table-cell>
          <table:table-cell table:style-name="Packages.B2" office:value-type="string">
            <text:p text:style-name="P12">Classes that implement the proof obligation generator.</text:p>
          </table:table-cell>
        </table:table-row>
        <table:table-row table:style-name="Packages.2">
          <table:table-cell table:style-name="Packages.A2" office:value-type="string">
            <text:p text:style-name="P32">vdmj.mapper</text:p>
          </table:table-cell>
          <table:table-cell table:style-name="Packages.B2" office:value-type="string">
            <text:p text:style-name="P3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4">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4">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P33">vdmj.plugins</text:p>
          </table:table-cell>
          <table:table-cell table:style-name="Packages.B2" office:value-type="string">
            <text:p text:style-name="P33">Classes that coordinate analyses using user-definable plugins.</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text:span text:style-name="T15">debugger adapter interface.</text:span></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34">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3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0">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4">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36"/>
      <text:p text:style-name="P36"><text:soft-page-break/>The vdmj package contains the “main” abstract class for the suite, with subclasses to parse, type <text:s/>check and interpret a specification in the VDM-SL, VDM++ or VDM-RT dialects.</text:p>
      <text:p text:style-name="P37">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38">The vdmj.ast contains immutable classes that hold the output of the parser. The vdmj.tc, vdmj.in and vdmj.po packages contain classes that implement the type checker, interpreter and proof obligation generator <text:span text:style-name="T16">analyses</text:span>. Each of these four packages have the following sub-packages:</text:p>
      <text:list text:style-name="L1">
        <text:list-item>
          <text:p text:style-name="P39">The types <text:span text:style-name="T17">sub-</text:span>package contains value classes that represent the various types that can be contained in a VDM specification. They are all sub-classes of an abstract Type class.</text:p>
        </text:list-item>
        <text:list-item>
          <text:p text:style-name="P39">The expressions <text:span text:style-name="T17">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39">Similarly, the vdmj.statements package defines a set of value classes that subclass Statement and represent the different statements in a specification.</text:p>
        </text:list-item>
        <text:list-item>
          <text:p text:style-name="P39">The patterns <text:span text:style-name="T17">sub-</text:span>package includes value classes to represent the various patterns and binds in a specification. They are all subclasses of an abstract Pattern or Bind class.</text:p>
        </text:list-item>
        <text:list-item>
          <text:p text:style-name="P39">The traces <text:span text:style-name="T17">sub-</text:span>package includes classes that represent the possible trace definitions that can be declared.</text:p>
        </text:list-item>
        <text:list-item>
          <text:p text:style-name="P39">The definitions <text:span text:style-name="T17">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40">The modules sub-package contains value classes that represent the modular structure of VDM-SL specifications, including their import and export declarations.</text:p>
        </text:list-item>
      </text:list>
      <text:p text:style-name="P41">The vdmj.typechecker package includes classes which <text:span text:style-name="T14">support</text:span> the type checking of specifications. Most of the type checking is performed by the definition, expression and statement classes that collectively describe the specification <text:span text:style-name="T18">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8">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text:p>
      <text:p text:style-name="P42"><text:soft-page-break/>The vdmj.plugins package contains an alternative, more flexible approach to reading the console and coordinating actions with various analyses. This is done via “<text:span text:style-name="T7">analysis </text:span>plugins” which perform arbitrary language actions and which can be provided by end users to extend the behaviour of the suite.</text:p>
      <text:p text:style-name="Text_20_body">The vdmj.messages package contains values classes and exceptions for holding error and warning messages.</text:p>
      <text:p text:style-name="Text_20_body">The vdmj.debug package contains classes which implement the <text:span text:style-name="T15">debugger adapter interface</text:span>. <text:span text:style-name="T2">This allows arbitrary external programs to control a debug session. </text:span>This is used by the Eclipse debugger in Overture <text:span text:style-name="T2">via the </text:span><text:span text:style-name="T19">DBGp</text:span><text:span text:style-name="T2"> protocol </text:span><text:span text:style-name="T2"><text:bookmark-ref text:reference-format="number" text:ref-name="__RefNumPara__6713_3224575461">[6]</text:bookmark-ref></text:span><text:s/><text:span text:style-name="T15">and by the VSCode debugger via the LSP/DAP protocol </text:span><text:span text:style-name="T15"><text:bookmark-ref text:reference-format="number" text:ref-name="__RefNumPara__6653_3224575461">[10]</text:bookmark-ref></text:span>.</text:p>
      <text:p text:style-name="Text_20_body">The vdmj.config package contains classes to access a properties file for reading various settings.</text:p>
      <text:p text:style-name="Text_20_body">The vdmj.utils package contains common utilities used by all other packages.</text:p>
      <text:list text:continue-list="list154123168352307" text:style-name="Outline">
        <text:list-item>
          <text:list>
            <text:list-item>
              <text:h text:style-name="Heading_20_2" text:outline-level="2"><text:bookmark-start text:name="__RefHeading___Toc5845_348362713"/><text:bookmark-start text:name="__RefNumPara__5878_3096258906"/>Class Mapping<text:bookmark-end text:name="__RefHeading___Toc5845_348362713"/><text:bookmark-end text:name="__RefNumPara__5878_3096258906"/></text:h>
            </text:list-item>
          </text:list>
        </text:list-item>
      </text:list>
      <text:p text:style-name="P37">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4">using</text:span> classes that can perform that analysis. This process is called <text:span text:style-name="T20">class mapping </text:span><text:span text:style-name="T21">and is performed by the ClassMapper. </text:span><text:span text:style-name="T22">See </text:span><text:span text:style-name="T22"><text:bookmark-ref text:reference-format="number" text:ref-name="__RefNumPara__6188_3096258906">[9]</text:bookmark-ref></text:span><text:span text:style-name="T22">.</text:span></text:p>
      <text:p text:style-name="P37"><text:span text:style-name="T21">The process is driven by mapping files (src/main/resource</text:span><text:span text:style-name="T23">s</text:span><text:span text:style-name="T21"> files) which are a simple textual description of how to convert a class of one type into another type. </text:span><text:span text:style-name="T23">These mapping files are used by the ClassMapper, and one ClassMapper instance is created for each analysis, with information describing how to create its tree of objects from either the AST or from another analysis. </text:span><text:span text:style-name="T24">Mapping files are read by a MappingReader class.</text:span></text:p>
      <text:p text:style-name="P43"/>
      <text:p text:style-name="P44"><draw:frame draw:style-name="fr1" draw:name="Image1" text:anchor-type="paragraph" svg:x="2.545cm" svg:y="0cm" svg:width="15.367cm" svg:height="10.612cm" draw:z-index="67"><draw:image xlink:href="Pictures/10000001000003620000024221551389.png" xlink:type="simple" xlink:show="embed" xlink:actuate="onLoad" draw:mime-type="image/png"/></draw:frame></text:p>
      <text:list text:continue-numbering="true" text:style-name="Outline">
        <text:list-item>
          <text:h text:style-name="Heading_20_1" text:outline-level="1"><text:bookmark-start text:name="__RefHeading___Toc5847_348362713"/>Package Detail<text:bookmark-end text:name="__RefHeading___Toc5847_348362713"/></text:h>
          <text:list>
            <text:list-item>
              <text:h text:style-name="P45" text:outline-level="2"><text:bookmark-start text:name="__RefNumPara__6333_589696801"/><text:bookmark-start text:name="__RefHeading___Toc5849_348362713"/>vdmj<text:bookmark-end text:name="__RefNumPara__6333_589696801"/><text:bookmark-end text:name="__RefHeading___Toc5849_348362713"/></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DM-RT parser/checker/interpreter.</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with flags for -pre, -post, -inv, -dtc and -measures, as well as the dialect.</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
      <text:p text:style-name="P46"/>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46"/>
      <text:p text:style-name="P46">The vdmj package contains the “main” abstract VDMJ class for the suite, plus three concrete subclasses to parse, type check and interpret a specification in the VDM-SL, VDM++ or VDM-RT dialects. <text:span text:style-name="T25">These classes are now deprecated, in favour of vdmj.plugins.VDMJ. See </text:span><text:span text:style-name="T25"><text:bookmark-ref text:reference-format="number" text:ref-name="__RefNumPara__6854_1251755316"> 2.11</text:bookmark-ref></text:span><text:span text:style-name="T25">.</text:span></text:p>
      <text:p text:style-name="P46">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7">public static void main(String[] args) throws Exception</text:p>
      <text:p text:style-name="P48">{</text:p>
      <text:p text:style-name="P48"><text:tab/>Settings.dialect = Dialect.VDM_SL;</text:p>
      <text:p text:style-name="P48"><text:tab/>File file = new File(args[0]);</text:p>
      <text:p text:style-name="P48"><text:tab/>LexTokenReader ltr = new LexTokenReader(file, Dialect.VDM_SL);</text:p>
      <text:p text:style-name="P48"><text:tab/>ModuleReader mr = new ModuleReader(ltr);</text:p>
      <text:p text:style-name="P47"><text:tab/><text:span text:style-name="T14">AST</text:span>ModuleList modules = mr.readModules();</text:p>
      <text:p text:style-name="P48"/>
      <text:p text:style-name="P48"><text:tab/>if (mr.getErrorCount() == 0)</text:p>
      <text:p text:style-name="P48"><text:tab/>{</text:p>
      <text:p text:style-name="P49"><text:tab/><text:tab/>TCModuleList <text:span text:style-name="T26">checked</text:span> =</text:p>
      <text:p text:style-name="P49"><text:tab/><text:tab/><text:tab/>ClassMapper.getInstance(TCNode.MAPPINGS)</text:p>
      <text:p text:style-name="P49"><text:tab/><text:tab/><text:tab/>.init().convert(modules);</text:p>
      <text:p text:style-name="P49"/>
      <text:p text:style-name="P48"><text:s text:c="4"/><text:tab/><text:tab/>TypeChecker tc = new ModuleTypeChecker(<text:span text:style-name="T26">checked</text:span>);</text:p>
      <text:p text:style-name="P48"><text:s text:c="4"/><text:tab/><text:tab/>tc.typeCheck();</text:p>
      <text:p text:style-name="P48"/>
      <text:p text:style-name="P48"><text:s text:c="4"/><text:tab/><text:tab/>if (TypeChecker.getErrorCount() == 0)</text:p>
      <text:p text:style-name="P48"><text:s text:c="4"/><text:tab/><text:tab/>{</text:p>
      <text:p text:style-name="P49"><text:tab/><text:tab/><text:tab/>INModuleList runnable =</text:p>
      <text:p text:style-name="P49"><text:tab/><text:tab/><text:tab/><text:tab/>ClassMapper.getInstance(INNode.MAPPINGS)</text:p>
      <text:p text:style-name="P49"><text:tab/><text:tab/><text:tab/><text:tab/>.init().convert(checked);</text:p>
      <text:p text:style-name="P50"/>
      <text:p text:style-name="P49"><text:s text:c="4"/><text:tab/><text:tab/><text:tab/>Interpreter interpreter =</text:p>
      <text:p text:style-name="P49"><text:tab/><text:tab/><text:tab/><text:tab/>new ModuleInterpreter(runnable, checked);</text:p>
      <text:p text:style-name="P49"><text:s text:c="4"/><text:tab/><text:tab/><text:tab/>interpreter.init();</text:p>
      <text:p text:style-name="P51"/>
      <text:p text:style-name="P50"><text:s text:c="4"/><text:tab/><text:tab/><text:tab/>CommandReader reader =</text:p>
      <text:p text:style-name="P48"><text:tab/><text:tab/><text:tab/><text:tab/>new ModuleCommandReader(interpreter, "$ ");</text:p>
      <text:p text:style-name="P48"/>
      <text:p text:style-name="P48"><text:s text:c="4"/><text:tab/><text:tab/><text:tab/>List&lt;File&gt; files = new Vector&lt;File&gt;();</text:p>
      <text:p text:style-name="P48"><text:soft-page-break/><text:s text:c="4"/><text:tab/><text:tab/><text:tab/>files.add(file);</text:p>
      <text:p text:style-name="P48"><text:s text:c="4"/><text:tab/><text:tab/><text:tab/>reader.run(files);</text:p>
      <text:p text:style-name="P48"><text:s text:c="4"/><text:tab/><text:tab/>}</text:p>
      <text:p text:style-name="P48"><text:tab/>}</text:p>
      <text:p text:style-name="P48">}</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21">dialect constant changed from VDM_SL to VDM_PP or VDM_RT.</text:span></text:p>
      <text:list text:continue-numbering="true" text:style-name="Outline">
        <text:list-item>
          <text:list>
            <text:list-item>
              <text:list>
                <text:list-item>
                  <text:h text:style-name="Heading_20_3" text:outline-level="3">Comments</text:h>
                </text:list-item>
              </text:list>
            </text:list-item>
          </text:list>
        </text:list-item>
      </text:list>
      <text:p text:style-name="P52">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 <text:span text:style-name="T7">The vdmj.plugins package considerably improves things.</text:span></text:p>
      <text:list text:continue-numbering="true" text:style-name="Outline">
        <text:list-item>
          <text:list>
            <text:list-item>
              <text:h text:style-name="Heading_20_2" text:outline-level="2"><text:bookmark-start text:name="__RefHeading___Toc5851_348362713"/>vdmj.lex<text:bookmark-end text:name="__RefHeading___Toc5851_348362713"/></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text:p>
          </table:table-cell>
        </table:table-row>
        <table:table-row table:style-name="vdmj_5f_lex.2">
          <table:table-cell table:style-name="vdmj_5f_lex.A2" office:value-type="string">
            <text:p text:style-name="P53">IfdefProcessor</text:p>
          </table:table-cell>
          <table:table-cell table:style-name="vdmj_5f_lex.B2" office:value-type="string">
            <text:p text:style-name="P53">A class to filter out #ifdef/#else/#endif markers, using properties.</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row table:style-name="vdmj_5f_lex.2">
          <table:table-cell table:style-name="vdmj_5f_lex.A2" office:value-type="string">
            <text:p text:style-name="P54">TextStreamReader</text:p>
          </table:table-cell>
          <table:table-cell table:style-name="vdmj_5f_lex.B2" office:value-type="string">
            <text:p text:style-name="P54">An abstract base class for text based ExternalFormatReaders</text:p>
          </table:table-cell>
        </table:table-row>
        <table:table-row table:style-name="vdmj_5f_lex.2">
          <table:table-cell table:style-name="vdmj_5f_lex.A2" office:value-type="string">
            <text:p text:style-name="P54">AsciiDocStreamReader</text:p>
          </table:table-cell>
          <table:table-cell table:style-name="vdmj_5f_lex.B2" office:value-type="string">
            <text:p text:style-name="P54">A class to read from AsciiDoc files.</text:p>
          </table:table-cell>
        </table:table-row>
        <table:table-row table:style-name="vdmj_5f_lex.2">
          <table:table-cell table:style-name="vdmj_5f_lex.A2" office:value-type="string">
            <text:p text:style-name="P54">MarkdownStreamReader</text:p>
          </table:table-cell>
          <table:table-cell table:style-name="vdmj_5f_lex.B2" office:value-type="string">
            <text:p text:style-name="P54">A class to read from Markdown files.</text:p>
          </table:table-cell>
        </table:table-row>
        <table:table-row table:style-name="vdmj_5f_lex.2">
          <table:table-cell table:style-name="vdmj_5f_lex.A2" office:value-type="string">
            <text:p text:style-name="P55">ExternalFormatReader</text:p>
          </table:table-cell>
          <table:table-cell table:style-name="vdmj_5f_lex.B2" office:value-type="string">
            <text:p text:style-name="P55">An interface implemented by other external format readers (eg. PDFs)</text:p>
          </table:table-cell>
        </table:table-row>
      </table:table>
      <text:p text:style-name="Text_20_body"/>
      <table:table table:name="vdmj_lex_enum" table:style-name="vdmj_5f_lex_5f_enum">
        <table:table-column table:style-name="vdmj_5f_lex_5f_enum.A"/>
        <table:table-column table:style-name="vdmj_5f_lex_5f_enum.B"/>
        <text:soft-page-break/>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P56">The BacktrackInputReader opens a file with one of <text:span text:style-name="T27">several </text:span>stream readers: LatexStreamReader, DocStreamReader, DocxStreamReader, ODFStreamReader, <text:span text:style-name="T28">AsciiDocStreamReader or MarkdowStreamReader</text:span> – the choice is based on the file name, with the default being the LatexStreamReader (which also reads plain text). All of the stream readers <text:span text:style-name="T29">implement</text:span> <text:span text:style-name="T30">ExternalFormatReader</text:span>. <text:span text:style-name="T29">A</text:span><text:span text:style-name="T30">ddition</text:span><text:span text:style-name="T29">al</text:span><text:span text:style-name="T30"> ExternalFormatReader</text:span><text:span text:style-name="T29">s</text:span><text:span text:style-name="T30"> may be instantiated, </text:span><text:span text:style-name="T29">to add </text:span><text:span text:style-name="T30">other unsupported formats. This process is controlled by the vdmj.parser.external_readers property, which is a CSV list of &lt;suffix&gt;=&lt;class&gt; entries.</text:span></text:p>
      <text:p text:style-name="P57">The input from all ExternalFormatReaders is processed by IfdefProcessor to apply #ifdef processing before the source is parsed. The #ifdef names available are the Dialect constants (eg. #ifdef VDM_PP ... #else ... #endif), <text:span text:style-name="T27">plus any Java system properties</text:span>. Ifdef statements must occur on a line by themselves. Line numbering is preserved by issuing blank lines for #ifdef suppressed sections.</text:p>
      <text:p text:style-name="Text_20_body">The LatexStreamReader object strips out LaTeX markup <text:span text:style-name="T31">and selects lines between \begin{vdm_al} and \end{vdm_al} markers, </text:span>while preserving the line numbers.</text:p>
      <text:p text:style-name="P58">The other stream readers search for markers, <text:span text:style-name="T28">like</text:span> “<text:span text:style-name="T32">%%</text:span><text:span text:style-name="T33"> </text:span><text:span text:style-name="T32">VD</text:span><text:span text:style-name="T33">M </text:span><text:span text:style-name="T32">%%</text:span>” <text:span text:style-name="T28">or “</text:span><text:span text:style-name="T34">{vdm}</text:span><text:span text:style-name="T28">” or “</text:span><text:span text:style-name="T34">&lt;!-- vdm --&gt;</text:span><text:span text:style-name="T28">”</text:span>, in the file and extract the text between those markers, treating it as VDM source. This means that the line number information is lost, as this is much more complicated to work out in complex file formats. The <text:span text:style-name="T28">abstract </text:span>XMLStreamReader is common to .docx and .odt processing, and allows a ZIP file to be opened and a named subpart to be read as the source of the document. <text:span text:style-name="T28">The abstract Tex</text:span><text:span text:style-name="T27">t</text:span><text:span text:style-name="T28">StreamReader is used for .adoc and .markdown files, and reads lines from a text file.</text:span></text:p>
      <text:p text:style-name="P59">All formatting (like bold, italics and styles) within these documents is ignored by the stream readers. The XML formats work well with international character sets (as the character encoding is given in the XML) but the old MS .doc format may not work properly with non-ASCII <text:span text:style-name="T27">encodings</text:span>.</text:p>
      <text:p text:style-name="P60">An ExternalFormatReader can implement the reading of a file however it wishes, but it is required to create a “get<text:span text:style-name="T29">Text</text:span>” method that returns a <text:span text:style-name="T29">character array</text:span> for the extracted VDM content. The vdmj.parser.external_readers property is read by the buildExternalReaders method <text:span text:style-name="T27">and associates file suffixes with ExternalFormatReader classes that will read them.</text:span></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text:soft-page-break/>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text:continue-numbering="true" text:style-name="Outline">
        <text:list-item>
          <text:list>
            <text:list-item>
              <text:list>
                <text:list-item>
                  <text:h text:style-name="Heading_20_3" text:outline-level="3">String Values</text:h>
                </text:list-item>
              </text:list>
            </text:list-item>
          </text:list>
        </text:list-item>
      </text:list>
      <text:p text:style-name="Text_20_body">The source of a specification is represented by Java Strings internally, partly within lexical tokens and partly within classes that build on them, as covered in following sections.</text:p>
      <text:p text:style-name="Text_20_body">But special care must be taken with values that represent VDM chars – that is, sequences of chars or individual chars. The parsing of these tokens accounts for the use of backslashed quoting for special characters. So the parser and subsequent processing has to understand whether these quoting characters are present in the data (eg. “\n” would be two characters) or not (“\n” would be one newline character). This is particularly important in the toString() methods that all classes have.</text:p>
      <text:p text:style-name="P61">The convention is that lexical classes have toString methods that give raw Java Strings, so “\n” would be a single newline character. Classes that come later, like the parser, type checker, interpreter and other analyses, have toString methods that produce <text:span text:style-name="T20">VDM source</text:span><text:span text:style-name="T21">. So an ASTStringLiteralExpression, which contains a parsed VDM string, would produce a double-quoted toString value, with any special characters within it quoted with a backslash.</text:span></text:p>
      <text:p text:style-name="P52">Special care is needed in the runtime Value classes, in particular for SeqValues, which hold the runtime equivalent of string literals. If a SeqValue is seen to contain entirely CharacterValues, then its toString will produce a double-quoted and backslash quoted string value. If it contains any elements that are not CharacterValues, then it will revert to a standard “VDM sequence” output, with values surrounded by square brackets (ie. a VDM sequence enumeration).</text:p>
      <text:p text:style-name="P52">In special circumstances, a runtime Value may need to be treated as a raw Java String. In that case, there is a Value method called stringValue(), which returns a Java String that does not have any quoting applied. The method is only implemented for SeqValue and CharacterValue.</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20">name </text:span><text:span text:style-name="T21">such as C`xyz). Whenever a name is created (as opposed to an identifier), it </text:span><text:soft-page-break/><text:span text:style-name="T21">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20">explicit </text:span><text:span text:style-name="T21">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20">explicit </text:span><text:span text:style-name="T21">flag is set for very obscure reasons, which is a maintenance hazard. It may be better to take the Overture AST approach and allow names that simply don't have a class/module definition, and then take account of this when looking up definitions.</text:span></text:p>
      <text:p text:style-name="P52">To enable VDM++ and VDM-RT function/operation overloading, LexNameTokens <text:span text:style-name="T35">are mapped to TCNameTokens which</text:span> optionally include a <text:span text:style-name="T35">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35">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text:continue-numbering="true" text:style-name="Outline">
        <text:list-item>
          <text:list>
            <text:list-item>
              <text:h text:style-name="Heading_20_2" text:outline-level="2"><text:bookmark-start text:name="__RefHeading___Toc5853_348362713"/>vdmj.syntax<text:bookmark-end text:name="__RefHeading___Toc5853_348362713"/></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text:soft-page-break/>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soft-page-break/><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20">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text:continue-numbering="true" text:style-name="Outline">
        <text:list-item>
          <text:list>
            <text:list-item>
              <text:h text:style-name="P62" text:outline-level="2"><text:bookmark-start text:name="__RefHeading___Toc6190_3096258906"/>vdmj.mapper<text:bookmark-end text:name="__RefHeading___Toc6190_3096258906"/></text:h>
            </text:list-item>
          </text:list>
        </text:list-item>
      </text:list>
      <table:table table:name="Table7" table:style-name="Table7">
        <table:table-column table:style-name="Table7.A"/>
        <table:table-column table:style-name="Table7.B"/>
        <table:table-row table:style-name="Table7.1">
          <table:table-cell table:style-name="Table7.A1" table:number-columns-spanned="2" office:value-type="string">
            <text:p text:style-name="P63">Class Summary</text:p>
          </table:table-cell>
          <table:covered-table-cell/>
        </table:table-row>
        <table:table-row table:style-name="Table7.2">
          <table:table-cell table:style-name="Table7.A2" office:value-type="string">
            <text:p text:style-name="P64">ClassMapper</text:p>
          </table:table-cell>
          <table:table-cell table:style-name="Table7.A1" office:value-type="string">
            <text:p text:style-name="P64">Class to map one analysis tree into another</text:p>
          </table:table-cell>
        </table:table-row>
        <table:table-row table:style-name="Table7.2">
          <table:table-cell table:style-name="Table7.A3" office:value-type="string">
            <text:p text:style-name="P64">Mappable</text:p>
          </table:table-cell>
          <table:table-cell table:style-name="Table7.B3" office:value-type="string">
            <text:p text:style-name="P64">An interface implemented by all objects that can be mapped</text:p>
          </table:table-cell>
        </table:table-row>
        <table:table-row table:style-name="Table7.2">
          <table:table-cell table:style-name="Table7.A3" office:value-type="string">
            <text:p text:style-name="P64">MappedObject</text:p>
          </table:table-cell>
          <table:table-cell table:style-name="Table7.B3" office:value-type="string">
            <text:p text:style-name="P64">An abstract base class for mappable objects</text:p>
          </table:table-cell>
        </table:table-row>
        <table:table-row table:style-name="Table7.2">
          <table:table-cell table:style-name="Table7.A3" office:value-type="string">
            <text:p text:style-name="P64">MappedMap</text:p>
          </table:table-cell>
          <table:table-cell table:style-name="Table7.B3" office:value-type="string">
            <text:p text:style-name="P64">An abstract base class for mappable Java Maps</text:p>
          </table:table-cell>
        </table:table-row>
        <table:table-row table:style-name="Table7.2">
          <table:table-cell table:style-name="Table7.A3" office:value-type="string">
            <text:p text:style-name="P64">MappedList</text:p>
          </table:table-cell>
          <table:table-cell table:style-name="Table7.B3" office:value-type="string">
            <text:p text:style-name="P64">An abstract base class for mappable Java Lists</text:p>
          </table:table-cell>
        </table:table-row>
        <table:table-row table:style-name="Table7.2">
          <table:table-cell table:style-name="Table7.A3" office:value-type="string">
            <text:p text:style-name="P64">Mapping</text:p>
          </table:table-cell>
          <table:table-cell table:style-name="Table7.B3" office:value-type="string">
            <text:p text:style-name="P64">A representation of one line in a *.mappings file</text:p>
          </table:table-cell>
        </table:table-row>
        <table:table-row table:style-name="Table7.2">
          <table:table-cell table:style-name="Table7.A3" office:value-type="string">
            <text:p text:style-name="P64">MappingReader</text:p>
          </table:table-cell>
          <table:table-cell table:style-name="Table7.B3" office:value-type="string">
            <text:p text:style-name="P64">A parser to read *.mappings files.</text:p>
          </table:table-cell>
        </table:table-row>
      </table:table>
      <text:list xml:id="list154123468782767" text:continue-numbering="true" text:style-name="Outline">
        <text:list-item>
          <text:list>
            <text:list-item>
              <text:list>
                <text:list-item>
                  <text:h text:style-name="Heading_20_3" text:outline-level="3">Mapping Files</text:h>
                </text:list-item>
              </text:list>
            </text:list-item>
          </text:list>
        </text:list-item>
      </text:list>
      <text:p text:style-name="P65">As described in <text:bookmark-ref text:reference-format="number" text:ref-name="__RefNumPara__5878_3096258906"> 1.2</text:bookmark-ref>, VDMJ version 4 and later separate the various analyses (type checking, PO generation and interpreting) from the AST classes.</text:p>
      <text:p text:style-name="P66"><text:span text:style-name="T36">A</text:span><text:span text:style-name="T37"> mapping between two analyses is defined in a </text:span><text:span text:style-name="T38">mappings </text:span><text:span text:style-name="T39">file, which consists of the following </text:span><text:span text:style-name="T40">lines</text:span><text:span text:style-name="T39">:</text:span></text:p>
      <text:list xml:id="list3368666752" text:style-name="List_20_1">
        <text:list-item>
          <text:p text:style-name="P67">Comment lines start with a ‘#’</text:p>
        </text:list-item>
        <text:list-item>
          <text:p text:style-name="P68">Package lines start with “package” and define the source and destination Java packages for the “map” lines that follow.</text:p>
        </text:list-item>
        <text:list-item>
          <text:p text:style-name="P68"><text:soft-page-break/>Map lines <text:span text:style-name="T41">start with “map” and </text:span>define the fields of a source class that are passed to the constructor of a destination class.</text:p>
        </text:list-item>
        <text:list-item>
          <text:p text:style-name="P68">Unmapped lines <text:span text:style-name="T41">start with “unmapped” and</text:span> identify fully qualified source classes that are not mapped.</text:p>
        </text:list-item>
        <text:list-item>
          <text:p text:style-name="P69"><text:span text:style-name="T21">“</text:span><text:span text:style-name="T42">init” lines identify fully qualified static methods that are called during initialization.</text:span></text:p>
        </text:list-item>
      </text:list>
      <text:p text:style-name="P70">So for example, the following lines are taken from the mapping file that converts the typechecker “TC” tree into the interpreter “IN” tree:</text:p>
      <text:p text:style-name="Preformatted_20_Text"/>
      <text:p text:style-name="P71"># Example mapping file entries – this line is a comment.</text:p>
      <text:p text:style-name="Preformatted_20_Text">init com.fujitsu.vdmj.in.annotations.INAnnotation.reset();</text:p>
      <text:p text:style-name="Preformatted_20_Text">package com.fujitsu.vdmj.tc.expressions to com.fujitsu.vdmj.in.expressions;</text:p>
      <text:p text:style-name="Preformatted_20_Text">map TCAndExpression{left, op, right} to INAndExpression(left, op, right);</text:p>
      <text:p text:style-name="Preformatted_20_Text">unmapped com.fujitsu.vdmj.lex.LexLocation;</text:p>
      <text:p text:style-name="Preformatted_20_Text"/>
      <text:p text:style-name="P72">Note that all lines, except comments, end in a semi-colon. <text:span text:style-name="T43">Whitespace is ignored.</text:span></text:p>
      <text:p text:style-name="P73"><text:span text:style-name="T44">An</text:span><text:span text:style-name="T45"> “init” line indicates that a particular reset method should be called whenever the ClassMapper’s init method is called. This allows the target analysis to set things up – here, resetting something to do with annotations. Many init entries can be defined, and they are applied in order.</text:span></text:p>
      <text:p text:style-name="P73"><text:span text:style-name="T46">The</text:span><text:span text:style-name="T45"> “package” line indicates that the following “map” lines are mapping members of the tc.expressions package to the in.expressions package. These lines just reduce the amount of clutter on the map lines. Many package lines can be used. Typically, the target tree has the same package structure as the source, so there will be a package line for each grammatical group.</text:span></text:p>
      <text:p text:style-name="P74"><text:span text:style-name="T45">The “map” line example describes how to turn a TCAndExpression into an INAndExpression. The source defines a set of fields (note the curly brackets) from the source class that are to be used; the target defines the </text:span><text:span text:style-name="T47">actual order</text:span><text:span text:style-name="T45"> of those fields when passed to the target constructor. Therefore there must be a constructor which matches every map line in a mappings file. </text:span><text:span text:style-name="T48">A special target field value of “this” indicates that the source should be passed unmapped to the constructor, even if elsewhere that same class </text:span><text:span text:style-name="T44">is</text:span><text:span text:style-name="T48"> mapped. Map lines are required for every class that is mentioned in the target constructors, even if those classes are abstract. Abstract map entries don’t have to define any </text:span><text:span text:style-name="T43">fields or </text:span><text:span text:style-name="T48">parameters, e.g. “map TCDefinition{} to INDefinition();”. </text:span><text:span text:style-name="T41">Map lines can additionally set fields using a setter method, after construction. Fields to be set are declared in the source class fields as usual, but the on the target side they appear after the constructor and the keyword “set”. For example:</text:span></text:p>
      <text:p text:style-name="Preformatted_20_Text">map TC<text:span text:style-name="T49">Something</text:span>{<text:span text:style-name="T41">node, extra</text:span>} to IN<text:span text:style-name="T49">Something</text:span>(<text:span text:style-name="T41">node</text:span>) <text:span text:style-name="T41">set extra</text:span>;</text:p>
      <text:p text:style-name="Preformatted_20_Text"/>
      <text:p text:style-name="P75">This example requires the INSomething class to have a method called setExtra.</text:p>
      <text:p text:style-name="P73"><text:span text:style-name="T45">Lastly, the “unmapped” line gives the fully qualified class name of something which will not be mapped, but rather used unchanged in the target tree. Here we see a LexLocation defined as unmapped, which is because there is no real difference in location information between TC and IN (or any analysis). Another common </text:span><text:span text:style-name="T48">use of </text:span><text:span text:style-name="T45">unmapped </text:span><text:span text:style-name="T44">lines</text:span><text:span text:style-name="T45"> is for Java classes, like </text:span>“unmapped java.lang.Boolean”.</text:p>
      <text:p text:style-name="P76">If a target class <text:span text:style-name="T50">(or any of its superclasses)</text:span> has a field called <text:span text:style-name="T20">mappedFrom </text:span><text:span text:style-name="T21">with a type which can receive a value of the original source object, the field will automatically be set </text:span><text:span text:style-name="T51">to the source</text:span><text:span text:style-name="T21"> in the conversion process. This enables (say) methods of an INSomething to directly access the TCSomething source object it was created from. This is occasionally useful, to interpret something simple from the source rather than create a complete mapping for it. </text:span><text:span text:style-name="T51">Note that </text:span><text:span text:style-name="T52">mappedFrom </text:span><text:span text:style-name="T51">fields cannot subsequently be used as a source in “map” entries.</text:span></text:p>
      <text:p text:style-name="P72">Mapping files are discovered on the Java classpath. So for example, they can be added to a jar.</text:p>
      <text:p text:style-name="P72">By convention, mapping files are named after the source and target packages that they define. For example, “ast-tc.mappings” and “tc-in.mappings”. You can see these files in src/main/resources, and as such they are packaged at the top level of the VDMJ jar.</text:p>
      <text:p text:style-name="P72">When mappings files are loaded, every mapping file, of the right name, found on the classpath is loaded. This allows plugins and annotation jars to include their own mappings.</text:p>
      <text:p text:style-name="P77">Mapping files are parsed by a MappingReader, called via the ClassMapper’s getInstance method, <text:soft-page-break/>which is passed the name of the mapping file(s) to read. The ClassMapper maintains a cache of mapping files that it has read, so a subsequent call to getInstance with the same name will return the ClassMapper instance that deals with that one mapping.</text:p>
      <text:p text:style-name="P77">When a mapping file is read, the packages, classes and constructors are all checked and turned into the corresponding classes in the Java reflection package so that subsequent processing of trees is as efficient as possible. <text:span text:style-name="T53">All mapped classes have to implement the Mappable interface (or be unmapped).</text:span></text:p>
      <text:list text:continue-list="list154123468782767" text:style-name="Outline">
        <text:list-item>
          <text:list>
            <text:list-item>
              <text:list>
                <text:list-item>
                  <text:h text:style-name="Heading_20_3" text:outline-level="3">Mapping Collections</text:h>
                </text:list-item>
              </text:list>
            </text:list-item>
          </text:list>
        </text:list-item>
      </text:list>
      <text:p text:style-name="P78">Often, a field in a source object will be some sort of Java collection – a List or a Map, for example. The basic Java classes do not implement the Mappable interface and so these classes cannot be mapped directly. Instead, these collections have to be treated as Mappable equivalents. To support this, the MappedList and MappedMap classes both implement Mappable and have constructors which convert the collections content. For example:</text:p>
      <text:p text:style-name="P79"/>
      <text:p text:style-name="P80"># Map TCClassLists to INClassLists</text:p>
      <text:p text:style-name="Preformatted_20_Text">map TCClassList{} to INClassList(<text:span text:style-name="T54">this</text:span>);</text:p>
      <text:p text:style-name="P81"/>
      <text:p text:style-name="P82">public class INClassList</text:p>
      <text:p text:style-name="P83"><text:tab/>extends <text:span text:style-name="T54">INMappedList</text:span>&lt;TCClassDefinition, INClassDefinition&gt;</text:p>
      <text:p text:style-name="P84">{</text:p>
      <text:p text:style-name="P84"><text:tab/>public <text:span text:style-name="T54">INClassList(TCClassList from)</text:span> throws Exception</text:p>
      <text:p text:style-name="P84"><text:tab/>{</text:p>
      <text:p text:style-name="P84"><text:tab/><text:tab/>super(from);</text:p>
      <text:p text:style-name="P84"><text:tab/>}</text:p>
      <text:p text:style-name="P84">...</text:p>
      <text:p text:style-name="P81"/>
      <text:p text:style-name="P85"><text:span text:style-name="T54">abstract public class INMappedList</text:span>&lt;FROM extends Mappable,</text:p>
      <text:p text:style-name="P86"><text:tab/>TO extends Mappable&gt; extends <text:span text:style-name="T54">MappedList</text:span>&lt;FROM, TO&gt;</text:p>
      <text:p text:style-name="P81">{</text:p>
      <text:p text:style-name="P81"><text:tab/>private static final long serialVersionUID = 1L;</text:p>
      <text:p text:style-name="P81"/>
      <text:p text:style-name="P81"><text:tab/>public <text:span text:style-name="T54">INMappedList(List&lt;FROM&gt; from)</text:span> throws Exception</text:p>
      <text:p text:style-name="P81"><text:tab/>{</text:p>
      <text:p text:style-name="P81"><text:tab/><text:tab/>super(<text:span text:style-name="T54">INNode.MAPPINGS</text:span>, from);</text:p>
      <text:p text:style-name="P81"><text:tab/>}</text:p>
      <text:p text:style-name="P81">...</text:p>
      <text:p text:style-name="P81"/>
      <text:p text:style-name="P85"><text:span text:style-name="T54">abstract public class MappedList</text:span>&lt;FROM extends Mappable,</text:p>
      <text:p text:style-name="P86"><text:tab/>TO extends Mappable&gt; extends Vector&lt;TO&gt; <text:span text:style-name="T54">implements Mappable</text:span></text:p>
      <text:p text:style-name="P81">{</text:p>
      <text:p text:style-name="P81"><text:tab/>private static final long serialVersionUID = 1L;</text:p>
      <text:p text:style-name="P81"/>
      <text:p text:style-name="P81"><text:tab/>@SuppressWarnings("unchecked")</text:p>
      <text:p text:style-name="P81"><text:tab/>public MappedList(String mappings, List&lt;FROM&gt; from) throws Exception</text:p>
      <text:p text:style-name="P81"><text:tab/>{</text:p>
      <text:p text:style-name="P81"><text:tab/><text:tab/>ClassMapper mapper = <text:span text:style-name="T54">ClassMapper.getInstance(mappings)</text:span>;</text:p>
      <text:p text:style-name="P81"><text:tab/><text:tab/></text:p>
      <text:p text:style-name="P81"><text:tab/><text:tab/>for (FROM type: from)</text:p>
      <text:p text:style-name="P81"><text:tab/><text:tab/>{</text:p>
      <text:p text:style-name="P81"><text:tab/><text:tab/><text:tab/>add((TO)<text:span text:style-name="T54">mapper.convert(type)</text:span>);</text:p>
      <text:p text:style-name="P81"><text:tab/><text:tab/>}</text:p>
      <text:p text:style-name="P81"><text:tab/>}</text:p>
      <text:p text:style-name="P81">...</text:p>
      <text:p text:style-name="P81"/>
      <text:p text:style-name="P87"><text:span text:style-name="T53">So in this example, a list of TCClassDefinitions is converted from a TCClassList to an INClassList. The INClassList </text:span><text:span text:style-name="T43">is constructed from a TCClassList and</text:span><text:span text:style-name="T53"> </text:span><text:span text:style-name="T46">extends</text:span><text:span text:style-name="T53"> INMappedList, which in turn extends MappedList. The INMappedList is used by all lists in the IN tree and passes the INNode.MAPPINGS string (which is “tc-in.mappings”) up to the MappedList, which uses the name to find the ClassMapper </text:span><text:soft-page-break/><text:span text:style-name="T53">instance and then use</text:span><text:span text:style-name="T55">s</text:span><text:span text:style-name="T53"> it to convert each of the source list objects.</text:span></text:p>
      <text:p text:style-name="P88">The process for a MappedMap is similar.</text:p>
      <text:list xml:id="list154122634994349" text:continue-numbering="true" text:style-name="Outline">
        <text:list-item>
          <text:list>
            <text:list-item>
              <text:list>
                <text:list-item>
                  <text:h text:style-name="P89" text:outline-level="3">The Mapping Process</text:h>
                </text:list-item>
              </text:list>
            </text:list-item>
          </text:list>
        </text:list-item>
      </text:list>
      <text:p text:style-name="P88">The mapping process proceeds as follows:</text:p>
      <text:list xml:id="list154124278751081" text:continue-list="list3368666752" text:style-name="List_20_1">
        <text:list-item>
          <text:p text:style-name="P90">Once the <text:span text:style-name="T56">right mapping is identified, the ClassMapper.getInstance(name) method is called to either find and parse the mapping file(s), or to return the previously parsed data.</text:span></text:p>
        </text:list-item>
        <text:list-item>
          <text:p text:style-name="P91">The top level source object is passed to the convert method of the ClassMapper instance. This is very likely to be a collection, such as TCModuleList or ASTClassList.</text:p>
        </text:list-item>
        <text:list-item>
          <text:p text:style-name="P92"><text:span text:style-name="T56">The MappedList constructor is passed the source collection, finds the ClassMapper instance created above, and loops through the content of the collection, converting each </text:span><text:span text:style-name="T57">element</text:span><text:span text:style-name="T56">.</text:span></text:p>
        </text:list-item>
        <text:list-item>
          <text:p text:style-name="P92"><text:span text:style-name="T56">The mapper looks up the class of each </text:span><text:span text:style-name="T57">element, and obtains the Java values of all of the fields identified in the mapping.</text:span></text:p>
        </text:list-item>
        <text:list-item>
          <text:p text:style-name="P93">Each field value is, in turn, converted using the ClassMapper.</text:p>
        </text:list-item>
        <text:list-item>
          <text:p text:style-name="P93">The converted fields are used to construct a target object, using the mapping.</text:p>
        </text:list-item>
        <text:list-item>
          <text:p text:style-name="P93">The target object is returned to the MappedList, which adds it to the target collection.</text:p>
        </text:list-item>
        <text:list-item>
          <text:p text:style-name="P93">Finally the MappedList returns the target list to the caller.</text:p>
        </text:list-item>
        <text:list-item>
          <text:p text:style-name="P69">The target tree can then be used to do whatever analysis it does.</text:p>
        </text:list-item>
      </text:list>
      <text:p text:style-name="P88">There are two problems with a naive approach to converting classes <text:span text:style-name="T56">like this</text:span>: firstly, if a given object reference occurs in more than one place in the source tree, the target tree will create duplicates unless this is avoided; secondly, <text:span text:style-name="T56">if a constructor argument is being converted, and the same object occurs deeper in the tree of “itself”, there is a danger of infinite loops.</text:span></text:p>
      <text:p text:style-name="P94"><text:span text:style-name="T56">The first problem is solved by the ClassMapper keeping a map of source object IDs to target objects that have already been converted. If the same source object is converted, the previous target is returned. This preserves the duplications </text:span><text:span text:style-name="T58">from</text:span><text:span text:style-name="T56"> the source tree. To support this, all mapped source classes must extend MappedObject. This includes a getMappedId method which returns a unique Java long for each instance. Typically, analyses define an XXNode that extends MappedObject, </text:span><text:span text:style-name="T59">and that class also defines the name of the </text:span><text:span text:style-name="T60">MAPPING</text:span><text:span text:style-name="T59"> file to use </text:span><text:span text:style-name="T60">to create</text:span><text:span text:style-name="T59"> all of its subclasses.</text:span></text:p>
      <text:p text:style-name="P94"><text:span text:style-name="T56">The </text:span><text:span text:style-name="T59">second problem is more subtle </text:span><text:span text:style-name="T61">because </text:span><text:span text:style-name="T62">until</text:span><text:span text:style-name="T61"> an object is created, you cannot predict its object reference</text:span><text:span text:style-name="T59">. </text:span><text:span text:style-name="T61">So w</text:span><text:span text:style-name="T59">hen the conversion of each object is started, it is used to create a Progress object </text:span><text:span text:style-name="T60">which is</text:span><text:span text:style-name="T59"> added to a</text:span><text:span text:style-name="T61">n “inProgress”</text:span><text:span text:style-name="T59"> Stack; </text:span><text:span text:style-name="T62">each</text:span><text:span text:style-name="T59"> Progress object is popped when the </text:span><text:span text:style-name="T62">conversion</text:span><text:span text:style-name="T59"> is completed. The private Progress class contains the source object being converted, and a list of Pairs, each of which defines another Object and a field </text:span><text:span text:style-name="T61">name that references the source</text:span><text:span text:style-name="T59">. When a set of constructor arguments are created, if </text:span><text:span text:style-name="T62">any</text:span><text:span text:style-name="T59"> source </text:span><text:span text:style-name="T61">fields are already in the Progress stack (ie. they are actively being converted), they are added to the Progress entry already on the stack. When a Progress entry is popped, the converted object reference is available and the fields that the Progress items lists are updated with the target.</text:span></text:p>
      <text:list text:continue-list="list154122634994349" text:style-name="Outline">
        <text:list-item>
          <text:list>
            <text:list-item>
              <text:list>
                <text:list-item>
                  <text:h text:style-name="P95" text:outline-level="3">ClassMapper Usage</text:h>
                </text:list-item>
              </text:list>
            </text:list-item>
          </text:list>
        </text:list-item>
      </text:list>
      <text:p text:style-name="P96">Although the description above is quite complicated, the hope is that using the ClassMapper is as simple as reasonably possible.</text:p>
      <text:p text:style-name="P97"><text:span text:style-name="T55">If we assume that the mapping file for </text:span><text:span text:style-name="T63">transforming XX classes into YY classes</text:span><text:span text:style-name="T55"> is complete </text:span><text:span text:style-name="T64">and on the classpath</text:span><text:span text:style-name="T55">, and the name of the mapping file is in the YYNode class that all </text:span><text:span text:style-name="T65">YY</text:span><text:span text:style-name="T55"> classes extend, the process of converting an XX tree into a YY tree is as follows:</text:span></text:p>
      <text:p text:style-name="P98"/>
      <text:p text:style-name="Preformatted_20_Text"><text:span text:style-name="T63">XX</text:span>Reader mr = new <text:span text:style-name="T63">XX</text:span>Reader(<text:span text:style-name="T63">source</text:span>);</text:p>
      <text:p text:style-name="Preformatted_20_Text"><text:soft-page-break/><text:span text:style-name="T63">XX</text:span>ModuleList <text:span text:style-name="T64">xx</text:span>modules = mr.readModules();</text:p>
      <text:p text:style-name="P99"><text:span text:style-name="T63">YY</text:span>ModuleList <text:span text:style-name="T66">yymodules</text:span> =</text:p>
      <text:p text:style-name="P99"><text:s text:c="4"/><text:span text:style-name="T55">C</text:span>lassMapper.getInstance(<text:span text:style-name="T55">YY</text:span>Node.MAPPINGS).init().convert(<text:span text:style-name="T41">xx</text:span>modules);</text:p>
      <text:p text:style-name="P99"/>
      <text:p text:style-name="P100">Here we assume that the XX tree is read from some source by an XXReader and that the result is a list of modules held in an XXModuleList. To convert this to a YYModuleList, the ClassMapper instance for the name of the XX-to-YY mapping is found/created by getInstance, and then it is initialized (since this is the start of a tree conversion). Finally the convert method is used to translate the XXModuleList into a YYModuleList.</text:p>
      <text:p text:style-name="P100">A more realistic example is given in section <text:bookmark-ref text:reference-format="number" text:ref-name="__RefNumPara__6333_589696801"> 2.1</text:bookmark-ref>, where an AST tree is converted to a TC tree for type checking and subsequently into an IN tree for the interpreter.</text:p>
      <text:list text:continue-numbering="true" text:style-name="Outline">
        <text:list-item>
          <text:list>
            <text:list-item>
              <text:list>
                <text:list-item>
                  <text:h text:style-name="Heading_20_3" text:outline-level="3">Comments</text:h>
                </text:list-item>
              </text:list>
            </text:list-item>
          </text:list>
        </text:list-item>
      </text:list>
      <text:p text:style-name="P101">The mapping process may seem heavyweight, but it is surprisingly fast, as discussed in <text:bookmark-ref text:reference-format="number" text:ref-name="__RefNumPara__6188_3096258906">[9]</text:bookmark-ref>.</text:p>
      <text:list text:continue-numbering="true" text:style-name="Outline">
        <text:list-item>
          <text:list>
            <text:list-item>
              <text:h text:style-name="Heading_20_2" text:outline-level="2"><text:bookmark-start text:name="__RefNumPara__6812_3224575461"/><text:bookmark-start text:name="__RefHeading___Toc5855_348362713"/>Analysis Packages<text:bookmark-end text:name="__RefNumPara__6812_3224575461"/><text:bookmark-end text:name="__RefHeading___Toc5855_348362713"/></text:h>
            </text:list-item>
          </text:list>
        </text:list-item>
      </text:list>
      <text:p text:style-name="P102">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102">The sub-packages are described below. Note that within each sub-package, classes related to the same AST node type have name<text:span text:style-name="T16">s</text:span> prefixed with “TC”, “IN” or “PO”.</text:p>
      <text:list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67">(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row table:style-name="vdmj_5f_types.2">
          <table:table-cell table:style-name="vdmj_5f_types.A2" office:value-type="string">
            <text:p text:style-name="P103">TCTypeQualifier</text:p>
          </table:table-cell>
          <table:table-cell table:style-name="vdmj_5f_types.B2" office:value-type="string">
            <text:p text:style-name="P103">A class to filter classes from a UnionType.</text:p>
          </table:table-cell>
        </table:table-row>
      </table:table>
      <text:p text:style-name="Text_20_body"/>
      <text:p text:style-name="Text_20_body"><text:soft-page-break/>The types <text:span text:style-name="T35">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16">TCT</text:span>ypes have a method to “resolve” themselves. The process of type resolution occurs early in the type checking process (see below), and turns <text:span text:style-name="T16">TC</text:span>UnresolvedTypes, which are just the names of types from the syntax analysis, into the actual type of the corresponding definition. The core of this happens in the typeResolve method of <text:span text:style-name="T67">TC</text:span>UnresolvedType, though other types call typeResolve recursively for any types that they contain – for example, <text:span text:style-name="T67">TC</text:span>FunctionTypes must resolve their parameter types and return type. The type resolution mechanism contains a recursive defence to avoid types which reference themselves from blowing the stack.</text:p>
      <text:p text:style-name="Text_20_body"><text:span text:style-name="T68">A static method called TCInstantiate.instantiate</text:span> “polymorph<text:span text:style-name="T68">s</text:span>” <text:span text:style-name="T68">types</text:span>. This means that given a <text:span text:style-name="T68">map of </text:span>actual type parameter<text:span text:style-name="T68">s and names</text:span>, <text:span text:style-name="T68">it</text:span> substitute<text:span text:style-name="T68">s</text:span> th<text:span text:style-name="T68">e actual</text:span> type for any ParameterTypes they contain to yield a new Type object. This is used during the type check and execution of polymorphic function instantiations, when the actual type parameters are known.</text:p>
      <text:p text:style-name="Text_20_body">All <text:span text:style-name="T68">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68">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68">TC</text:span>UnionType would return a new synthetic <text:span text:style-name="T68">TC</text:span>RecordType with a single field called “label”, with type “(seq of char) | nat1”. So the type checking of access to the label field would proceed as though that was its type, even though at runtime the type will be one or the other.</text:p>
      <text:p text:style-name="P104">A TCTypeQualifier class can be used with TCTypeUnion’s “match” method to return a TCTypeSet that only includes the types from the union that match, according to the qualifier. This is used during PO generation to check whether a subset of the types in a union are applicable, which will issue a subtype PO.</text:p>
      <text:p text:style-name="Text_20_body"><text:span text:style-name="T68">The </text:span><text:span text:style-name="T69">IN</text:span><text:span text:style-name="T68">G</text:span>etAllValues<text:span text:style-name="T69">Visitor, called via INTypeBind and INMultipleTypeBind</text:span> is used during the evaluation of type binds. The <text:span text:style-name="T69">visitor</text:span> returns all the values for the type, though the only types which implements this are BooleanType, QuoteType and unions, <text:span text:style-name="T68">records, sets or maps</text:span> of these types; other types throw an exception if this is called, <text:span text:style-name="T68">since they contain an infinite number of values</text:span>.</text:p>
      <text:p text:style-name="Text_20_body"><text:span text:style-name="T68">TC</text:span>UnknownTypes are used during error handling. Typically, an error will be encountered and reported, but rather than returning (say) the type of a sub-expression from type checking, a <text:span text:style-name="T68">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68">TC</text:span>VoidType is usually used to mean the absence of a type, so for example an operation which returns “()” would be represented by a <text:span text:style-name="T70">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70">TC</text:span>VoidReturnType is used.</text:p>
      <text:p text:style-name="Text_20_body">The <text:span text:style-name="T70">TC</text:span>TypeList and <text:span text:style-name="T70">TC</text:span>TypeSet classes implement lists and sets of <text:span text:style-name="T70">TC</text:span>Types, respectively. These are used in processing when a collection of types are encountered which must be turned into a single product type (<text:span text:style-name="T70">TC</text:span>TypeList) or a single union type (<text:span text:style-name="T70">TC</text:span>TypeSet). The <text:span text:style-name="T70">TC</text:span>ProductType and <text:span text:style-name="T70">TC</text:span>UnionType classes contain one <text:span text:style-name="T70">TC</text:span>TypeList and <text:span text:style-name="T70">TC</text:span>TypeSet, respectively.</text:p>
      <text:list text:continue-numbering="true"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no <text:span text:style-name="T70">TC</text:span>ReferenceType (compare with a ReferenceValue), yet several of the types do contain directly referenced types (like <text:span text:style-name="T70">TC</text:span>OptionalType and <text:span text:style-name="T70">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70">TC</text:span>Types that they contain. But definitions do not recurse into the expressions and statements that they contain, even though they have unresolved <text:span text:style-name="T70">TC</text:span>Types. Rather, unresolved types in expressions and statements are resolved later when the main type checking pass requires them. </text:p>
      <text:p text:style-name="Text_20_body">Do we call them products or tuples? <text:s/>I went for <text:span text:style-name="T70">TC</text:span>ProductTypes and TupleValues in the end.</text:p>
      <text:list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70">(AST|TC|IN|PO)</text:span>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35">sub-</text:span>package contains classes that represent the various types of expression that can be defined in a specification. They are all sub-classes of an abstract Expression class, which defines methods for an expression to be type checked, evaluated <text:span text:style-name="T70">or PO generated</text:span>.</text:p>
      <text:p text:style-name="Text_20_body">The typeCheck method is implemented by all expressions, and is passed an environment defining the variables and types in scope, <text:span text:style-name="T71">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71">TC</text:span>Type which indicates the result of analysing the expression in the environment passed. So literal expressions simply return an appropriate type, like <text:span text:style-name="T71">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71">TC</text:span>ForAllExpression is as follows:</text:p>
      <text:p text:style-name="Preformatted_20_Text"/>
      <text:p text:style-name="Preformatted_20_Text">@Override</text:p>
      <text:p text:style-name="P105">public <text:span text:style-name="T71">TC</text:span>Type typeCheck(Environment base, TypeList qualifiers,</text:p>
      <text:p text:style-name="P105"><text:tab/>NameScope scope<text:span text:style-name="T71">, TCType constraint</text:span>)</text:p>
      <text:p text:style-name="Preformatted_20_Text">{</text:p>
      <text:p text:style-name="Preformatted_20_Text"><text:tab/>Definition def = new <text:span text:style-name="T72">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71">new TCBooleanType()</text:span>).isType(<text:span text:style-name="T71">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soft-page-break/><text:tab/>local.unusedCheck();</text:p>
      <text:p text:style-name="P105"><text:tab/>return <text:span text:style-name="T71">checkConstraint(constraint, new TCBooleanType());</text:span></text:p>
      <text:p text:style-name="Preformatted_20_Text">}</text:p>
      <text:p text:style-name="Preformatted_20_Text"/>
      <text:p text:style-name="Preformatted_20_Text"/>
      <text:p text:style-name="Text_20_body">A <text:span text:style-name="T72">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72">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72">after checking that this meets the constraint</text:span>.</text:p>
      <text:p text:style-name="Text_20_body">The typeCheck method on <text:span text:style-name="T72">TC</text:span>Expression is also passed a <text:span text:style-name="T72">TC</text:span>TypeList. This is used when trying to resolve name overloading during function and operation application in VDM++ and VDM-RT. The typeCheck method of <text:span text:style-name="T72">TC</text:span>ApplyExpression starts by generating a <text:span text:style-name="T72">TC</text:span>TypeList from the typeCheck of each of the argument expressions it has. That may generate (say) [int, int, bool]. That list is then passed to the typeCheck method for the root of the apply (the thing being applied). If this root is a <text:span text:style-name="T72">TC</text:span>VariableExpression or a <text:span text:style-name="T72">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72">IN</text:span>Expressions is the eval method. This is called to evaluate the expression given the runtime Context (the runtime equivalent of an Environment). The method returns a Value object, which can represent any value in VDM. The eval method for <text:span text:style-name="T72">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106"><text:s text:c="4"/><text:tab/><text:tab/>Value l = left.eval(ctxt);</text:p>
      <text:p text:style-name="P106"><text:s text:c="4"/><text:tab/><text:tab/>Value r = right.eval(ctxt);</text:p>
      <text:p text:style-name="P106"/>
      <text:p text:style-name="P106"><text:tab/><text:tab/>if (NumericValue.areIntegers(l, r))</text:p>
      <text:p text:style-name="P106"><text:tab/><text:tab/>{</text:p>
      <text:p text:style-name="P106"><text:tab/><text:tab/><text:tab/>long lv = l.intValue(ctxt);</text:p>
      <text:p text:style-name="P106"><text:tab/><text:tab/><text:tab/>long rv = r.intValue(ctxt);</text:p>
      <text:p text:style-name="P106"><text:tab/><text:tab/><text:tab/>long sum = addExact(lv, rv, ctxt);</text:p>
      <text:p text:style-name="P106"><text:tab/><text:tab/><text:tab/>return NumericValue.valueOf(sum, ctxt);</text:p>
      <text:p text:style-name="P106"><text:tab/><text:tab/>}</text:p>
      <text:p text:style-name="P106"><text:tab/><text:tab/>else</text:p>
      <text:p text:style-name="P106"><text:tab/><text:tab/>{</text:p>
      <text:p text:style-name="P106"><text:tab/><text:tab/><text:tab/>double lv = l.realValue(ctxt);</text:p>
      <text:p text:style-name="P106"><text:tab/><text:tab/><text:tab/>double rv = r.realValue(ctxt);</text:p>
      <text:p text:style-name="P106"><text:tab/> <text:s text:c="3"/><text:tab/><text:tab/>return NumericValue.valueOf(lv + rv, ctxt);</text:p>
      <text:p text:style-name="P106"><text:tab/><text:tab/>}</text:p>
      <text:p text:style-name="P107"><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soft-page-break/>}</text:p>
      <text:p text:style-name="Preformatted_20_Text"/>
      <text:p text:style-name="Preformatted_20_Text"/>
      <text:p text:style-name="Text_20_body">All <text:span text:style-name="T72">IN</text:span>Expressions and <text:span text:style-name="T72">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72">IN</text:span>PlusExpression evaluates its left and right hand sides, and converts the resulting Value objects to raw Java <text:span text:style-name="T72">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 The value system does not have location information (what is the location of the pure value <text:span text:style-name="T72">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72">used</text:span> like this, but having operation values too means that, in VDM++ or VDM-RT, an object becomes a map of names to values – whether those are instance variable values or member operations and functions. The eval method of the <text:span text:style-name="T72">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72">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72">TC</text:span>TypeList, and the equals method uses the TypeComparator (part of vdmj.typechecker) to make a compatible comparison of the two names’ type lists. Care must be taken when comparing names, especially during the “bootstrap” phases when qualifiers are not yet <text:soft-page-break/>available.</text:p>
      <text:list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72">(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35">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73">and a result constraint</text:span> – though note that there is no need for a <text:span text:style-name="T73">TC</text:span>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text:span text:style-name="T73">IN</text:span>Expressions, all <text:span text:style-name="T73">IN</text:span>Statements define an eval method which executes them, returning a Value – though statement executions usually return VoidValues.</text:p>
      <text:p text:style-name="Text_20_body"><text:span text:style-name="T73">TC</text:span>Statements implement a method called exitCheck, which explores the statement tree (following blocks and branches from compound statements, <text:span text:style-name="T69">using a visitor</text:span>) looking for statements which can raise an exit status, like the <text:span text:style-name="T73">TC</text:span>ExitStatement itself. <text:s/>This is used in the type checking of statements that catch and process exits, like <text:span text:style-name="T73">TC</text:span>TrapStatements. <text:s/>The method returns a set of exit <text:span text:style-name="T73">TC</text:span>Types that can be thrown.</text:p>
      <text:p text:style-name="Text_20_body">All <text:span text:style-name="T73">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text:span text:style-name="T69">The detail is in the TCExitChecker visitor.</text:span> <text:span text:style-name="T69">This may </text:span>produce false negatives (indicat<text:span text:style-name="T69">ing</text:span> that operations can't exit, when in fact they can). I gather VDMTools is better, but not perfect either. It is known to produce false positives.</text:p>
      <text:list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73">(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35">sub-</text:span>package includes value classes to represent the various patterns and binds in a specification. They are all subclasses of an abstract Pattern, Bind or MultipleBind class.</text:p>
      <text:p text:style-name="Text_20_body">Patterns generate definitions, given a <text:span text:style-name="T73">TC</text:span>Type. For example, the pattern “[a,b,c]” will produce <text:soft-page-break/>definitions for the three integer variables, given that it is of type “seq of int”. The process of definition generation is recursive over the tree of nested patterns that might be defined. So the getDefinitions(<text:span text:style-name="T73">TC</text:span>Type) method which all <text:span text:style-name="T73">TCP</text:span>atterns implement, <text:span text:style-name="T69">uses a visitor to</text:span> recurse for those pattern types which are defined as containing sub-patterns. The leaves of the pattern tree are the simple pattern types: <text:span text:style-name="T73">TC</text:span>BooleanPattern, <text:span text:style-name="T73">TC</text:span>CharacterPattern, etc. At the leaves, it is only <text:span text:style-name="T73">TC</text:span>IdentifierPattern which produces variable definitions.</text:p>
      <text:p text:style-name="Text_20_body">Similarly, <text:span text:style-name="T73">INP</text:span>atterns generate a list of name/value pairs given a Value. The value is matched against the “shape” of the pattern and its sub-patterns, and any <text:span text:style-name="T73">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73">IN</text:span>Patterns can also be asked for a simple list of their variable names, which involves a depth search for <text:span text:style-name="T73">IN</text:span>IdentifierPatterns <text:span text:style-name="T69">using a visitor</text:span>.</text:p>
      <text:p text:style-name="Text_20_body"><text:span text:style-name="T73">TC</text:span>Patterns include a typeResolve method because <text:span text:style-name="T73">TC</text:span>ExpressionPatterns can contain references to <text:span text:style-name="T73">TC</text:span>UnresolvedTypes that need to be resolved early in the type check. <text:span text:style-name="T73">TC</text:span>Definitions which include <text:span text:style-name="T73">TC</text:span>Patterns recurse into the pattern's typeResolve from their own typeResolve methods.</text:p>
      <text:p text:style-name="Text_20_body">A<text:span text:style-name="T73">n</text:span> <text:span text:style-name="T73">IN</text:span>Bind, which is sub-classed by <text:span text:style-name="T73">IN</text:span>SetBind and <text:span text:style-name="T73">IN</text:span>TypeBind, comprises a <text:span text:style-name="T73">IN</text:span>Pattern and a set of Values (either an explicit set, or the set of all the Values that a <text:span text:style-name="T73">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73">IN</text:span>Bind needs to generate all the possible Values, which are then given to the pattern to generate name/value pairs for each iteration. Therefore <text:span text:style-name="T74">IN</text:span>Bind has a method called getAllValues, which is implemented by both sub-classes (the TypeBind implementation calls the getAllValues method of the <text:span text:style-name="T74">TC</text:span>Type, which is an error for everything except BooleanType, QuoteType and unions, <text:span text:style-name="T74">records, maps and sets</text:span> of these).</text:p>
      <text:p text:style-name="Text_20_body"><text:span text:style-name="T74">IN</text:span>MultipleBind, which is sub-classed by <text:span text:style-name="T74">IN</text:span>MultipleSetBind and <text:span text:style-name="T74">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7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74">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74">However, it is simpler, and legitimate </text:span><text:span text:style-name="T75">not </text:span><text:span text:style-name="T76">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108"><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74">&amp;&amp; permuted</text:span>) <text:s/>// <text:span text:style-name="T74">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54">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soft-page-break/><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text:continue-numbering="true" text:style-name="Outline">
        <text:list-item>
          <text:list>
            <text:list-item>
              <text:list>
                <text:list-item>
                  <text:h text:style-name="Heading_20_3" text:outline-level="3">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74">(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74">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74">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74">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74">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74">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74">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74">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35">sub-</text:span>package includes classes to represent the definitions which can occur in a VDM-SL, <text:soft-page-break/>VDM++ or VDM-RT "traces" section, and their subsequent expansion and execution.</text:p>
      <text:p text:style-name="Text_20_body">The subclasses of <text:span text:style-name="T74">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74">Iterator</text:span> class and its subclasses represent the expanded traces, and are generated <text:span text:style-name="T77">via the</text:span> "<text:span text:style-name="T77">getIterator</text:span>" method on all <text:span text:style-name="T77">IN</text:span>TraceDefinitions. The get<text:span text:style-name="T77">NextTest</text:span> <text:span text:style-name="T77">and hasMoreTests </text:span>method<text:span text:style-name="T77">s</text:span> of <text:span text:style-name="T77">TraceIterators</text:span> actually expand the tests, returning a CallSequence, <text:span text:style-name="T77">which</text:span> is a list of Statements (<text:span text:style-name="T77">IN</text:span>CallStatements, <text:span text:style-name="T77">IN</text:span>CallObjectStatements or <text:span text:style-name="T77">IN</text:span>TraceVariableStatements).</text:p>
      <text:p text:style-name="Text_20_body">All Trace<text:span text:style-name="T77">Iterators</text:span> include a field called variables, which may contain a <text:span text:style-name="T77">IN</text:span>TraceVariableList. These are populated by <text:span text:style-name="T77">IN</text:span>TraceLetBeStBinding and <text:span text:style-name="T77">IN</text:span>TraceLetDefBinding when a particular name/value pair is chosen in the expansion of a give test sequence. The getVariables method of Trace<text:span text:style-name="T77">Iterator</text:span> returns a CallSequence which is populated with any <text:span text:style-name="T77">IN</text:span>TraceVariableStatements for the expansion. When executed, these statements just add their named value to the local context, making it available to subsequent calls in the test.</text:p>
      <text:p text:style-name="Text_20_body">A top level <text:span text:style-name="T78">IN</text:span>NamedTraceDefinition (see below) is created for each parsed trace definition, including a method to <text:span text:style-name="T77">obtain an iterator to</text:span> extract all the tests from the definition tree it contains.</text:p>
      <text:p text:style-name="Text_20_body">The execution of a trace is coordinated from a method called runtrace on the Interpreter object (see below). This first gets a<text:span text:style-name="T78">n iterator</text:span> from the <text:span text:style-name="T78">IN</text:span>NamedTraceDefinition. Then for each CallSequence <text:span text:style-name="T78">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78">TraceFilter</text:span> such that remaining tests <text:span text:style-name="T78">from</text:span> the <text:span text:style-name="T78">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78">IN</text:span>TraceVariableStatements in the test. This means that tests which are superficially the same, but which have different variable values will not match.</text:p>
      <text:p text:style-name="Text_20_body">The <text:span text:style-name="T78">TraceFilter</text:span> class <text:span text:style-name="T78">is</text:span> <text:span text:style-name="T78">also </text:span>used to cut down a very large collection of tests before execution. The <text:span text:style-name="T78">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ext:soft-page-break/>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79">iterator</text:span> (via the <text:span text:style-name="T79">IN</text:span>TraceVariableStatement), so debuggers can look at the raw value, which may be of some help.</text:p>
      <text:list xml:id="list154122930709107"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79">(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35">sub-</text:span>package contains classes representing the definitions in a specification. They are all sub-classes of an abstract Definition class.</text:p>
      <text:p text:style-name="Text_20_body">All definitions have a few things in common (fields of the abstract class). They belong to a Pass, <text:soft-page-break/>which guides the type checking <text:span text:style-name="T80">for TCDefinitions</text:span>; they have a location; they have a name, though this may be null if they contain sub-definitions; and they have a NameScope to define what sort of name(s) they define, which compl<text:span text:style-name="T81">e</text:span>ments the name scope used in type checking that searches for names of certain types.</text:p>
      <text:p text:style-name="Text_20_body"><text:span text:style-name="T80">TC</text:span>Definitions define a typeResolve method which is used very early on to resolve the <text:span text:style-name="T80">TC</text:span>UnresolvedTypes that may have come through from the syntax analysis. For example, a <text:span text:style-name="T80">TC</text:span>ExplicitFunctionDefinition would typeResolve the <text:span text:style-name="T80">TC</text:span>Type of the function, and if there were pre or postconditions, these expressions would be typeResolved, and any parameter patterns would be typeResolved.</text:p>
      <text:p text:style-name="Text_20_body"><text:span text:style-name="T80">TC</text:span>Definitions also define a typeCheck method, which is similar to the ones defined for <text:span text:style-name="T80">TC</text:span>Expression and <text:span text:style-name="T80">TC</text:span>Statement, except that there is no <text:span text:style-name="T80">TC</text:span>Type to return. For example, the <text:span text:style-name="T80">TC</text:span>ExplicitFunctionDefinition performs the following tasks in its typeCheck method:</text:p>
      <text:list xml:id="list154124777299753" text:continue-list="list154124278751081" text:style-name="List_20_1">
        <text:list-item>
          <text:p text:style-name="P67">If there are any polymorphic type parameters for this function, check that the overall function type does not reference any type parameters except those named type parameters.</text:p>
        </text:list-item>
        <text:list-item>
          <text:p text:style-name="P68">For each type parameter, create a LocalDefinition of a ParameterType and add this to a local Environment.</text:p>
        </text:list-item>
        <text:list-item>
          <text:p text:style-name="P68">Check that the parameter patterns match the overall <text:span text:style-name="T80">TC</text:span>Type’s parameters, and iterate through curried sets of parameters, using the return value from the overall <text:span text:style-name="T80">TC</text:span>Type (and its return value and so on for subsequent sets of parameters). Remember the expected result.</text:p>
        </text:list-item>
        <text:list-item>
          <text:p text:style-name="P68">Extend the local Environment with definitions for all the variables of all the patterns from all of the curried parameter sets.</text:p>
        </text:list-item>
        <text:list-item>
          <text:p text:style-name="P68">Type check the definitions this produced in the base environment (this will just do type resolution, if necessary).</text:p>
        </text:list-item>
        <text:list-item>
          <text:p text:style-name="P68">Label the local Environment as static (VDM++) if the definition’s access specifier is static.</text:p>
        </text:list-item>
        <text:list-item>
          <text:p text:style-name="P68">If we are in VDM++ or VDM-RT and the function is not static, add a “self” definition to the local Environment.</text:p>
        </text:list-item>
        <text:list-item>
          <text:p text:style-name="P68">If there is a precondition <text:span text:style-name="T80">TCE</text:span>xpression, type check the definition for it.</text:p>
        </text:list-item>
        <text:list-item>
          <text:p text:style-name="P68">If there is a post condition <text:span text:style-name="T80">TCE</text:span>xpression, type check the definition for that too.</text:p>
        </text:list-item>
        <text:list-item>
          <text:p text:style-name="P68">Type check the body <text:span text:style-name="T80">TCE</text:span>xpression of the function, remembering the actual type returned.</text:p>
        </text:list-item>
        <text:list-item>
          <text:p text:style-name="P68">If the actual return type is not assignable to the expected return type, raise an error.</text:p>
        </text:list-item>
        <text:list-item>
          <text:p text:style-name="P68">If the VDM++/VDM-RT accessibility of the expected return type is narrower than that of the definition itself, raise an error (eg. a public function cannot have a private return type).</text:p>
        </text:list-item>
        <text:list-item>
          <text:p text:style-name="P68">If the function is recursive and does not define a "measure" function, raise a warning, else if there is a measure defined, check that it exists and has the correct type.</text:p>
        </text:list-item>
        <text:list-item>
          <text:p text:style-name="P68">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P69">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80">(in TCDefinitions)</text:span> and getNameValuePairs methods <text:span text:style-name="T80">(in INDefinitions)</text:span>. Simple local definitions only define one variable, but many definition types include a Pattern specifier that may define many variables.</text:p>
      <text:p text:style-name="Text_20_body">The findName method is implemented by all <text:span text:style-name="T80">TCD</text:span>efinitions to return whether they define a name <text:soft-page-break/>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80">TCD</text:span>efinitions that define a type (<text:span text:style-name="T80">TC</text:span>TypeDefinition, <text:span text:style-name="T80">TC</text:span>StateDefinition and <text:span text:style-name="T80">TC</text:span>ClassDefinition).</text:p>
      <text:p text:style-name="Text_20_body"><text:span text:style-name="T80">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80">INClassDefinition</text:span> does have the job of setting up the static and instance environment for new objects when a "new Object()" statement is executed. <text:span text:style-name="T80">TCClassDefinition</text:span> <text:span text:style-name="T80">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82">IN</text:span>ClassDefinition at runtime (in the public/privateStaticValues fields), whereas object instance data is held inside an ObjectValue (produced by the makeInstance method of <text:span text:style-name="T82">IN</text:span>ClassDefinition), though references to the static data is included in the object's member list, so that the runtime can find them. See section <text:bookmark-ref text:reference-format="number" text:ref-name="__RefHeading___Toc5155_1903015431"> 2.8</text:bookmark-ref><text:s/>for more information about runtime variable access.</text:p>
      <text:p text:style-name="Text_20_body">The SystemDefinition class is a subclass of ClassDefinition, and adds VDM-RT specific processing for system classes. The implicit definition generation (see section 2.11) <text:span text:style-name="T82">in TCSystemDefinition </text:span>checks whether the definitions in the system class meet the VDM-RT restrictions. A systemInit method is called during system initialization <text:span text:style-name="T82">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82">(in the IN classes) </text:span>override the newInstance method to perform special processing. Both <text:span text:style-name="T82">TC </text:span>classes create their operations (ie. create <text:span text:style-name="T82">TC</text:span>ExplicitOperationDefinitions for their definition list) by parsing a string literal representing the operations required. For example:</text:p>
      <text:p text:style-name="Text_20_body"/>
      <text:p text:style-name="P109"><text:tab/>private static String defs =</text:p>
      <text:p text:style-name="P109"><text:tab/><text:tab/>"operations " +</text:p>
      <text:p text:style-name="P109"><text:tab/><text:tab/>"public CPU:(&lt;FP&gt;|&lt;FCFS&gt;) * real ==&gt; CPU " +</text:p>
      <text:p text:style-name="P109"><text:tab/><text:tab/>"<text:tab/>CPU(policy, speed) == is not yet specified; " +</text:p>
      <text:p text:style-name="P109"><text:tab/><text:tab/>"public deploy: ? ==&gt; () " +</text:p>
      <text:p text:style-name="P109"><text:tab/><text:tab/>"<text:tab/>deploy(obj) == is not yet specified; " +</text:p>
      <text:p text:style-name="P109"><text:tab/><text:tab/>"public deploy: ? * seq of char ==&gt; () " +</text:p>
      <text:p text:style-name="P109"><text:tab/><text:tab/>"<text:tab/>deploy(obj, name) == is not yet specified; " +</text:p>
      <text:p text:style-name="P109"><text:tab/><text:tab/>"public setPriority: ? * nat ==&gt; () " +</text:p>
      <text:p text:style-name="P109"><text:tab/><text:tab/>"<text:tab/>setPriority(opname, priority) == is not yet specified;";</text:p>
      <text:p text:style-name="P109"/>
      <text:p text:style-name="P109"><text:tab/>private static TCDefinitionList operationDefs() throws Exception</text:p>
      <text:p text:style-name="P109"><text:tab/>{</text:p>
      <text:p text:style-name="P109"><text:tab/><text:tab/>LexTokenReader ltr = new LexTokenReader(defs, Dialect.VDM_PP);</text:p>
      <text:p text:style-name="P109"><text:tab/><text:tab/>DefinitionReader dr = new DefinitionReader(ltr);</text:p>
      <text:p text:style-name="P109"><text:tab/><text:tab/>dr.setCurrentModule("CPU");</text:p>
      <text:p text:style-name="P109"><text:tab/><text:tab/>ASTDefinitionList ast = dr.readDefinitions();</text:p>
      <text:p text:style-name="P109"><text:tab/><text:tab/>return ClassMapper.getInstance(TCNode.MAPPINGS)</text:p>
      <text:p text:style-name="P109"><text:tab/><text:tab/><text:tab/>.checkInit().convert(ast);</text:p>
      <text:p text:style-name="P109"><text:tab/>}</text:p>
      <text:p text:style-name="Preformatted_20_Text"/>
      <text:p text:style-name="Preformatted_20_Text"/>
      <text:p text:style-name="Text_20_body">This technique permits the rest of the code to use these operations as normal. The <text:span text:style-name="T20">is not yet specified </text:span><text:span text:style-name="T21"><text:s/>processing intercepts the operation calls for CPU and BUS, calling back to the </text:span><text:span text:style-name="T83">IN</text:span><text:span text:style-name="T21">CPUClassDefinition and </text:span><text:span text:style-name="T83">IN</text:span><text:span text:style-name="T21">BUSClassDefinition classes to perform the actual processing.</text:span></text:p>
      <text:list text:continue-list="list154122930709107" text:style-name="Outline">
        <text:list-item>
          <text:list>
            <text:list-item>
              <text:list>
                <text:list-item>
                  <text:list>
                    <text:list-item>
                      <text:h text:style-name="Heading_20_4" text:outline-level="4"><text:soft-page-break/>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35">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84">The typeCheck method of TCImport and TCExport is implemented in the various subclasses to check that (say) the export definition matches the actual definition being exported.</text:span></text:p>
      <text:p text:style-name="Text_20_body">The <text:span text:style-name="T85">IN</text:span>ModuleList class is important because it contains the "initialize" method which is used to set the initial state of all modules when the interpreter is started.</text:p>
      <text:list text:continue-numbering="true" text:style-name="Outline">
        <text:list-item>
          <text:list>
            <text:list-item>
              <text:list>
                <text:list-item>
                  <text:h text:style-name="P110" text:outline-level="3">visitors</text:h>
                </text:list-item>
              </text:list>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111">Class Summary</text:p>
          </table:table-cell>
          <table:covered-table-cell/>
        </table:table-row>
        <table:table-row table:style-name="Table2.2">
          <table:table-cell table:style-name="Table2.A2" office:value-type="string">
            <text:p text:style-name="P112">&lt;<text:span text:style-name="T86">Plugin&gt;</text:span>&lt;Kind&gt;Visitor</text:p>
          </table:table-cell>
          <table:table-cell table:style-name="Table2.A1" office:value-type="string">
            <text:p text:style-name="P113">The <text:span text:style-name="T87">abstract </text:span>parent class of all <text:span text:style-name="T88">visitors for this kind</text:span>.</text:p>
          </table:table-cell>
        </table:table-row>
        <table:table-row table:style-name="Table2.2">
          <table:table-cell table:style-name="Table2.A3" office:value-type="string">
            <text:p text:style-name="P114">&lt;<text:span text:style-name="T86">Plugin&gt;</text:span>Leaf&lt;Kind&gt;Visitor</text:p>
          </table:table-cell>
          <table:table-cell table:style-name="Table2.B3" office:value-type="string">
            <text:p text:style-name="P112">An abstract searching visitor</text:p>
          </table:table-cell>
        </table:table-row>
        <table:table-row table:style-name="Table2.2">
          <table:table-cell table:style-name="Table2.A3" office:value-type="string">
            <text:p text:style-name="P112">&lt;<text:span text:style-name="T86">Plugin&gt;</text:span>***Visitor</text:p>
          </table:table-cell>
          <table:table-cell table:style-name="Table2.B3" office:value-type="string">
            <text:p text:style-name="P112">A visitor class</text:p>
          </table:table-cell>
        </table:table-row>
      </table:table>
      <text:p text:style-name="P115"/>
      <text:p text:style-name="P115">The <text:span text:style-name="T88">visitors</text:span> <text:span text:style-name="T35">sub-</text:span>package contains <text:span text:style-name="T87">the visitor framework and visitor instances for each analysis package and kind within that package (definitions, expressions, etc.)</text:span></text:p>
      <text:p text:style-name="P116">There is always an abstract parent visitor called something like TCDefinitionVisitor or POTypeVisitor. These just contain methods called case&lt;NodeType&gt;, and have generic type arguments to supply a single argument and the return type. For example:</text:p>
      <text:p text:style-name="P117"/>
      <text:p text:style-name="P118">public abstract class TCDefinitionVisitor&lt;R, S&gt;</text:p>
      <text:p text:style-name="P118">{</text:p>
      <text:p text:style-name="P118"><text:s/><text:tab/>abstract public R caseDefinition(TCDefinition node, S arg);</text:p>
      <text:p text:style-name="P118"/>
      <text:p text:style-name="P118"><text:s/><text:tab/>public R caseAssignmentDefinition(TCAssignmentDefinition node, S arg)</text:p>
      <text:p text:style-name="P118"><text:tab/>{</text:p>
      <text:p text:style-name="P118"><text:tab/><text:tab/>return caseDefinition(node, arg);</text:p>
      <text:p text:style-name="P118"><text:tab/>}</text:p>
      <text:p text:style-name="P118">...</text:p>
      <text:p text:style-name="P118"/>
      <text:p text:style-name="Text_20_body"><text:span text:style-name="T89">Note that the methods all call an abstract caseDefinition(node, arg) method by default. This is so that </text:span><text:soft-page-break/><text:span text:style-name="T89">default processing for all definitions (in this </text:span><text:span text:style-name="T90">example</text:span><text:span text:style-name="T89">) can be added to one method. Concrete visitors then extend this class and override the cases that they want to process; other cases will default to the caseDefinition method, which has to be implemented and provides </text:span><text:span text:style-name="T90">a</text:span><text:span text:style-name="T89"> default value.</text:span></text:p>
      <text:p text:style-name="P119"><text:span text:style-name="T91">One common subclass of each type of visitor is called a “Leaf” visitor (eg. TCLeafDefinitionVisitor). These process a definition and (potentially) visit each of its sub-clauses, using specialised visitors for expressions, statements, patterns and so on </text:span><text:span text:style-name="T90">that it contains</text:span><text:span text:style-name="T91">. This enables an entire tree </text:span><text:span text:style-name="T90">of a definition (in this example)</text:span><text:span text:style-name="T91"> to be processed, where the work is really performed at the leaves of the tree (hence the name); the abstract Leaf visitor provides the common searching framework. For example:</text:span></text:p>
      <text:p text:style-name="Preformatted_20_Text"/>
      <text:p text:style-name="P120">abstract class TCLeafDefinitionVisitor&lt;E, C extends Collection&lt;E&gt;, S&gt;</text:p>
      <text:p text:style-name="P120"><text:tab/><text:tab/><text:tab/>extends TCDefinitionVisitor&lt;C, S&gt;</text:p>
      <text:p text:style-name="Preformatted_20_Text">{</text:p>
      <text:p text:style-name="Preformatted_20_Text"><text:tab/>protected TCVisitorSet&lt;E, C, S&gt; vSet;</text:p>
      <text:p text:style-name="Preformatted_20_Text"><text:tab/></text:p>
      <text:p text:style-name="Preformatted_20_Text"><text:tab/>abstract protected C newCollection();</text:p>
      <text:p text:style-name="Preformatted_20_Text"><text:tab/></text:p>
      <text:p text:style-name="Preformatted_20_Text"><text:s/><text:tab/>@Override</text:p>
      <text:p text:style-name="Preformatted_20_Text"><text:tab/>public C caseAssignmentDefinition(TCAssignmentDefinition node, S arg)</text:p>
      <text:p text:style-name="Preformatted_20_Text"><text:tab/>{</text:p>
      <text:p text:style-name="Preformatted_20_Text"><text:tab/><text:tab/>TCExpressionVisitor&lt;C, S&gt; expVisitor = vSet.getExpVisitor();</text:p>
      <text:p text:style-name="Preformatted_20_Text"><text:tab/><text:tab/>TCTypeVisitor&lt;C, S&gt; typeVisitor = vSet.getTypeVisitor();</text:p>
      <text:p text:style-name="Preformatted_20_Text"><text:tab/><text:tab/>C all = newCollection();</text:p>
      <text:p text:style-name="Preformatted_20_Text"><text:tab/><text:tab/></text:p>
      <text:p text:style-name="Preformatted_20_Text"><text:tab/><text:tab/>if (typeVisitor != null)</text:p>
      <text:p text:style-name="Preformatted_20_Text"><text:tab/><text:tab/>{</text:p>
      <text:p text:style-name="Preformatted_20_Text"><text:tab/><text:tab/><text:tab/>all.addAll(node.getType().apply(typeVisitor, arg));</text:p>
      <text:p text:style-name="Preformatted_20_Text"><text:tab/><text:tab/>}</text:p>
      <text:p text:style-name="Preformatted_20_Text"><text:tab/><text:tab/></text:p>
      <text:p text:style-name="Preformatted_20_Text"><text:tab/><text:tab/>if (expVisitor != null)</text:p>
      <text:p text:style-name="Preformatted_20_Text"><text:tab/><text:tab/>{</text:p>
      <text:p text:style-name="Preformatted_20_Text"><text:tab/><text:tab/><text:tab/>all.addAll(node.expression.apply(expVisitor, arg));</text:p>
      <text:p text:style-name="Preformatted_20_Text"><text:tab/><text:tab/>}</text:p>
      <text:p text:style-name="Preformatted_20_Text"><text:tab/><text:tab/></text:p>
      <text:p text:style-name="Preformatted_20_Text"><text:tab/><text:tab/>return all;</text:p>
      <text:p text:style-name="Preformatted_20_Text"><text:tab/>}</text:p>
      <text:p text:style-name="Preformatted_20_Text">...</text:p>
      <text:p text:style-name="Preformatted_20_Text"/>
      <text:p text:style-name="P121">The generic parameters for the leaf visitor define the Element of the collection to be returned from each method, the type of the <text:span text:style-name="T92">C</text:span>ollection itself (a set or list etc) and the type of the argument to be passed. An abstract newCollection method has to be defined to create a new empty collection, and a VisitorSet is used to define the set of related visitors that will be called as the process searches through the expressions, statements, types, patterns etc that comprise the tree.</text:p>
      <text:p text:style-name="P122"><text:span text:style-name="T93">A concrete leaf visitor then has to define the visitor set, and the methods to process node </text:span><text:span text:style-name="T92">leave</text:span><text:span text:style-name="T93">s. The </text:span><text:span text:style-name="T92">same </text:span><text:span text:style-name="T93">visitor set is </text:span><text:span text:style-name="T90">available</text:span><text:span text:style-name="T93"> to all visitors in the set so that they can call between each other as necessary. For example:</text:span></text:p>
      <text:p text:style-name="P120"/>
      <text:p text:style-name="P123">public class TCGetFreeVariable<text:span text:style-name="T69">Definition</text:span>Visitor</text:p>
      <text:p text:style-name="P123"><text:tab/>extends TCLeafDefinitionVisitor&lt;TCNameToken, TCNameSet, <text:span text:style-name="T69">Environment</text:span>&gt;</text:p>
      <text:p text:style-name="P124">{</text:p>
      <text:p text:style-name="P123"><text:tab/>public TCFreeVariableDefinitionVisitor()</text:p>
      <text:p text:style-name="P123"><text:tab/>{</text:p>
      <text:p text:style-name="P123"><text:tab/><text:tab/>visitorSet = new TCVisitorSet&lt;TCNameToken, TCNameSet, Environment&gt;()</text:p>
      <text:p text:style-name="P123"><text:tab/><text:tab/>{</text:p>
      <text:p text:style-name="P123"><text:tab/><text:tab/><text:tab/>@Override</text:p>
      <text:p text:style-name="P123"><text:tab/><text:tab/><text:tab/>protected void setVisitors()</text:p>
      <text:p text:style-name="P123"><text:tab/><text:tab/><text:tab/>{</text:p>
      <text:p text:style-name="P123"><text:tab/><text:tab/><text:tab/><text:tab/>definitionVisitor = TCFreeVariableDefinitionVisitor.this;</text:p>
      <text:p text:style-name="P123"><text:tab/><text:tab/><text:tab/><text:tab/>expressionVisitor = new TCFreeVariableExpressionVisitor(this);</text:p>
      <text:p text:style-name="P123"><text:tab/><text:tab/><text:tab/><text:tab/>statementVisitor = new TCFreeVariableStatementVisitor(this);</text:p>
      <text:p text:style-name="P123"><text:tab/><text:tab/><text:tab/><text:tab/>patternVisitor = new TCFreeVariablePatternVisitor(this);</text:p>
      <text:p text:style-name="P123"><text:tab/><text:tab/><text:tab/><text:tab/>typeVisitor = new TCFreeVariableTypeVisitor(this);</text:p>
      <text:p text:style-name="P123"><text:soft-page-break/><text:tab/><text:tab/><text:tab/><text:tab/>bindVisitor = new TCFreeVariableBindVisitor(this);</text:p>
      <text:p text:style-name="P123"><text:tab/><text:tab/><text:tab/><text:tab/>multiBindVisitor = new TCFreeVariableMultipleBindVisitor(this); </text:p>
      <text:p text:style-name="P123"><text:tab/><text:tab/><text:tab/>}</text:p>
      <text:p text:style-name="P123"/>
      <text:p text:style-name="P123"><text:tab/><text:tab/><text:tab/>@Override</text:p>
      <text:p text:style-name="P123"><text:tab/><text:tab/><text:tab/>protected TCNameSet newCollection()</text:p>
      <text:p text:style-name="P123"><text:tab/><text:tab/><text:tab/>{</text:p>
      <text:p text:style-name="P123"><text:tab/><text:tab/><text:tab/><text:tab/>return TCFreeVariableDefinitionVisitor.this.newCollection();</text:p>
      <text:p text:style-name="P123"><text:tab/><text:tab/><text:tab/>}</text:p>
      <text:p text:style-name="P123"><text:tab/><text:tab/>};</text:p>
      <text:p text:style-name="P123"><text:tab/>}</text:p>
      <text:p text:style-name="P124">...</text:p>
      <text:p text:style-name="P124"/>
      <text:p text:style-name="P125">VisitorSets can theoretically include just the leaf visitors that they need. But in practice, there are two sets of the possible visitors that make sense: all of them, and {Expression, Pattern, Bind, MultiBind, Type}. A VisitorSet instance can be created and passed to the members of a set, but it is more usual to have a “lead” constructor in the set that creates one and passes itself to the others.</text:p>
      <text:p text:style-name="P125">The following table shows which visitor types use (green) which others in a set:</text:p>
      <text:list xml:id="list154124720158577" text:continue-numbering="true" text:style-name="Outline">
        <text:list-item>
          <text:list>
            <text:list-item>
              <text:h text:style-name="Heading_20_2" text:outline-level="2"><text:bookmark-start text:name="__RefHeading___Toc5857_348362713"/><draw:frame draw:style-name="fr2" draw:name="Image3" text:anchor-type="char" svg:width="15.921cm" svg:height="8.955cm" draw:z-index="68"><draw:image xlink:href="Pictures/10000000000003C00000021CE7910FAB.png" xlink:type="simple" xlink:show="embed" xlink:actuate="onLoad" draw:mime-type="image/png"/></draw:frame>vdmj.typechecker<text:bookmark-end text:name="__RefHeading___Toc5857_348362713"/></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text:soft-page-break/>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84">coordinate</text:span> the type checking of VDM-SL, VDM-RT and VDM++ specifications. Most of the actual type checking is performed by the <text:span text:style-name="T94">TC</text:span>Definition, <text:span text:style-name="T94">TC</text:span>Expression and <text:span text:style-name="T94">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94">converted into TCNodes</text:span> – and they implement a single abstract method from their parent, called typeCheck. The method takes no arguments and returns no result. Any errors or warnings raised during type checking are recorded by the <text:span text:style-name="T94">TCNode</text:span> <text:span text:style-name="T94">sub-</text:span>class (see VDMMessage).</text:p>
      <text:p text:style-name="Text_20_body">The sequence of events is slightly different for the type check of modules and classes, but they follow the same principles. <text:s/>For modules, the sequence is:</text:p>
      <text:list text:continue-list="list154124777299753" text:style-name="List_20_1">
        <text:list-item>
          <text:p text:style-name="P67">Check for duplicate module names in the list passed</text:p>
        </text:list-item>
        <text:list-item>
          <text:p text:style-name="P68">For each module, generate its definitions’ implicit definitions (like pre and post functions)</text:p>
        </text:list-item>
        <text:list-item>
          <text:p text:style-name="P68">For each module, check the export definitions exist and are of the declared type, and make a list of exported definitions for the module.</text:p>
        </text:list-item>
        <text:list-item>
          <text:p text:style-name="P68">For each module, go through the import definitions and resolve against the exports.</text:p>
        </text:list-item>
        <text:list-item>
          <text:p text:style-name="P68">Create a list of all definitions from all modules (including their imports), create an Environment that contains them all, and attempt to perform type resolution on them – ie. find the type definition for every named type.</text:p>
        </text:list-item>
        <text:list-item>
          <text:p text:style-name="P68">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P68">Report any discrepancies between the final checked types of the modules’ definitions and their explicit imported types.</text:p>
        </text:list-item>
        <text:list-item>
          <text:p text:style-name="P69">Any definition names that have not been referenced or exported produce "unused" warnings.</text:p>
        </text:list-item>
        <text:list-item>
          <text:p text:style-name="P126">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94">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text:soft-page-break/>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94">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94">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154123110888838" text:continue-numbering="true" text:style-name="List_20_1">
        <text:list-item>
          <text:p text:style-name="P67">Make sure there are no duplicate class definitions.</text:p>
        </text:list-item>
        <text:list-item>
          <text:p text:style-name="P68">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P68">Create a <text:span text:style-name="T94">P</text:span>ubli<text:span text:style-name="T94">C</text:span>lass<text:span text:style-name="T94">E</text:span>nvironment that can see all public class definitions.</text:p>
        </text:list-item>
        <text:list-item>
          <text:p text:style-name="P68">For each class, chain a <text:span text:style-name="T94">P</text:span>rivate<text:span text:style-name="T94">C</text:span>lass<text:span text:style-name="T94">E</text:span>nvironment to the public environment, and perform type resolution on the definitions in the class.</text:p>
        </text:list-item>
        <text:list-item>
          <text:p text:style-name="P68">For each class, check for overloading and overriding of its definitions.</text:p>
        </text:list-item>
        <text:list-item>
          <text:p text:style-name="P68">In the pass order: [types, values, definitions], for each class, create a <text:span text:style-name="T94">P</text:span>rivate<text:span text:style-name="T94">C</text:span>lass<text:span text:style-name="T94">E</text:span>nvironment, and type check the definitions of the given pass.</text:p>
        </text:list-item>
        <text:list-item>
          <text:p text:style-name="P69">Check for any definition names that have not been referenced and produce "unused" warnings.</text:p>
        </text:list-item>
        <text:list-item>
          <text:p text:style-name="P126">Perform a cyclic dependency check for all classes.</text:p>
          <text:p text:style-name="P126"/>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94">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ext:soft-page-break/>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text:continue-list="list154124720158577"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text:continue-numbering="true" text:style-name="Outline">
        <text:list-item>
          <text:list>
            <text:list-item>
              <text:h text:style-name="Heading_20_2" text:outline-level="2"><text:bookmark-start text:name="__RefHeading___Toc5859_348362713"/>vdmj.pog<text:bookmark-end text:name="__RefHeading___Toc5859_348362713"/></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row table:style-name="vdmj_5f_pog.2">
          <table:table-cell table:style-name="vdmj_5f_pog.A2" office:value-type="string">
            <text:p text:style-name="P127">POGState</text:p>
          </table:table-cell>
          <table:table-cell table:style-name="vdmj_5f_pog.B2" office:value-type="string">
            <text:p text:style-name="P127">State information for operation PO processing</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proof obligation <text:span text:style-name="T95">generator</text:span>. Most of the actual obligation generation is performed by <text:span text:style-name="T96">PO</text:span>Definitions, <text:span text:style-name="T96">PO</text:span>Expressions and <text:span text:style-name="T96">PO</text:span>Statements, which include a getProofObligations method that returns a ProofObligationList, <text:span text:style-name="T95">but the coordination classes are in the vdmj.pog package. A typical proof obligation contains a stack of nested "contexts" in which a particular obligation must be determined, plus a specific obligation to check. Therefore there are two important class hierarchies in the pog package: the POContext hierarchy, and the ProofObligation hierarchy.</text:span></text:p>
      <text:p text:style-name="P128">Proof obligations can come from any part of a specification, but there are important differences between those from a function body and those from an operation body, so we cover these separately below.</text:p>
      <text:list text:continue-numbering="true" text:style-name="Outline">
        <text:list-item>
          <text:list>
            <text:list-item>
              <text:list>
                <text:list-item>
                  <text:h text:style-name="Heading_20_3" text:outline-level="3">Function Obligations</text:h>
                </text:list-item>
              </text:list>
            </text:list-item>
          </text:list>
        </text:list-item>
      </text:list>
      <text:p text:style-name="Text_20_body"><text:span text:style-name="T95">Function obligations come from sub-expressions within a function body. </text:span>For example, a simple <text:soft-page-break/>function like:</text:p>
      <text:p text:style-name="Preformatted_20_Text"/>
      <text:p text:style-name="Preformatted_20_Text"><text:tab/>f: int <text:span text:style-name="T95">* map int to int</text:span> -&gt; int</text:p>
      <text:p text:style-name="Preformatted_20_Text"><text:tab/>f(i, <text:span text:style-name="T95">m</text:span>) == if i &lt; 10 then <text:span text:style-name="T54">m(i)</text:span> + 1 else <text:span text:style-name="T54">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29"/>
      <text:p text:style-name="Preformatted_20_Text"><text:tab/>Proof Obligation 1: (Unproved)</text:p>
      <text:p text:style-name="Preformatted_20_Text"><text:tab/>f: map apply obligation in 'DEFAULT' (test.vdm) at line 3:31</text:p>
      <text:p text:style-name="Preformatted_20_Text"><text:tab/>(forall i:int, m:map int to int &amp;</text:p>
      <text:p text:style-name="Preformatted_20_Text"><text:tab/> <text:s/>((i &lt; 10) =&gt;</text:p>
      <text:p text:style-name="Preformatted_20_Text"><text:tab/> <text:s text:c="3"/>i in set dom m))</text:p>
      <text:p text:style-name="Preformatted_20_Text"/>
      <text:p text:style-name="Preformatted_20_Text"><text:tab/>Proof Obligation 2: (Unproved)</text:p>
      <text:p text:style-name="Preformatted_20_Text"><text:tab/>f: map apply obligation in 'DEFAULT' (test.vdm) at line 3:45</text:p>
      <text:p text:style-name="Preformatted_20_Text"><text:tab/>(forall i:int, m:map int to int &amp;</text:p>
      <text:p text:style-name="Preformatted_20_Text"><text:tab/> <text:s/>(not (i &lt; 10) =&gt;</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97">POD</text:span>efinition is called, passing the stack. Depending on the definition type, the implementation may add to the context (eg. a function definition would push a <text:s/>POFunctionDefinitionContext) before calling getProofObligations for their inner <text:span text:style-name="T97">POE</text:span>xpression(s) or <text:span text:style-name="T97">POS</text:span>tatement(s). In the example above, the getProofObligation method of the <text:span text:style-name="T97">PO</text:span>IfExpression that comprises the function body would be called. That in turn would push an <text:span text:style-name="T98">POImpliesContext before generating obligations in its "then" sub-expression, popping the stack, and pushing a PONotImpliesContext before generating obligations for everything in the else-if list, and final else. Lastly it would pop the stack back to the state it found it in before returning a list of all the generated POs.</text:span></text:p>
      <text:p text:style-name="P13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soft-page-break/><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31">Notice that the <text:span text:style-name="T97">PO</text:span>IfExpression does not actually generate any proof obligations itself; it only sets up context so that obligations generated from its sub-expressions will be correct. The <text:span text:style-name="T97">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132"><text:tab/><text:tab/>obligations.addAll(MapApplyObligation.getAllPOs(</text:p>
      <text:p text:style-name="P132"><text:tab/><text:tab/><text:tab/>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All(SubTypeObligation.getAllPOs(</text:p>
      <text:p text:style-name="Preformatted_20_Text"><text:tab/><text:tab/><text:tab/><text:tab/>args.get(0), m.from, atype, ctxt));</text:p>
      <text:p text:style-name="Preformatted_20_Text"><text:tab/><text:tab/>}</text:p>
      <text:p text:style-name="Preformatted_20_Text"><text:tab/>}</text:p>
      <text:p text:style-name="Preformatted_20_Text"><text:tab/>...</text:p>
      <text:p text:style-name="P133"/>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 <text:span text:style-name="T99">The “getAllPOs” wrapper is used in operations to generate multiple POs (see below).</text:span></text:p>
      <text:p text:style-name="Text_20_body">The constructor of the ProofObligations generated use the context passed to generate the "<text:span text:style-name="T100">source</text:span>" of the obligation (ie. the string form of its expression):</text:p>
      <text:p text:style-name="Preformatted_20_Text"/>
      <text:p text:style-name="Preformatted_20_Text">public MapApplyObligation(</text:p>
      <text:p text:style-name="Preformatted_20_Text"><text:tab/><text:span text:style-name="T97">PO</text:span>Expression root, <text:span text:style-name="T97">PO</text:span>Expression arg, POContextStack ctxt)</text:p>
      <text:p text:style-name="Preformatted_20_Text">{</text:p>
      <text:p text:style-name="Preformatted_20_Text"><text:tab/>super(root.location, POType.MAP<text:span text:style-name="T100">_</text:span>APPLY, ctxt);</text:p>
      <text:p text:style-name="Preformatted_20_Text"><text:tab/><text:span text:style-name="T100">source</text:span> = ctxt.get<text:span text:style-name="T100">Source</text:span>(arg + " in set dom " + root);</text:p>
      <text:p text:style-name="Preformatted_20_Text">}</text:p>
      <text:p text:style-name="Preformatted_20_Text"/>
      <text:p text:style-name="Text_20_body">The get<text:span text:style-name="T100">Source</text:spa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list text:continue-numbering="true" text:style-name="Outline">
        <text:list-item>
          <text:list>
            <text:list-item>
              <text:list>
                <text:list-item>
                  <text:h text:style-name="Heading_20_3" text:outline-level="3">Operation Obligations</text:h>
                </text:list-item>
              </text:list>
            </text:list-item>
          </text:list>
        </text:list-item>
      </text:list>
      <text:p text:style-name="Text_20_body">The process of proof obligation generation is <text:span text:style-name="T101">similar</text:span> <text:span text:style-name="T101">for</text:span> operation definitions which include statements <text:span text:style-name="T100">rather than expressions</text:span>. <text:span text:style-name="T100">The outermost context in this case is a POOperationDefinitionContext. The important difference with the creation of operation POs is that, unlike function expressions, there is </text:span><text:soft-page-break/><text:span text:style-name="T100">not always a unique path through the operation to get to the obligation point, and furthermore the environment includes state data, which is effectively another parameter to the operation.</text:span></text:p>
      <text:p text:style-name="P134">For example, consider the following simple <text:span text:style-name="T102">operation that uses state data</text:span>:</text:p>
      <text:p text:style-name="Preformatted_20_Text">state S of</text:p>
      <text:p text:style-name="Preformatted_20_Text"><text:tab/><text:span text:style-name="T103">count</text:span> : nat</text:p>
      <text:p text:style-name="Preformatted_20_Text">end</text:p>
      <text:p text:style-name="Preformatted_20_Text"/>
      <text:p text:style-name="Preformatted_20_Text">...</text:p>
      <text:p text:style-name="Preformatted_20_Text"/>
      <text:p text:style-name="Preformatted_20_Text">op: nat ==&gt; real</text:p>
      <text:p text:style-name="Preformatted_20_Text">op(a) ==</text:p>
      <text:p text:style-name="Preformatted_20_Text">(</text:p>
      <text:p text:style-name="Preformatted_20_Text"><text:tab/>dcl x:nat := a + <text:span text:style-name="T103">count</text:span>;</text:p>
      <text:p text:style-name="Preformatted_20_Text"><text:tab/><text:span text:style-name="T104">x := x + 1;</text:span></text:p>
      <text:p text:style-name="Preformatted_20_Text"><text:tab/>return 1/x <text:s text:c="2"/>-- <text:span text:style-name="T102">Line 11</text:span></text:p>
      <text:p text:style-name="Preformatted_20_Text">);</text:p>
      <text:p text:style-name="Preformatted_20_Text"/>
      <text:p text:style-name="P135">This generates the following obligation:</text:p>
      <text:p text:style-name="Preformatted_20_Text"/>
      <text:p text:style-name="Preformatted_20_Text">Proof Obligation 1: (Unproved)</text:p>
      <text:p text:style-name="Preformatted_20_Text">op: non-zero obligation in 'DEFAULT' (test.vdm) at line 11:17</text:p>
      <text:p text:style-name="Preformatted_20_Text">(forall a:nat, mk_S(count):S &amp;</text:p>
      <text:p text:style-name="Preformatted_20_Text"><text:s text:c="2"/>(let x : nat = (a + count) in</text:p>
      <text:p text:style-name="Preformatted_20_Text"><text:s text:c="4"/>(let x : nat = (x + 1) in</text:p>
      <text:p text:style-name="Preformatted_20_Text"><text:s text:c="6"/>x &lt;&gt; 0)))</text:p>
      <text:p text:style-name="Preformatted_20_Text"/>
      <text:p text:style-name="P135">Comparing this to a function obligation, there are some important differences. Firstly, the “S” state vector is included in the <text:span text:style-name="T104">outermost</text:span> context, giving a “<text:span text:style-name="T105">count</text:span>” field value within the PO. <text:span text:style-name="T104">Note that the PO is still a simple expression, not a statement, so the “dcl” statement adds a local “let” within the obligation, giving the PO a value for “x” for obligations in paths that include the dcl. </text:span><text:span text:style-name="T106">Similarly, the assignment to “x” is also represented as a further “let” expression that </text:span><text:span text:style-name="T107">hides</text:span><text:span text:style-name="T106"> the previous x value. Lastly, the obligation at the end is the same as the functional case, checking that x is not causing a divide by zero.</text:span></text:p>
      <text:p text:style-name="P136">The example above has a single path to reach the obligation point (the 1/x). But this is not always the case with operations (unlike functions). Consider this updated operation:</text:p>
      <text:p text:style-name="Preformatted_20_Text"/>
      <text:p text:style-name="Preformatted_20_Text">op: nat ==&gt; real</text:p>
      <text:p text:style-name="Preformatted_20_Text">op(a) ==</text:p>
      <text:p text:style-name="Preformatted_20_Text">(</text:p>
      <text:p text:style-name="Preformatted_20_Text"><text:tab/>dcl x:nat := a + count;</text:p>
      <text:p text:style-name="Preformatted_20_Text"><text:tab/></text:p>
      <text:p text:style-name="Preformatted_20_Text"><text:tab/>if a &lt; 10</text:p>
      <text:p text:style-name="Preformatted_20_Text"><text:tab/>then x := x + 1</text:p>
      <text:p text:style-name="Preformatted_20_Text"><text:tab/>else x := x * 2;</text:p>
      <text:p text:style-name="Preformatted_20_Text"><text:tab/></text:p>
      <text:p text:style-name="Preformatted_20_Text"><text:tab/>return 1/x <text:s text:c="2"/>-- <text:span text:style-name="T108">Line 16</text:span></text:p>
      <text:p text:style-name="Preformatted_20_Text">);</text:p>
      <text:p text:style-name="Preformatted_20_Text"/>
      <text:p text:style-name="Preformatted_20_Text">Proof Obligation 1: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a &lt; 10) =&gt;</text:p>
      <text:p text:style-name="Preformatted_20_Text"><text:s text:c="6"/>(let x : nat = (x + 1) in</text:p>
      <text:p text:style-name="Preformatted_20_Text"><text:s text:c="8"/>x &lt;&gt; 0))))</text:p>
      <text:p text:style-name="Preformatted_20_Text"/>
      <text:p text:style-name="Preformatted_20_Text">Proof Obligation 2: (Unproved)</text:p>
      <text:p text:style-name="Preformatted_20_Text">op: non-zero obligation in 'DEFAULT' (test.vdm) at line 16:13</text:p>
      <text:p text:style-name="Preformatted_20_Text">(forall a:nat, mk_S(count):S &amp;</text:p>
      <text:p text:style-name="Preformatted_20_Text"><text:s text:c="2"/>(let x : nat = (a + count) in</text:p>
      <text:p text:style-name="Preformatted_20_Text"><text:s text:c="4"/>(not (a &lt; 10) =&gt;</text:p>
      <text:p text:style-name="Preformatted_20_Text"><text:soft-page-break/><text:s text:c="6"/>(let x : nat = (x * 2) in</text:p>
      <text:p text:style-name="Preformatted_20_Text"><text:s text:c="8"/>x &lt;&gt; 0))))</text:p>
      <text:p text:style-name="Preformatted_20_Text"/>
      <text:p text:style-name="P136">Now we see that we do not know which route the operation took to get to the obligation point – the “then” or “else” clauses are different. <text:span text:style-name="T108">Therefore </text:span><text:span text:style-name="T109">two obligations </text:span><text:span text:style-name="T110">are generated for the same base obligation, with each path represented in the POContextStack leading to it. In general, if there are N paths to get to an obligation point, then there will be N obligations produced.</text:span></text:p>
      <text:p text:style-name="P137">To implement this state tracking, POStatements <text:span text:style-name="T111">and POExpressions</text:span> have an extra POGState parameter that they use to track local dcl variables. When the flow of control forks, for example into the then/else branches of a statement, <text:span text:style-name="T111">two sub-POContextStacks created by the “then” and “else” branches and saved in a POAltContext, using the “copyInto” </text:span><text:span text:style-name="T112">or “popInto”</text:span><text:span text:style-name="T111"> method</text:span><text:span text:style-name="T112">s</text:span><text:span text:style-name="T111"> of the stack</text:span>. <text:span text:style-name="T108">Then a method called getAlternatives() produces a <text:s/>list of POContextStacks (</text:span><text:span text:style-name="T102">ie. flattening</text:span><text:span text:style-name="T108"> any POAltContexts), representing each alternative path. </text:span><text:span text:style-name="T112">Obligations</text:span><text:span text:style-name="T111"> then ha</text:span><text:span text:style-name="T112">ve</text:span><text:span text:style-name="T111"> a “</text:span><text:span text:style-name="T112">getAllPOs” </text:span><text:span text:style-name="T111">method which generates POs for each alternative:</text:span></text:p>
      <text:p text:style-name="P138"/>
      <text:p text:style-name="P138">public static List&lt;ProofObligation&gt; getAllPOs(</text:p>
      <text:p text:style-name="P138"><text:tab/>LexLocation location, POExpression right, POContextStack ctxt)</text:p>
      <text:p text:style-name="Preformatted_20_Text">{</text:p>
      <text:p text:style-name="Preformatted_20_Text"><text:tab/>Vector&lt;ProofObligation&gt; results = new Vector&lt;ProofObligation&gt;();</text:p>
      <text:p text:style-name="Preformatted_20_Text"><text:tab/><text:tab/></text:p>
      <text:p text:style-name="Preformatted_20_Text"><text:tab/>for (POContextStack choice: ctxt.getAlternatives())</text:p>
      <text:p text:style-name="Preformatted_20_Text"><text:tab/>{</text:p>
      <text:p text:style-name="Preformatted_20_Text"><text:tab/><text:tab/>results.add(new NonZeroObligation(location, right, choice));</text:p>
      <text:p text:style-name="Preformatted_20_Text"><text:tab/>}</text:p>
      <text:p text:style-name="Preformatted_20_Text"><text:tab/></text:p>
      <text:p text:style-name="Preformatted_20_Text"><text:tab/>return results;</text:p>
      <text:p text:style-name="Preformatted_20_Text">}</text:p>
      <text:p text:style-name="Preformatted_20_Text"/>
      <text:p text:style-name="P139"><text:span text:style-name="T101">Note that</text:span> (unlike functions) operations may leave contexts on the stack to influence obligations in later statements. So these must be popped from the stack as alternative <text:span text:style-name="T102">path</text:span>s are processed, which is supported by the pushAt and popTo methods on POContextStack.</text:p>
      <text:p text:style-name="P140">So the POIfStatement’s getProofObligations looks like this (simplified):</text:p>
      <text:p text:style-name="P141"/>
      <text:p text:style-name="P141">public ProofObligationList getProofObligations(</text:p>
      <text:p text:style-name="P141"><text:tab/>POContextStack ctxt, POGState pogState)</text:p>
      <text:p text:style-name="Preformatted_20_Text">{</text:p>
      <text:p text:style-name="Preformatted_20_Text"><text:tab/>POAltContext altContext = new POAltContext();</text:p>
      <text:p text:style-name="Preformatted_20_Text"/>
      <text:p text:style-name="P142"><text:tab/>ProofObligationList obligations =</text:p>
      <text:p text:style-name="P142"><text:tab/><text:tab/>ifExp.getProofObligations(ctxt, pogState, env);</text:p>
      <text:p text:style-name="Preformatted_20_Text"><text:tab/><text:tab/></text:p>
      <text:p text:style-name="Preformatted_20_Text"><text:tab/>int base = ctxt.pushAt(new POImpliesContext(ifExp));</text:p>
      <text:p text:style-name="P143"><text:tab/>obligations.addAll(thenStmt.getProofObligations(</text:p>
      <text:p text:style-name="P143"><text:span text:style-name="T111"><text:tab/><text:tab/>c</text:span>txt, pogState, env));</text:p>
      <text:p text:style-name="Preformatted_20_Text"><text:tab/>ctxt.popInto(base, altContext.add());</text:p>
      <text:p text:style-name="Preformatted_20_Text"><text:tab/>ctxt.push(new PONotImpliesContext(ifExp));</text:p>
      <text:p text:style-name="Preformatted_20_Text"/>
      <text:p text:style-name="Preformatted_20_Text"><text:tab/>for (POElseIfStatement stmt: elseList)</text:p>
      <text:p text:style-name="Preformatted_20_Text"><text:tab/>{</text:p>
      <text:p text:style-name="P142"><text:tab/><text:tab/>ProofObligationList oblist =</text:p>
      <text:p text:style-name="P142"><text:tab/><text:tab/><text:tab/>stmt.elseIfExp.getProofObligations(ctxt, pogState, env);</text:p>
      <text:p text:style-name="Preformatted_20_Text"/>
      <text:p text:style-name="Preformatted_20_Text"><text:tab/><text:tab/>int popto = ctxt.pushAt(new POImpliesContext(stmt.elseIfExp));</text:p>
      <text:p text:style-name="P142"><text:tab/><text:tab/>oblist.addAll(stmt.thenStmt.getProofObligations(</text:p>
      <text:p text:style-name="P142"><text:tab/><text:tab/><text:tab/>ctxt, pogState, env));</text:p>
      <text:p text:style-name="Preformatted_20_Text"><text:tab/><text:tab/>ctxt.copyInto(base, altContext.add());</text:p>
      <text:p text:style-name="Preformatted_20_Text"><text:tab/><text:tab/>ctxt.popTo(popto);</text:p>
      <text:p text:style-name="Preformatted_20_Text"><text:tab/><text:tab/>obligations.addAll(oblist);</text:p>
      <text:p text:style-name="Preformatted_20_Text"><text:tab/><text:tab/>ctxt.push(new PONotImpliesContext(stmt.elseIfExp));</text:p>
      <text:p text:style-name="Preformatted_20_Text"><text:tab/>}</text:p>
      <text:p text:style-name="Preformatted_20_Text"/>
      <text:p text:style-name="Preformatted_20_Text"><text:soft-page-break/><text:tab/>if (elseStmt != null)</text:p>
      <text:p text:style-name="Preformatted_20_Text"><text:tab/>{</text:p>
      <text:p text:style-name="Preformatted_20_Text"><text:tab/><text:tab/>int popto = ctxt.size();</text:p>
      <text:p text:style-name="P142"><text:tab/><text:tab/>obligations.addAll(elseStmt.getProofObligations(</text:p>
      <text:p text:style-name="P142"><text:tab/><text:tab/><text:tab/>ctxt, pogState, env));</text:p>
      <text:p text:style-name="Preformatted_20_Text"><text:tab/><text:tab/>ctxt.copyInto(base, altContext.add());</text:p>
      <text:p text:style-name="Preformatted_20_Text"><text:tab/><text:tab/>ctxt.popTo(popto);</text:p>
      <text:p text:style-name="Preformatted_20_Text"><text:tab/>}</text:p>
      <text:p text:style-name="Preformatted_20_Text"><text:tab/>else<text:tab/>// eg. for an if with no else</text:p>
      <text:p text:style-name="Preformatted_20_Text"><text:tab/>{</text:p>
      <text:p text:style-name="Preformatted_20_Text"><text:tab/><text:tab/>ctxt.copyInto(base, altContext.add());</text:p>
      <text:p text:style-name="Preformatted_20_Text"><text:tab/>}</text:p>
      <text:p text:style-name="Preformatted_20_Text"/>
      <text:p text:style-name="Preformatted_20_Text"><text:tab/>ctxt.popTo(base);</text:p>
      <text:p text:style-name="Preformatted_20_Text"><text:tab/>ctxt.push(altContext);</text:p>
      <text:p text:style-name="Preformatted_20_Text"><text:tab/><text:tab/></text:p>
      <text:p text:style-name="Preformatted_20_Text"><text:tab/>return obligations;</text:p>
      <text:p text:style-name="Preformatted_20_Text">}</text:p>
      <text:p text:style-name="Preformatted_20_Text"/>
      <text:p text:style-name="P144">Operation calls add context to the stack which specifies the possible value(s) of the state variables that should be affected, qualified by any pre/postconditions that apply. For example, a call to an operation called “op2” whose return value is assigned to “rv” would add context like this:</text:p>
      <text:p text:style-name="Preformatted_20_Text"><text:s text:c="2"/>(let $oldState = mk_Sigma(sv) in</text:p>
      <text:p text:style-name="P145"><text:s text:c="4"/>(forall sv:nat, $op2:nat &amp;</text:p>
      <text:p text:style-name="P145"><text:s text:c="6"/><text:span text:style-name="T113">pre_op2((a + 1), $oldState) and</text:span></text:p>
      <text:p text:style-name="P145"><text:s text:c="6"/>post_op2((a + 1), $op2, $oldState, mk_Sigma(sv)) =&gt; -- Call to op2</text:p>
      <text:p text:style-name="Preformatted_20_Text"><text:s text:c="7"/>(let sv : nat = $op2 in ...</text:p>
      <text:p text:style-name="Preformatted_20_Text"/>
      <text:p text:style-name="P146">The “rv” value will be any nat which passes the post_op2 function, under the current Sigma state of the system, and a possible new state that is selected by the forall. Note that the context therefore represents <text:span text:style-name="T20">all possible operation outcomes</text:span><text:span text:style-name="T21">.</text:span></text:p>
      <text:p text:style-name="P147"/>
      <text:p text:style-name="P147">The production of obligations from while-<text:span text:style-name="T114">loops</text:span> <text:span text:style-name="T113">and</text:span> for-loops requires the use of loop invariants. These are added to a specification via @LoopInvariant annotation<text:span text:style-name="T9">s</text:span>. For example:</text:p>
      <text:p text:style-name="Preformatted_20_Text"/>
      <text:p text:style-name="P148"><text:tab/>dcl ax : set of nat1 := {};</text:p>
      <text:p text:style-name="P148"/>
      <text:p text:style-name="P148"><text:tab/><text:span text:style-name="T54">-- @LoopInvariant(ax = { g * 2 | g in set GHOST }, </text:span><text:span text:style-name="T115">GHOST</text:span><text:span text:style-name="T54">)</text:span></text:p>
      <text:p text:style-name="Preformatted_20_Text"><text:tab/>for all x in set {1,2,3} do</text:p>
      <text:p text:style-name="Preformatted_20_Text"><text:tab/>(</text:p>
      <text:p text:style-name="Preformatted_20_Text"><text:tab/> <text:s text:c="3"/>ax := ax union {x * 2};</text:p>
      <text:p text:style-name="Preformatted_20_Text"><text:tab/>);</text:p>
      <text:p text:style-name="Preformatted_20_Text"/>
      <text:p text:style-name="P147">Here, a set value “ax” is <text:span text:style-name="T114">initially empty</text:span>, and the loop populate<text:span text:style-name="T114">s</text:span> the set with the double of a set of values, {1, 2, 3}. The “GHOST” variable is <text:span text:style-name="T116">declared</text:span> <text:span text:style-name="T116">using </text:span><text:span text:style-name="T9">the second parameter</text:span><text:span text:style-name="T116"> and is </text:span><text:span text:style-name="T9">in scope</text:span><text:span text:style-name="T114"> </text:span><text:span text:style-name="T116">for</text:span><text:span text:style-name="T114"> @LoopInvariant</text:span><text:span text:style-name="T116">(s)</text:span> and <text:span text:style-name="T9">holds</text:span> “the set of values processed in the loop so far”. This <text:span text:style-name="T114">produces</text:span> several obligations, including:</text:p>
      <text:p text:style-name="P149"/>
      <text:p text:style-name="P149">Proof Obligation 2: (Unproved)</text:p>
      <text:p text:style-name="P150">preservation for next for-loop</text:p>
      <text:p text:style-name="P149">op: loop invariant obligation in 'DEFAULT' (test.vdm) at line 9:9</text:p>
      <text:p text:style-name="P149">(let ax : set of nat1 = {} in</text:p>
      <text:p text:style-name="P149"><text:s text:c="2"/>(forall GHOST:set of (nat1), x:nat1, ax:set of (nat1) &amp;</text:p>
      <text:p text:style-name="P151"><text:s text:c="4"/><text:span text:style-name="T54">(</text:span><text:span text:style-name="T115">(GHOST psubset ax)</text:span></text:p>
      <text:p text:style-name="P151"><text:span text:style-name="T115"><text:s text:c="6"/>and </text:span><text:span text:style-name="T54">(x in set ({1, 2, 3} \ GHOST))</text:span></text:p>
      <text:p text:style-name="P152"><text:s text:c="6"/>and (ax = {(g * 2) | g in set GHOST}) =&gt;</text:p>
      <text:p text:style-name="P149"><text:s text:c="6"/>(let GHOST$ : set of (nat1) = (GHOST union {x}) in</text:p>
      <text:p text:style-name="P149"><text:s text:c="8"/>(let ax : set of nat1 = (ax union {(x * 2)}) in</text:p>
      <text:p text:style-name="P149"><text:s text:c="10"/><text:span text:style-name="T54">(ax = {(g * 2) | g in set GHOST})</text:span>)))))</text:p>
      <text:p text:style-name="P149"/>
      <text:p text:style-name="P153">The obligation checks that, if the loop invariant is met at the start of a loop iteration, then the action of <text:soft-page-break/>extending the GHOST <text:span text:style-name="T116">set</text:span> and performing the body statements leaves the system in a state where the loop obligation is still met at the end of the loop. <text:span text:style-name="T114">Inductively therefore, the loop invariant is preserved for the whole loop execution.</text:span></text:p>
      <text:p text:style-name="P154">Note that the GHOST variable definition is added to a new NameScope called GHOST. This keeps the variable <text:span text:style-name="T81">inaccessible to</text:span> normal statements and expressions in the loop, but the invariants in nested loops do have access to the ghost variables of all surrounding loops, as well as their own ghost.</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 <text:span text:style-name="T103">Furthermore, for operations, we have to solve the problem of how to represent the whole </text:span><text:span text:style-name="T117">object </text:span><text:span text:style-name="T103">system state in the outermost context. This is complicated by inheritance and static data. </text:span><text:span text:style-name="T113">Many POs for these dialects are marked as “Unchecked”.</text:span></text:p>
      <text:p text:style-name="P155"><text:span text:style-name="T113">Other</text:span> areas in operation POG produce “Unchecked” obligations, such as those <text:span text:style-name="T118">to </text:span>do with exception handling.</text:p>
      <text:p text:style-name="Text_20_body">ProofObligation subclasses generate the entire string of the obligation, including the context in which it is generated. This seemed better than keeping the context objects with the obligation, but it does mean that the <text:span text:style-name="T119">context </text:span>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P19">Catchpoint</text:p>
          </table:table-cell>
          <table:table-cell table:style-name="vdmj_5f_runtime.B2" office:value-type="string">
            <text:p text:style-name="P19">A breakpoint when a particular exception is thrown.</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ext:soft-page-break/>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120">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120">n</text:span> <text:span text:style-name="T120">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120">IN</text:span>ClassList passed to create the name/values from their definitions. The <text:span text:style-name="T120">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throws Exception</text:p>
      <text:p text:style-name="Preformatted_20_Text">{</text:p>
      <text:p text:style-name="Preformatted_20_Text"><text:tab/><text:span text:style-name="T121">TC</text:span>Expression expr = parseExpression(line, getDefaultName());</text:p>
      <text:p text:style-name="Preformatted_20_Text"><text:tab/>typeCheck(expr);</text:p>
      <text:p text:style-name="Preformatted_20_Text"/>
      <text:p text:style-name="P156"><text:tab/>INExpression inex = ClassMapper.getInstance(INNode.MAPPINGS)</text:p>
      <text:p text:style-name="P156"><text:tab/><text:tab/>.convert(expr);</text:p>
      <text:p text:style-name="P156"/>
      <text:p text:style-name="Preformatted_20_Text"><text:tab/>return execute(<text:span text:style-name="T120">inex</text:span>);<text:tab/>// <text:span text:style-name="T121">below</text:span></text:p>
      <text:p text:style-name="Preformatted_20_Text">}</text:p>
      <text:p text:style-name="Preformatted_20_Text"/>
      <text:p text:style-name="Preformatted_20_Text">private Value execute(<text:span text:style-name="T121">INExpression inex</text:span>) throws Exception</text:p>
      <text:p text:style-name="Preformatted_20_Text">{</text:p>
      <text:p text:style-name="P157"><text:tab/>Context mainContext = new StateContext(</text:p>
      <text:p text:style-name="P157"><text:tab/><text:tab/>defaultClass.name.getLocation(), "global static scope");</text:p>
      <text:p text:style-name="P156"/>
      <text:p text:style-name="P157"><text:tab/>mainContext.putAll(initialContext);</text:p>
      <text:p text:style-name="P157"><text:tab/>mainContext.putAll(createdValues);</text:p>
      <text:p text:style-name="P157"><text:tab/>mainContext.setThreadState(CPUValue.vCPU);</text:p>
      <text:p text:style-name="P157"><text:tab/>clearBreakpointHits();</text:p>
      <text:p text:style-name="P156"/>
      <text:p text:style-name="P157"><text:soft-page-break/><text:tab/>MainThread main = new MainThread(inex, mainContext);</text:p>
      <text:p text:style-name="P157"><text:tab/>main.start();</text:p>
      <text:p text:style-name="P157"><text:tab/>scheduler.start(main);</text:p>
      <text:p text:style-name="P156"/>
      <text:p text:style-name="P157"><text:tab/>return main.getResult();<text:tab/>// Can throw ContextException</text:p>
      <text:p text:style-name="P156">}</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158">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121">as the user may want to examine the state of other threads at a breakpoint. Therefore during a debug session, the </text:span>ConsoleDebugReader <text:span text:style-name="T121">class is used to interact with multiple threads and display the result on the single output console.</text:span></text:p>
      <text:p text:style-name="P158">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20">real men </text:span><text:span text:style-name="T21">who prefer such things. Called VDMJC, this switches the console between connected DBGp threads by user command.</text:span></text:p>
      <text:p text:style-name="P52">All breakpoint handling in VDMJ uses a Breakpoint class, and its subclasses. Every <text:span text:style-name="T121">IN</text:span>Statement and <text:span text:style-name="T121">IN</text:span>Expression has a breakpoint member object, and the eval methods of <text:span text:style-name="T121">IN</text:span>Expressions and <text:span text:style-name="T121">IN</text:span>Statements call their breakpoint's check method:</text:p>
      <text:p text:style-name="P52"/>
      <text:p text:style-name="Preformatted_20_Text">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121">IN</text:span>Expression and <text:span text:style-name="T121">IN</text:span>Statement just set the breakpoint field to a default Breakpoint. This base class' check method will not do anything under normal circumstances, but when a breakpoint is created by the user, the object in the expression or statement concerned is <text:span text:style-name="T20">replaced </text:span><text:span text:style-name="T21">with a subclass object, called Stoppoint. The check method of a Stoppoint will stop, although it may evaluate a conditional expression first.</text:span></text:p>
      <text:p text:style-name="P52">When a Stoppoint stops, it allows the user to interact with the system at that point, evaluate <text:soft-page-break/>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52">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52">A simplified version of the Stoppoint version of check is as follows:</text:p>
      <text:p text:style-name="P52"/>
      <text:p text:style-name="Preformatted_20_Text"><text:tab/>public void check(LexLocation execl, Context ctxt)</text:p>
      <text:p text:style-name="Preformatted_20_Text"><text:tab/>{</text:p>
      <text:p text:style-name="Preformatted_20_Text"><text:tab/><text:tab/>location.hit();</text:p>
      <text:p text:style-name="P159"><text:tab/><text:tab/>hits++;</text:p>
      <text:p text:style-name="P159"/>
      <text:p text:style-name="Preformatted_20_Text"><text:tab/><text:tab/>... <text:span text:style-name="T122">execute any conditional check and set stop variable</text:span></text:p>
      <text:p text:style-name="Preformatted_20_Text"/>
      <text:p text:style-name="P160"><text:tab/><text:tab/>if (stop)</text:p>
      <text:p text:style-name="P160"><text:tab/><text:tab/>{</text:p>
      <text:p text:style-name="P160"><text:tab/><text:tab/><text:tab/>Thread current = Thread.currentThread();</text:p>
      <text:p text:style-name="P159"/>
      <text:p text:style-name="P160"><text:tab/><text:tab/><text:tab/>if (current instanceof SchedulableThread)</text:p>
      <text:p text:style-name="P160"><text:tab/><text:tab/><text:tab/>{</text:p>
      <text:p text:style-name="P160"><text:tab/><text:tab/><text:tab/><text:tab/>SchedulableThread th = (SchedulableThread)current;</text:p>
      <text:p text:style-name="P160"><text:tab/><text:tab/><text:tab/><text:tab/>th.suspendOthers();</text:p>
      <text:p text:style-name="P160"><text:tab/><text:tab/><text:tab/>}</text:p>
      <text:p text:style-name="P159"/>
      <text:p text:style-name="P160"><text:tab/><text:tab/><text:tab/>DebugLink.getInstance().breakpoint(ctxt, this);</text:p>
      <text:p text:style-name="P160"><text:tab/><text:tab/>}</text:p>
      <text:p text:style-name="P159"><text:tab/>}</text:p>
      <text:p text:style-name="Preformatted_20_Text"/>
      <text:p text:style-name="Preformatted_20_Text"/>
      <text:p text:style-name="P52">The hit counters are to do with conditional breakpoint hits, and code coverage. Note that, because the check method is called for every <text:span text:style-name="T122">IN</text:span>Expression and <text:span text:style-name="T122">IN</text:span>Statement that is executed, it is a good place to record code coverage (against the location).</text:p>
      <text:p text:style-name="P52">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122">the DebugLink class makes a connection back to the ConsoleDebugReader</text:span>; <text:span text:style-name="T122">this</text:span> return<text:span text:style-name="T122">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soft-page-break/><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text:span text:style-name="T123">nother</text:span> type of breakpoint called a Tracepoint. This is very simple as it does not interrupt the flow of control in its check method, but rather evaluates some trace expression and prints its value to the console (or sends it to the GUI).</text:p>
      <text:p text:style-name="P161">The third type of breakpoint is called a Catchpoint. This is intended to catch exceptions thrown by “exit” statements in the code. They are maintained by the interpreter in the usual way, but they are only checked in the INExitStatement code. If the value being thrown by the exit statement matches any Catchpoints, or there are any Catchpoints with a “null” value (ie. catch anything), then control trips into the debugger in the normal way.</text:p>
      <text:list xml:id="list154122762876046"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text:continue-list="list154123110888838" text:style-name="List_20_1">
        <text:list-item>
          <text:p text:style-name="P67">The runtime system is initialized from the ClassList or ModuleList classes' initialize<text:span text:style-name="T21"> method.</text:span></text:p>
        </text:list-item>
        <text:list-item>
          <text:p text:style-name="P162">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162">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P69">The static data thus initialized is written to a Context passed in (which becomes the global static environment). Static name value pairs are also written to maps inside the <text:span text:style-name="T124">IN</text:span>ClassDefinition – static data resides "in" the <text:span text:style-name="T124">IN</text:span>ClassDefinition at runtime.</text:p>
        </text:list-item>
      </text:list>
      <text:p text:style-name="Text_20_body">And regarding object creation:</text:p>
      <text:list text:continue-numbering="true" text:style-name="List_20_1">
        <text:list-item>
          <text:p text:style-name="P67"><text:span text:style-name="T21">The construction of an object (an ObjectValue) creates the superclass objects first, then for inherited fields, it adds a "locally named" </text:span><text:span text:style-name="T125">reference</text:span><text:span text:style-name="T126"> to the superclass value. This is so that they can be explicitly referred to with a local name like C`x at runtime.</text:span></text:p>
        </text:list-item>
        <text:list-item>
          <text:p text:style-name="P163"><text:soft-page-break/>Lastly, local definitions are used to override anything inherited, and the set of members are passed, together with the superclass objects, to the ObjectValue constructor.</text:p>
        </text:list-item>
        <text:list-item>
          <text:p text:style-name="P164">If the class defines an operation with the same name as the class (a constructor), it is called.</text:p>
        </text:list-item>
      </text:list>
      <text:p text:style-name="P165">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124">n</text:span> <text:span text:style-name="T124">IN</text:span>ClassDefinition rather than an ObjectValue. The <text:span text:style-name="T124">IN</text:span>ClassDefinition's "get" method is conceptually the same as the ObjectValue's except it searches the static values of the class hierarchy.</text:p>
      <text:list text:continue-list="list154122762876046" text:style-name="Outline">
        <text:list-item>
          <text:list>
            <text:list-item>
              <text:h text:style-name="P166" text:outline-level="2"><text:bookmark-start text:name="__RefHeading___Toc5861_348362713"/>vdmj.scheduler<text:bookmark-end text:name="__RefHeading___Toc5861_348362713"/></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167">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P168">InitThread</text:p>
          </table:table-cell>
          <table:table-cell table:style-name="Table4.B2" office:value-type="string">
            <text:p text:style-name="P168">A thread to run initializ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text:soft-page-break/>methods. In particular, there is no way to control which thread gets control of which (real) CPU in the 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20">virtual </text:span><text:span text:style-name="T21">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soft-page-break/><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soft-page-break/><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soft-page-break/><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text:soft-page-break/>on the SchedulableThread's lock while the thread is in the second argument state – ie. set this thread as running, and don't come back until it is no longer running. There is a similar method called waitUntilState:</text:p>
      <text:p text:style-name="Preformatted_20_Text"/>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169"/>
      <text:p text:style-name="Preformatted_20_Text"><text:soft-page-break/>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20">alarming </text:span><text:span text:style-name="T21">method. This just marks the thread as being in state ALARM and notes the (absolute) time at which the thread should be made RUNNABLE.</text:span></text:p>
      <text:p text:style-name="Text_20_body"/>
      <text:p text:style-name="Preformatted_20_Text">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soft-page-break/><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20">next </text:span><text:span text:style-name="T21">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169"/>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169"/>
      <text:p text:style-name="Preformatted_20_Text">private void guard() throws ValueException</text:p>
      <text:p text:style-name="Preformatted_20_Text">{</text:p>
      <text:p text:style-name="Preformatted_20_Text"><text:tab/>self.guardLock.lock();</text:p>
      <text:p text:style-name="Preformatted_20_Text"><text:soft-page-break/></text:p>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20">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169"/>
      <text:p text:style-name="P170">@Override</text:p>
      <text:p text:style-name="P170">public void body()</text:p>
      <text:p text:style-name="P170">{</text:p>
      <text:p text:style-name="P170"><text:tab/>try</text:p>
      <text:p text:style-name="P170"><text:tab/>{</text:p>
      <text:p text:style-name="P170"><text:tab/><text:tab/>DebugLink link = DebugLink.getInstance();</text:p>
      <text:p text:style-name="P170"><text:tab/><text:tab/>link.setCPU(CPUValue.vCPU);</text:p>
      <text:p text:style-name="P170"><text:tab/><text:tab/>result = expression.eval(ctxt);</text:p>
      <text:p text:style-name="P170"><text:tab/>}</text:p>
      <text:p text:style-name="P170"><text:tab/>catch (ContextException e)</text:p>
      <text:p text:style-name="P170"><text:tab/>{</text:p>
      <text:p text:style-name="P170"><text:soft-page-break/><text:tab/><text:tab/>setException(e);</text:p>
      <text:p text:style-name="P170"><text:tab/><text:tab/>suspendOthers();</text:p>
      <text:p text:style-name="P170"><text:tab/><text:tab/>DebugLink.getInstance().stopped(e.ctxt, e.location);</text:p>
      <text:p text:style-name="P170"><text:tab/>}</text:p>
      <text:p text:style-name="P170"><text:tab/>catch (Exception e)</text:p>
      <text:p text:style-name="P170"><text:tab/>{</text:p>
      <text:p text:style-name="P170"><text:tab/><text:tab/>while (e instanceof InvocationTargetException)</text:p>
      <text:p text:style-name="P170"><text:tab/><text:tab/>{</text:p>
      <text:p text:style-name="P170"><text:tab/><text:tab/><text:tab/>e = (Exception)e.getCause();</text:p>
      <text:p text:style-name="P170"><text:tab/><text:tab/>}</text:p>
      <text:p text:style-name="P170"><text:tab/><text:tab/></text:p>
      <text:p text:style-name="P170"><text:tab/><text:tab/>setException(e);</text:p>
      <text:p text:style-name="P170"><text:tab/><text:tab/>suspendOthers();</text:p>
      <text:p text:style-name="P170"><text:tab/>}</text:p>
      <text:p text:style-name="P170"><text:tab/>finally</text:p>
      <text:p text:style-name="P170"><text:tab/>{</text:p>
      <text:p text:style-name="P170"><text:tab/><text:tab/>TransactionValue.commitAll();</text:p>
      <text:p text:style-name="P170"><text:tab/>}</text:p>
      <text:p text:style-name="P170">}</text:p>
      <text:p text:style-name="Preformatted_20_Text"/>
      <text:p text:style-name="Text_20_body">The calls to setException cause<text:span text:style-name="T127">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71"/>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ext:soft-page-break/>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128">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P172">Boolean expressions can work with <text:span text:style-name="T20">undefined </text:span><text:span text:style-name="T21">values, represented by and UndefinedValue</text:span><text:span text:style-name="T20">.</text:span><text:span text:style-name="T21"> The “undefined” keyword (which is non-standard) introduces an undefined value, and boolean operators deal with this in accordance with the rules of LPF</text:span><text:span text:style-name="T21"><text:note text:id="ftn1" text:note-class="footnote"><text:note-citation>1</text:note-citation><text:note-body><text:p text:style-name="Footnote"><text:s/><text:span text:style-name="T129">The </text:span>“<text:span text:style-name="T129">Logic of Partial Functions”, which is the formal logic underlying VDM.</text:span></text:p></text:note-body></text:note></text:span><text:span text:style-name="T21"> For example, “true or undefined” is true, but “true and undefined” is undefined. Roughly, the undefined boolean value means we’re not sure whether the </text:span><text:soft-page-break/><text:span text:style-name="T21">argument is true or false; sometimes the result of an operation with such an argument is well defined, sometimes not. So “exists x in set {true, undefined} &amp; x” is true, because there definitely is one value that is true, even if another value is undefined. But “forall x in set {true, undefined} &amp; x” is undefined, because one of the values is not definitely true. This behaviour is only supported for boolean expressions. If an undefined value is used in any other context, such as a numerical calculation, the interpreter will abort immediately. </text:span><text:span text:style-name="T130">For example, “123 + undefined” produces “Error 4089: Can't get real value of undefined”.</text:span></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128">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173">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text:soft-page-break/>In VDM-RT, when multiple threads access a shared variable – eg. a piece of state information in an object – updates to the variable value are only visible <text:span text:style-name="T20">outside </text:span><text:span text:style-name="T21">the current thread after the next 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52">Transactional variables are very new, and by default the commit system is disabled. It can be enabled by a vdmj.rt.duration_transactions property setting.</text:p>
      <text:list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54123701188388" text:continue-numbering="true" text:style-name="Outline">
        <text:list-item>
          <text:list>
            <text:list-item>
              <text:h text:style-name="P174" text:outline-level="2"><text:bookmark-start text:name="__RefHeading___Toc5863_348362713 Copy 1"/><text:bookmark-start text:name="__RefNumPara__6854_1251755316"/>vdmj.<text:span text:style-name="T19">plugins</text:span><text:bookmark-end text:name="__RefHeading___Toc5863_348362713 Copy 1"/><text:bookmark-end text:name="__RefNumPara__6854_1251755316"/></text:h>
            </text:list-item>
          </text:list>
        </text:list-item>
      </text:list>
      <table:table table:name="Table8" table:style-name="Table8">
        <table:table-column table:style-name="Table8.A"/>
        <table:table-column table:style-name="Table8.B"/>
        <table:table-row table:style-name="Table8.1">
          <table:table-cell table:style-name="Table8.A1" table:number-columns-spanned="2" office:value-type="string">
            <text:p text:style-name="P175">Class Summary</text:p>
          </table:table-cell>
          <table:covered-table-cell/>
        </table:table-row>
        <table:table-row table:style-name="Table8.2">
          <table:table-cell table:style-name="Table8.A2" office:value-type="string">
            <text:p text:style-name="P176">VDMJ</text:p>
          </table:table-cell>
          <table:table-cell table:style-name="Table8.B2" office:value-type="string">
            <text:p text:style-name="P176">The “main” entry point for the plugin based console.</text:p>
          </table:table-cell>
        </table:table-row>
        <table:table-row table:style-name="Table8.2">
          <table:table-cell table:style-name="Table8.A2" office:value-type="string">
            <text:p text:style-name="P177">LifeCycle</text:p>
          </table:table-cell>
          <table:table-cell table:style-name="Table8.B2" office:value-type="string">
            <text:p text:style-name="P177">Defines the order in which a spec is processed.</text:p>
          </table:table-cell>
        </table:table-row>
        <table:table-row table:style-name="Table8.2">
          <table:table-cell table:style-name="Table8.A2" office:value-type="string">
            <text:p text:style-name="P176">PluginRegistry</text:p>
          </table:table-cell>
          <table:table-cell table:style-name="Table8.B2" office:value-type="string">
            <text:p text:style-name="P176">A register of plugins in the system.</text:p>
          </table:table-cell>
        </table:table-row>
        <table:table-row table:style-name="Table8.2">
          <table:table-cell table:style-name="Table8.A2" office:value-type="string">
            <text:p text:style-name="P176">EventHub</text:p>
          </table:table-cell>
          <table:table-cell table:style-name="Table8.B2" office:value-type="string">
            <text:p text:style-name="P176">A publish/subscribe hub for communicating events to plugins.</text:p>
          </table:table-cell>
        </table:table-row>
        <table:table-row table:style-name="Table8.2">
          <table:table-cell table:style-name="Table8.A2" office:value-type="string">
            <text:p text:style-name="P176">EventListener</text:p>
          </table:table-cell>
          <table:table-cell table:style-name="Table8.B2" office:value-type="string">
            <text:p text:style-name="P176">An interface implemented by event subscribers.</text:p>
          </table:table-cell>
        </table:table-row>
        <table:table-row table:style-name="Table8.2">
          <table:table-cell table:style-name="Table8.A2" office:value-type="string">
            <text:p text:style-name="P176">AnalysisPlugin</text:p>
          </table:table-cell>
          <table:table-cell table:style-name="Table8.B2" office:value-type="string">
            <text:p text:style-name="P176">An abstract base class for all analysis plugins.</text:p>
          </table:table-cell>
        </table:table-row>
        <table:table-row table:style-name="Table8.2">
          <table:table-cell table:style-name="Table8.A2" office:value-type="string">
            <text:p text:style-name="P176">AnalysisCommand</text:p>
          </table:table-cell>
          <table:table-cell table:style-name="Table8.B2" office:value-type="string">
            <text:p text:style-name="P176">An abstract base class for commands defined by plugins.</text:p>
          </table:table-cell>
        </table:table-row>
        <table:table-row table:style-name="Table8.2">
          <table:table-cell table:style-name="Table8.A2" office:value-type="string">
            <text:p text:style-name="P176">AnalysisEvent</text:p>
          </table:table-cell>
          <table:table-cell table:style-name="Table8.B2" office:value-type="string">
            <text:p text:style-name="P176">An abstract base class for events sent to plugins.</text:p>
          </table:table-cell>
        </table:table-row>
        <table:table-row table:style-name="Table8.2">
          <table:table-cell table:style-name="Table8.A2" office:value-type="string">
            <text:p text:style-name="P176">PluginConsole</text:p>
          </table:table-cell>
          <table:table-cell table:style-name="Table8.B2" office:value-type="string">
            <text:p text:style-name="P176">Methods to allow plugins to write to the console</text:p>
          </table:table-cell>
        </table:table-row>
        <table:table-row table:style-name="Table8.2">
          <table:table-cell table:style-name="Table8.A2" office:value-type="string">
            <text:p text:style-name="P176">CommandReader</text:p>
          </table:table-cell>
          <table:table-cell table:style-name="Table8.B2" office:value-type="string">
            <text:p text:style-name="P176">The interactive command line reader <text:span text:style-name="T131">for plugins</text:span>.</text:p>
          </table:table-cell>
        </table:table-row>
        <table:table-row table:style-name="Table8.2">
          <table:table-cell table:style-name="Table8.A2" office:value-type="string">
            <text:p text:style-name="P178">HelpList</text:p>
          </table:table-cell>
          <table:table-cell table:style-name="Table8.B2" office:value-type="string">
            <text:p text:style-name="P178">An ordered list of help strings for AnalysisCommands.</text:p>
          </table:table-cell>
        </table:table-row>
        <table:table-row table:style-name="Table8.2">
          <table:table-cell table:style-name="Table8.A2" office:value-type="string">
            <text:p text:style-name="P176">analyses.*</text:p>
          </table:table-cell>
          <table:table-cell table:style-name="Table8.B2" office:value-type="string">
            <text:p text:style-name="P176">Standard plugins for AST, TC, IN, PO <text:span text:style-name="T132">and CMD</text:span>.</text:p>
          </table:table-cell>
        </table:table-row>
        <table:table-row table:style-name="Table8.2">
          <table:table-cell table:style-name="Table8.A2" office:value-type="string">
            <text:p text:style-name="P176">commands.*</text:p>
          </table:table-cell>
          <table:table-cell table:style-name="Table8.B2" office:value-type="string">
            <text:p text:style-name="P176">Standard commands provided by AST, TC, PO <text:span text:style-name="T132">and CMD</text:span>.</text:p>
          </table:table-cell>
        </table:table-row>
        <table:table-row table:style-name="Table8.2">
          <table:table-cell table:style-name="Table8.A2" office:value-type="string">
            <text:p text:style-name="P176">events.*</text:p>
          </table:table-cell>
          <table:table-cell table:style-name="Table8.B2" office:value-type="string">
            <text:p text:style-name="P176">Standard events issued by VDMJ for plugins.</text:p>
          </table:table-cell>
        </table:table-row>
      </table:table>
      <text:p text:style-name="P179"/>
      <text:p text:style-name="P179">The vdmj.plugins package contains a flexible approach to reading the console and coordinating actions with various analyses. This is done via “plugins” which perform arbitrary language <text:span text:style-name="T132">and control </text:span>actions, and which can be provided by end users to extend the behaviour of the suite.</text:p>
      <text:p text:style-name="P180">The <text:span text:style-name="T133">original </text:span>vdmj.command classes <text:span text:style-name="T132">were</text:span> hard-wired to invoke the analyses provided by VDMJ (section<text:bookmark-ref text:reference-format="number" text:ref-name="__RefNumPara__6812_3224575461"> 2.5</text:bookmark-ref>). But to be more flexible, we ideally want end users to be able to provide their own analyses, and have these seamlessly fit together with the standard <text:span text:style-name="T131">ones</text:span>. These new analyses might want to have their own Java command <text:span text:style-name="T131">line</text:span> options, and provide their own console commands <text:span text:style-name="T134">too</text:span>, <text:span text:style-name="T132">for example</text:span>.</text:p>
      <text:p text:style-name="P180"><text:soft-page-break/>To solve this, vdmj.plugins re-packages the standard analyses (AST, TC, IN, PO) in a form that can also be <text:span text:style-name="T132">extended</text:span> by end users. The means by which (say) the “-w” flag is <text:span text:style-name="T131">handled</text:span> to suppress warnings is the same that a user provided plugin might <text:span text:style-name="T131">handle</text:span> a “-widget” option; and the means by which the “print” command is made available by the <text:span text:style-name="T132">CMD</text:span> plugin is the same that a user provided plugin might <text:span text:style-name="T131">use to provide</text:span> a “<text:span text:style-name="T131">status</text:span>” command (complete with “usage” and “help” for these settings).</text:p>
      <text:p text:style-name="P181">The core of the plugin design is the AnalysisPlugin class. This abstract base is used by all analysis plugins and is extended by the ASTPlugin, TCPlugin, INPlugin, <text:span text:style-name="T134">CTPlugin</text:span> and POPlugin classes to provide the parser, type checker, interpreter, <text:span text:style-name="T134">combinatorial testing</text:span> and POG <text:span text:style-name="T134">features</text:span>. <text:span text:style-name="T133">In addition, a CMDPlugin </text:span><text:span text:style-name="T134">coordinates</text:span><text:span text:style-name="T133"> the command line reader.</text:span></text:p>
      <text:p text:style-name="P182">Each plugin must define a static factory method, which is used to create an instance:</text:p>
      <text:p text:style-name="Preformatted_20_Text"/>
      <text:p text:style-name="Preformatted_20_Text">public static A<text:span text:style-name="T135">nalysis</text:span>Plugin factory(Dialect dialect) throws Exception</text:p>
      <text:p text:style-name="Preformatted_20_Text"/>
      <text:p text:style-name="Preformatted_20_Text"/>
      <text:p text:style-name="P183"><text:span text:style-name="T135">The factory can create a plugin that is specialized for the particular dialect passed, or it can simply instantiate a common class for all dialects. P</text:span>lugin<text:span text:style-name="T135">s</text:span> must define a getName, <text:span text:style-name="T133">a getPriority</text:span> and an init method. <text:span text:style-name="T135">They</text:span> may optionally define processArgs, usage, getCommand <text:span text:style-name="T136">and </text:span>get<text:span text:style-name="T136">Command</text:span>Help <text:span text:style-name="T136">m</text:span>ethods that allow it to process private command line arguments (like “-widget”) and provide usage information for them, or provide console commands (like “status”) <text:span text:style-name="T136">with</text:span> help information.</text:p>
      <text:p text:style-name="P184">Plugins also typically implement the EventListener interface. This requires them to add a handleEvent method, which is called if the plugin also registers for particular events via the EventHub. This registration is expected to be performed by the plugin’s init method. Events are sent to all the plugins (if they register for them) during the phases of a parse/check/init of a specification <text:span text:style-name="T133">by the LifeCycle</text:span>:</text:p>
      <text:list text:style-name="L2">
        <text:list-item>
          <text:p text:style-name="P185">CheckPrepareEvent is sent at the start, before anything else is done, which allows the plugins to initialize themselves in preparation for the following events.</text:p>
        </text:list-item>
        <text:list-item>
          <text:p text:style-name="P185">CheckSyntaxEvent is sent to perform a syntax analysis. This is primarily used by the ASTPlugin of course, but any plugin can register for the event.</text:p>
        </text:list-item>
        <text:list-item>
          <text:p text:style-name="P185">CheckTypeEvent is sent to perform type checking of the specification. This is primarily used by the TCPlugin, but can be used by other plugins if they want to use TC information. For example, the POPlugin uses this event to prepare its own class mapped tree of the specification, based on the checked TC classes.</text:p>
        </text:list-item>
        <text:list-item>
          <text:p text:style-name="P185">CheckCompleteEvent is sent after type checking and is typically used to do things that require the interpreter. So the INPlugin uses this event to initialize the specification runtime, for example. The POPlugin uses it to generate “one shot” POs when the user gives the “-p” flag.</text:p>
        </text:list-item>
        <text:list-item>
          <text:p text:style-name="P186">StartConsoleEvent is sent to start an interactive console, if needed. This is used by the <text:span text:style-name="T132">CMD</text:span>Plugin to run the CommandReader, if the -i option is set.</text:p>
        </text:list-item>
        <text:list-item>
          <text:p text:style-name="P187">A ShutdownEvent is finally sent when the user closes the console session, or the execution of a “-e &lt;exp&gt;” is finished (ie. this is always sent, no matter how the session ends).</text:p>
        </text:list-item>
      </text:list>
      <text:p text:style-name="P184">The handleEvent method for these events returns a List&lt;VDMMessage&gt; which can contain errors or warnings that the plugin wants to raise. If any VDMErrors are returned, the main processing stops at that point and sends a CheckFailedEvent to the plugins, which can react to the failure.</text:p>
      <text:p text:style-name="P184">Event <text:span text:style-name="T137">object</text:span>s themselves have getProperty and setProperty methods, which allows related plugins to pass information. The same AnalysisEvent object is passed to each plugin in turn, so properties set by (say) the type checker could be read by (say) the POG plugin. Plugins are passed events in a strict order, defined <text:span text:style-name="T133">by their getPriority values</text:span>: AST, TC, IN, PO, <text:span text:style-name="T134">CT, </text:span><text:span text:style-name="T132">CMD</text:span>, <text:span text:style-name="T134">followed by</text:span> any user defined plugins in the order of the “vdmj.plugins” <text:span text:style-name="T134">resource(s)</text:span>.</text:p>
      <text:p text:style-name="P188">Assuming the specification parses and type checks cleanly, and the user gives the “-i” option, the CommandReader is <text:span text:style-name="T138">started </text:span><text:span text:style-name="T136">by the </text:span><text:span text:style-name="T132">CMD</text:span><text:span text:style-name="T136">Plugin</text:span>, which prompts the user for commands to execute. These <text:span text:style-name="T133">requests </text:span>are passed to the plugins, in order, via the getCommand method. The plugins can return an AnalysisCommand object, which has a run method to do whatever they want it to do. All of the standard commands are implemented this way, and serve as a good example of how to write new ones. Any plugin can write text messages to the console using various methods from the PluginConsole class.</text:p>
      <text:p text:style-name="P188"><text:soft-page-break/>The main processing is defined <text:span text:style-name="T139">by the</text:span> <text:span text:style-name="T133">LifeCycle</text:span> class. This defines a Java “<text:span text:style-name="T133">run</text:span>” method that <text:span text:style-name="T139">send</text:span><text:span text:style-name="T134">s</text:span><text:span text:style-name="T139"> out events via the EventHub to be processed by the plugins</text:span>, though it <text:span text:style-name="T20">has no idea </text:span><text:span text:style-name="T21">what the plugins do. </text:span><text:span text:style-name="T140">The LifeCycle </text:span><text:span text:style-name="T141">itself</text:span><text:span text:style-name="T140"> is invoked by the “</text:span><text:span text:style-name="T141">main” method of the com.fujitsu.vdmj.VDMJ class.</text:span></text:p>
      <text:list text:continue-list="list154123701188388" text:style-name="Outline">
        <text:list-item>
          <text:list>
            <text:list-item>
              <text:list>
                <text:list-item>
                  <text:h text:style-name="Heading_20_3" text:outline-level="3">Comments</text:h>
                </text:list-item>
              </text:list>
            </text:list-item>
          </text:list>
        </text:list-item>
      </text:list>
      <text:p text:style-name="P189"><text:span text:style-name="T142">The design of VDMJ plugins is very similar to that of the plugin system used by the LSP language server in the VDMJ suite. It cannot be identical, however, since the LSP server is driven by, and produces JSON messages for the LSP protocol, </text:span><text:span text:style-name="T136">and the lifecycle is different</text:span><text:span text:style-name="T142">. </text:span><text:span text:style-name="T137">But the hope is that it would be relatively </text:span><text:span text:style-name="T136">easy </text:span><text:span text:style-name="T137">to produce two plugins for a user analysis, with thin wrappers around a common core of functionality.</text:span></text:p>
      <text:list text:continue-numbering="true" text:style-name="Outline">
        <text:list-item>
          <text:list>
            <text:list-item>
              <text:h text:style-name="P174" text:outline-level="2"><text:bookmark-start text:name="__RefHeading___Toc5865_348362713"/>vdmj.messages<text:bookmark-end text:name="__RefHeading___Toc5865_348362713"/></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row table:style-name="vdmj_5f_messages.2">
          <table:table-cell table:style-name="vdmj_5f_messages.A2" office:value-type="string">
            <text:p text:style-name="P190">RTValidator</text:p>
          </table:table-cell>
          <table:table-cell table:style-name="vdmj_5f_messages.B2" office:value-type="string">
            <text:p text:style-name="P190">A VDM-RT class for verifying logs against validation conjectures.</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71"/>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21">Overture's real-time log viewer. The class caches events in memory, occasionally flushing them out to a given PrintStream. By default this is the Console. It is also possible to turn logging off (the default state), which causes log events to be discarded.</text:span></text:p>
      <text:p text:style-name="P191">VDM-RT specifications can contain annotations to identify validation conjectures, for example that certain pairs of operation calls must occurs with a certain time window. The RTValidator class looks for these annotations and processes log files written by the RTLogger to determine whether the conjectures have been met.</text:p>
      <text:list xml:id="list154124016468766" text:continue-numbering="true" text:style-name="Outline">
        <text:list-item>
          <text:list>
            <text:list-item>
              <text:h text:style-name="Heading_20_2" text:outline-level="2"><text:bookmark-start text:name="__RefHeading___Toc5867_348362713"/><text:soft-page-break/>vdmj.debug<text:bookmark-end text:name="__RefHeading___Toc5867_348362713"/></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P192">DebugLink</text:p>
          </table:table-cell>
          <table:table-cell table:style-name="vdmj_5f_debug.B2" office:value-type="string">
            <text:p text:style-name="P192">The interface for debug control.</text:p>
          </table:table-cell>
        </table:table-row>
        <table:table-row table:style-name="vdmj_5f_debug.2">
          <table:table-cell table:style-name="vdmj_5f_debug.A2" office:value-type="string">
            <text:p text:style-name="P193">DebugExecutor</text:p>
          </table:table-cell>
          <table:table-cell table:style-name="vdmj_5f_debug.B2" office:value-type="string">
            <text:p text:style-name="Table_20_Contents"><text:span text:style-name="T143">P</text:span>rocess debugger commands in the context of one frame.</text:p>
          </table:table-cell>
        </table:table-row>
        <table:table-row table:style-name="vdmj_5f_debug.2">
          <table:table-cell table:style-name="vdmj_5f_debug.A2" office:value-type="string">
            <text:p text:style-name="P192">DebugParser</text:p>
          </table:table-cell>
          <table:table-cell table:style-name="vdmj_5f_debug.B2" office:value-type="string">
            <text:p text:style-name="P192">Parse debugger commands.</text:p>
          </table:table-cell>
        </table:table-row>
        <table:table-row table:style-name="vdmj_5f_debug.2">
          <table:table-cell table:style-name="vdmj_5f_debug.A2" office:value-type="string">
            <text:p text:style-name="P192">DebugReason</text:p>
          </table:table-cell>
          <table:table-cell table:style-name="vdmj_5f_debug.B2" office:value-type="string">
            <text:p text:style-name="P192">Reason code for the completion of a thread.</text:p>
          </table:table-cell>
        </table:table-row>
        <table:table-row table:style-name="vdmj_5f_debug.2">
          <table:table-cell table:style-name="vdmj_5f_debug.A2" office:value-type="string">
            <text:p text:style-name="P192">DebugType</text:p>
          </table:table-cell>
          <table:table-cell table:style-name="vdmj_5f_debug.B2" office:value-type="string">
            <text:p text:style-name="P192">Enum of debug command types</text:p>
          </table:table-cell>
        </table:table-row>
        <table:table-row table:style-name="vdmj_5f_debug.2">
          <table:table-cell table:style-name="vdmj_5f_debug.A2" office:value-type="string">
            <text:p text:style-name="P192">DebugCommand</text:p>
          </table:table-cell>
          <table:table-cell table:style-name="vdmj_5f_debug.B2" office:value-type="string">
            <text:p text:style-name="P194"><text:span text:style-name="T143">A debug command </text:span><text:span text:style-name="T144">type, </text:span><text:span text:style-name="T143">plus </text:span><text:span text:style-name="T144">Object </text:span><text:span text:style-name="T145">payload</text:span><text:span text:style-name="T143">.</text:span></text:p>
          </table:table-cell>
        </table:table-row>
        <table:table-row table:style-name="vdmj_5f_debug.2">
          <table:table-cell table:style-name="vdmj_5f_debug.A2" office:value-type="string">
            <text:p text:style-name="P192">TraceCallback</text:p>
          </table:table-cell>
          <table:table-cell table:style-name="vdmj_5f_debug.B2" office:value-type="string">
            <text:p text:style-name="P192">An interface called by tracepoints.</text:p>
          </table:table-cell>
        </table:table-row>
        <table:table-row table:style-name="vdmj_5f_debug.2">
          <table:table-cell table:style-name="vdmj_5f_debug.A2" office:value-type="string">
            <text:p text:style-name="P192">ConsoleDebugExecutor</text:p>
          </table:table-cell>
          <table:table-cell table:style-name="vdmj_5f_debug.B2" office:value-type="string">
            <text:p text:style-name="P194"><text:span text:style-name="T143">The </text:span><text:span text:style-name="T145">console</text:span><text:span text:style-name="T143"> implementation of DebugExecutor</text:span></text:p>
          </table:table-cell>
        </table:table-row>
        <table:table-row table:style-name="vdmj_5f_debug.2">
          <table:table-cell table:style-name="vdmj_5f_debug.A2" office:value-type="string">
            <text:p text:style-name="P192">ConsoleDebugLink</text:p>
          </table:table-cell>
          <table:table-cell table:style-name="vdmj_5f_debug.B2" office:value-type="string">
            <text:p text:style-name="P194"><text:span text:style-name="T143">The </text:span><text:span text:style-name="T145">console</text:span><text:span text:style-name="T143"> implementation of Debug</text:span><text:span text:style-name="T145">Link</text:span></text:p>
          </table:table-cell>
        </table:table-row>
        <table:table-row table:style-name="vdmj_5f_debug.2">
          <table:table-cell table:style-name="vdmj_5f_debug.A2" office:value-type="string">
            <text:p text:style-name="P192">ConsoleDebugReader</text:p>
          </table:table-cell>
          <table:table-cell table:style-name="vdmj_5f_debug.B2" office:value-type="string">
            <text:p text:style-name="P194"><text:span text:style-name="T143">The </text:span><text:span text:style-name="T145">console</text:span><text:span text:style-name="T143"> debugger main class.</text:span></text:p>
          </table:table-cell>
        </table:table-row>
        <table:table-row table:style-name="vdmj_5f_debug.2">
          <table:table-cell table:style-name="vdmj_5f_debug.A2" office:value-type="string">
            <text:p text:style-name="P195">BreakpointReader</text:p>
          </table:table-cell>
          <table:table-cell table:style-name="vdmj_5f_debug.B2" office:value-type="string">
            <text:p text:style-name="P195">A class to read breakpoint related commands from the console.</text:p>
          </table:table-cell>
        </table:table-row>
      </table:table>
      <text:p text:style-name="Text_20_body"/>
      <text:p text:style-name="Text_20_body">The vdmj.debug package contains classes that implement the <text:span text:style-name="T145">DebugLink interface</text:span>. This allows VDMJ to load a set of specifications and evaluate/debug them under the remote control of another process – usually a GUI IDE such as Eclipse <text:span text:style-name="T143">or VS Code, but by default from the console</text:span>.</text:p>
      <text:p text:style-name="P196">Note that VDMJ does not define the debugger user interface. It only defines the DebugLink interface and the threading model associated with that. It is then up to developers to implement something that follows the DebugLink interface. The default ConsoleDebugLink is the simplest implementation, which just uses the console.</text:p>
      <text:p text:style-name="P197"><text:span text:style-name="T146">The abstract DebugLink class provides the means to create and find a singleton instance of the class that implements it. The concrete implementing class </text:span><text:span text:style-name="T147">should</text:span><text:span text:style-name="T146"> be set in the property </text:span><text:span text:style-name="T148">vdmj.debug.link_class</text:span><text:span text:style-name="T146">. If this is not set, the default ConsoleDebugLink is instantiated.</text:span></text:p>
      <text:p text:style-name="P198">Methods of the DebugLink implementation will be called when the debugged process reaches various significant points:</text:p>
      <text:list text:style-name="L3">
        <text:list-item>
          <text:p text:style-name="P199">newThread <text:span text:style-name="T21">is called when a new thread is created by the process.</text:span></text:p>
        </text:list-item>
        <text:list-item>
          <text:p text:style-name="P200">stopped <text:span text:style-name="T21">is called when execution is stopped, for example because another thread has hit a breakpoint.</text:span></text:p>
        </text:list-item>
        <text:list-item>
          <text:p text:style-name="P200">breakpoint <text:span text:style-name="T21">called when a breakpoint is reached.</text:span></text:p>
        </text:list-item>
        <text:list-item>
          <text:p text:style-name="P200">tracepoint <text:span text:style-name="T21">is called when a tracepoint is reached.</text:span></text:p>
        </text:list-item>
        <text:list-item>
          <text:p text:style-name="P201">complete<text:span text:style-name="T21"> is called when a thread finishes </text:span><text:span text:style-name="T149">or fails with a ContextException</text:span><text:span text:style-name="T21">.</text:span></text:p>
        </text:list-item>
        <text:list-item>
          <text:p text:style-name="P202">getExecutor<text:span text:style-name="T21"> is called when a new DebugExecutor instance is required.</text:span></text:p>
        </text:list-item>
      </text:list>
      <text:p text:style-name="Text_20_body"><text:span text:style-name="T146">Note that each of </text:span>these<text:span text:style-name="T146"> calls is made from a thread context that matches the call. So if a new thread is created, </text:span><text:span text:style-name="T150">newThread</text:span><text:span text:style-name="T146"> is called from the context of that new thread. This means that the DebugLink implementation must be thread-aware.</text:span></text:p>
      <text:p text:style-name="P203"><text:span text:style-name="T146">T</text:span><text:span text:style-name="T21">ypically, in addition to the DebugLink, other classes must be implemented to provide a complete debugging environment. In the default implementation, the most important of these is the ConsoleDebugReader. This extends the Java </text:span><text:span text:style-name="T20">Thread </text:span><text:span text:style-name="T21">class as well as implementing the </text:span><text:span text:style-name="T20">TraceCallback </text:span><text:span text:style-name="T21">interface. A running instance of the thread is created from the command line execution environment when the user evaluates something, like “print func(args)”.</text:span></text:p>
      <text:p text:style-name="P203"><text:span text:style-name="T21">The </text:span><text:span text:style-name="T20">run </text:span><text:span text:style-name="T21">method of the ConsoleDebugReader thread loops, calling the ConsoleDebugLink instance, waiting for at least one thread to have stopped. When a thread stops, the loop calls out to a method that prints (to the console) the thread name and location at which it stopped. Then it waits for a command to be entered at the console. The command typed is parsed by DebugParser to produce one of a set of </text:span><text:span text:style-name="T20">standard</text:span><text:span text:style-name="T21"> DebugCommands (which include a DebugType and an object payload).</text:span></text:p>
      <text:p text:style-name="P203"><text:soft-page-break/><text:span text:style-name="T21">A couple of commands can be dealt with locally: the </text:span><text:span text:style-name="T20">threads </text:span><text:span text:style-name="T21">command obtains a list of current threads from the DebugLink and lists them on the console; and the </text:span><text:span text:style-name="T20">thread </text:span><text:span text:style-name="T21">command selects one of the threads listed as the current thread for further debug commands to be sent to.</text:span></text:p>
      <text:p text:style-name="P204"><text:span text:style-name="T151">But most debug commands are sent through to the DebugLink. </text:span><text:span text:style-name="T152">The </text:span><text:span text:style-name="T153">stop </text:span><text:span text:style-name="T152">and </text:span><text:span text:style-name="T153">quit </text:span><text:span text:style-name="T152">command (synonyms) result in a call to DebugLink </text:span><text:span text:style-name="T153">killThreads</text:span><text:span text:style-name="T152">, but most commands are sent to the </text:span><text:span text:style-name="T153">sendCommand</text:span><text:span text:style-name="T152"> method, </text:span><text:span text:style-name="T149">which returns a DebugCommand result</text:span><text:span text:style-name="T152">. As well as carrying a payload that can be printed, the return result from </text:span><text:span text:style-name="T154">sendCommand</text:span><text:span text:style-name="T152"> indicates whether execution </text:span><text:span text:style-name="T155">should</text:span><text:span text:style-name="T152"> continue as a result (for example, a </text:span><text:span text:style-name="T153">step </text:span><text:span text:style-name="T152">or </text:span><text:span text:style-name="T153">continue</text:span><text:span text:style-name="T152"> command would do this, but a </text:span><text:span text:style-name="T153">stack </text:span><text:span text:style-name="T152">command would not), and the </text:span><text:span text:style-name="T153">resumeThreads </text:span><text:span text:style-name="T152">method must be called if this is indicated.</text:span></text:p>
      <text:p text:style-name="P205"><text:span text:style-name="T21">The DebugLink will ask for a DebugExecutor for each new stack frame context when it stops. The </text:span><text:span text:style-name="T20">getExecutor </text:span><text:span text:style-name="T21">method is passed the LexLocation of the execution and the frame Context. The default implementation, ConsoleDebugExecutor, implements each of the supported commands (typically) by using the Context passed and the Interpreter instance to find the information required or change the runtime state as required. The return value is one of a </text:span><text:span text:style-name="T149">set of convenience DebugCommand values that have no payload, or information that the ConsoleDebugReader can interpret in the payload (usually a string for display, such as a stack trace).</text:span></text:p>
      <text:p text:style-name="P206"><text:span text:style-name="T21">The </text:span><text:span text:style-name="T20">TraceCallback </text:span><text:span text:style-name="T21">interface is implemented by ConsoleDebugReader, and prints trace information to the console. The ConsoleDebugLink </text:span><text:span text:style-name="T20">tracepoint </text:span><text:span text:style-name="T21">method calls the interface, passing the Tracepoint and the Context of the execution.</text:span></text:p>
      <text:p text:style-name="P207">A BreakpointReader is used to handle break, trace, list, remove and catch commands, since these can be used from the command prompt or when stopped at a breakpoint.</text:p>
      <text:list text:continue-list="list154124016468766" text:style-name="Outline">
        <text:list-item>
          <text:list>
            <text:list-item>
              <text:list>
                <text:list-item>
                  <text:h text:style-name="P208" text:outline-level="3">Comments</text:h>
                </text:list-item>
              </text:list>
            </text:list-item>
          </text:list>
        </text:list-item>
      </text:list>
      <text:p text:style-name="P209">This interface and thread model has proved flexible enough to implement both the DBGP protocol <text:bookmark-ref text:reference-format="number" text:ref-name="__RefNumPara__6713_3224575461">[6]</text:bookmark-ref>, and the DAP protocol <text:bookmark-ref text:reference-format="number" text:ref-name="__RefNumPara__6653_3224575461">[10]</text:bookmark-ref>, though I suspect that it could be simplified a little and still work perfectly well. <text:span text:style-name="T156">The complexity is within the implementations of the DebugLink and DebugExecutor classes, where particular attention has to be paid to which thread is calling the code.</text:span></text:p>
      <text:list text:continue-numbering="true" text:style-name="Outline">
        <text:list-item>
          <text:list>
            <text:list-item>
              <text:h text:style-name="Heading_20_2" text:outline-level="2"><text:bookmark-start text:name="__RefHeading___Toc5869_348362713"/>vdmj.config<text:bookmark-end text:name="__RefHeading___Toc5869_348362713"/></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text:span text:style-name="T157">following </text:span>default values:</text:p>
      <text:p text:style-name="P210"/>
      <text:p text:style-name="Preformatted_20_Text">#</text:p>
      <text:p text:style-name="P81"># Settings for VDMJ. These override defaults in the code. </text:p>
      <text:p text:style-name="P81">#</text:p>
      <text:p text:style-name="P81"/>
      <text:p text:style-name="P81"># The tab stop for source files (default 4)</text:p>
      <text:p text:style-name="P81">vdmj.parser.tabstop = 4</text:p>
      <text:p text:style-name="P81"/>
      <text:p text:style-name="P81"># Nesting of block comments: 0=support, 1=warn, 2=err, 3=ignore (default <text:span text:style-name="T158">3</text:span>)</text:p>
      <text:p text:style-name="P81">vdmj.parser.comment_nesting = <text:span text:style-name="T158">3</text:span></text:p>
      <text:p text:style-name="P81"/>
      <text:p text:style-name="Preformatted_20_Text"># External readers .suffix&gt;=&lt;class&gt; pairs <text:span text:style-name="T30">(default null)</text:span></text:p>
      <text:p text:style-name="Preformatted_20_Text">vdmj.parser.external_readers = null</text:p>
      <text:p text:style-name="Preformatted_20_Text"/>
      <text:p text:style-name="Preformatted_20_Text"># Enable merging of adjacent line comments into a single block comment.</text:p>
      <text:p text:style-name="Preformatted_20_Text">vdmj.parser.merge_comments = false</text:p>
      <text:p text:style-name="Preformatted_20_Text"/>
      <text:p text:style-name="P81"><text:soft-page-break/># The package list for annotation classes to load.</text:p>
      <text:p text:style-name="P81"># (default "com.fujitsu.vdmj.ast.annotations;annotations.ast")</text:p>
      <text:p text:style-name="P81">vdmj.annotations.packages = com.fujitsu.vdmj.ast.annotations;annotations.ast</text:p>
      <text:p text:style-name="P81"><text:tab/></text:p>
      <text:p text:style-name="P81"># Enable annotation debugging (default false)</text:p>
      <text:p text:style-name="P81">vdmj.annotations.debug = false</text:p>
      <text:p text:style-name="P81"><text:tab/></text:p>
      <text:p text:style-name="P81"># An alternative search path for the ClassMapper (default null)</text:p>
      <text:p text:style-name="P81"># vdmj.mapping.search_path = null</text:p>
      <text:p text:style-name="P81"><text:tab/></text:p>
      <text:p text:style-name="P81"># Skip the check for mutually-recursive function calls (default false)</text:p>
      <text:p text:style-name="P81">vdmj.tc.skip_recursive_check = false</text:p>
      <text:p text:style-name="P81"/>
      <text:p text:style-name="P81"># Skip the check for definition dependency cycles (default false)</text:p>
      <text:p text:style-name="P81">vdmj.tc.skip_cyclic_check = false</text:p>
      <text:p text:style-name="P81"><text:tab/></text:p>
      <text:p text:style-name="P81"># The maximum TC errors reported before "Too many errors" (default 100)</text:p>
      <text:p text:style-name="P81">vdmj.tc.max_errors = 100</text:p>
      <text:p text:style-name="P81"/>
      <text:p text:style-name="P81"/>
      <text:p text:style-name="P81"># The maximum expansions for "+" and "*" trace patterns (default 5)</text:p>
      <text:p text:style-name="P81">vdmj.traces.max_repeats = 5</text:p>
      <text:p text:style-name="P81"/>
      <text:p text:style-name="P81"># Serialize the system state between trace tests (default false)</text:p>
      <text:p text:style-name="P81">vdmj.traces.save_state = false</text:p>
      <text:p text:style-name="P81"><text:tab/></text:p>
      <text:p text:style-name="P81"># The size below which trace function args are expanded (default 50)</text:p>
      <text:p text:style-name="P81">vdmj.traces.max_arg_length = 50</text:p>
      <text:p text:style-name="P81"/>
      <text:p text:style-name="P81"/>
      <text:p text:style-name="P81"># The default timeslice (statements executed) for FCFS policy (default 10)</text:p>
      <text:p text:style-name="P81">vdmj.scheduler.fcfs_timeslice = 10</text:p>
      <text:p text:style-name="P81"/>
      <text:p text:style-name="P81"># The vCPU/vBUS timeslice (default 10000)</text:p>
      <text:p text:style-name="P81">vdmj.scheduler.virtual_timeslice = 10000</text:p>
      <text:p text:style-name="P81"/>
      <text:p text:style-name="P81"># The timeslice variation (+/- jitter ticks, default 0)</text:p>
      <text:p text:style-name="P81">vdmj.scheduler.jitter = 0</text:p>
      <text:p text:style-name="P81"/>
      <text:p text:style-name="P81"/>
      <text:p text:style-name="P81"># The default duration for RT statements (default 2)</text:p>
      <text:p text:style-name="P81">vdmj.rt.duration_default = 2</text:p>
      <text:p text:style-name="P81"/>
      <text:p text:style-name="P81"># Enable transactional variable updates (default false)</text:p>
      <text:p text:style-name="P81">vdmj.rt.duration_transactions = false</text:p>
      <text:p text:style-name="P81"/>
      <text:p text:style-name="P81"># Enable InstVarChange RT log entries (default false)</text:p>
      <text:p text:style-name="P81">vdmj.rt.log_instvarchanges = false</text:p>
      <text:p text:style-name="P81"/>
      <text:p text:style-name="P81"># Maximum period thread overlaps per object (default 20 - zero mean off)</text:p>
      <text:p text:style-name="P81">vdmj.rt.max_periodic_overlaps = 20</text:p>
      <text:p text:style-name="P81"/>
      <text:p text:style-name="P81"># Enable extra diagnostics for guards etc. (default false)</text:p>
      <text:p text:style-name="P81">vdmj.rt.diags_guards = false</text:p>
      <text:p text:style-name="P81"/>
      <text:p text:style-name="P81"># Enable extra RT log diagnostics for timesteps (default false)</text:p>
      <text:p text:style-name="P81">vdmj.rt.diags_timestep = false</text:p>
      <text:p text:style-name="P81"/>
      <text:p text:style-name="P81"># The packages for command plugins to load from (default "plugins")</text:p>
      <text:p text:style-name="P81">vdmj.cmd.plugin_packages = plugins</text:p>
      <text:p text:style-name="Preformatted_20_Text"/>
      <text:p text:style-name="Preformatted_20_Text"># A list of user defined VDMJ plugins <text:span text:style-name="T131">(default null)</text:span></text:p>
      <text:p text:style-name="Preformatted_20_Text"># vdmj.plugins = &lt;fully qualified class CSV list&gt;</text:p>
      <text:p text:style-name="P81"><text:soft-page-break/><text:tab/></text:p>
      <text:p text:style-name="P81"># The class name for the DebugLink (default null)</text:p>
      <text:p text:style-name="P81"><text:span text:style-name="T131"># </text:span>vdmj.debug.link_class = null</text:p>
      <text:p text:style-name="Preformatted_20_Text"/>
      <text:p text:style-name="Preformatted_20_Text"># The set size limit for power set expressions</text:p>
      <text:p text:style-name="Preformatted_20_Text">vdmj.in.powerset_limit = 30</text:p>
      <text:p text:style-name="Preformatted_20_Text"/>
      <text:p text:style-name="Preformatted_20_Text"># The type size limit for type bind expansions</text:p>
      <text:p text:style-name="Preformatted_20_Text">vdmj.in.typebind_limit = 100000</text:p>
      <text:p text:style-name="Preformatted_20_Text"/>
      <text:p text:style-name="Preformatted_20_Text"># The max stack to dump via println(Throwable) (default 1, zero means all)</text:p>
      <text:p text:style-name="Preformatted_20_Text">vdmj.diag.max_stack = 1;</text:p>
      <text:p text:style-name="P211"/>
      <text:p text:style-name="Preformatted_20_Text"/>
      <text:list text:continue-numbering="true" text:style-name="Outline">
        <text:list-item>
          <text:list>
            <text:list-item>
              <text:h text:style-name="Heading_20_2" text:outline-level="2"><text:bookmark-start text:name="__RefHeading___Toc5871_348362713"/>vdmj.util<text:bookmark-end text:name="__RefHeading___Toc5871_348362713"/></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P168">DependencyOrder</text:p>
          </table:table-cell>
          <table:table-cell table:style-name="vdmj_5f_commands_5f_enum.B2" office:value-type="string">
            <text:p text:style-name="P168">A class to help with arbitrary dependency orderings</text:p>
          </table:table-cell>
        </table:table-row>
        <table:table-row table:style-name="vdmj_5f_commands_5f_enum.2">
          <table:table-cell table:style-name="vdmj_5f_commands_5f_enum.A2" office:value-type="string">
            <text:p text:style-name="P168">KPermutor</text:p>
          </table:table-cell>
          <table:table-cell table:style-name="vdmj_5f_commands_5f_enum.B2" office:value-type="string">
            <text:p text:style-name="P168">A class to enumerate (n k) permutations</text:p>
          </table:table-cell>
        </table:table-row>
        <table:table-row table:style-name="vdmj_5f_commands_5f_enum.2">
          <table:table-cell table:style-name="vdmj_5f_commands_5f_enum.A2" office:value-type="string">
            <text:p text:style-name="P168">KDuplicatePermutor</text:p>
          </table:table-cell>
          <table:table-cell table:style-name="vdmj_5f_commands_5f_enum.B2" office:value-type="string">
            <text:p text:style-name="P168">A class to enumerate (n k) permutations, with duplicates</text:p>
          </table:table-cell>
        </table:table-row>
        <table:table-row table:style-name="vdmj_5f_commands_5f_enum.2">
          <table:table-cell table:style-name="vdmj_5f_commands_5f_enum.A2" office:value-type="string">
            <text:p text:style-name="P168">KCombinator</text:p>
          </table:table-cell>
          <table:table-cell table:style-name="vdmj_5f_commands_5f_enum.B2" office:value-type="string">
            <text:p text:style-name="P168">A class to enumerate (n k) combinations</text:p>
          </table:table-cell>
        </table:table-row>
        <table:table-row table:style-name="vdmj_5f_commands_5f_enum.2">
          <table:table-cell table:style-name="vdmj_5f_commands_5f_enum.A2" office:value-type="string">
            <text:p text:style-name="P168">Selector</text:p>
          </table:table-cell>
          <table:table-cell table:style-name="vdmj_5f_commands_5f_enum.B2" office:value-type="string">
            <text:p text:style-name="P168">A class to produce every selection of one value from an array of limits.</text:p>
          </table:table-cell>
        </table:table-row>
      </table:table>
      <text:p text:style-name="Text_20_body"/>
      <text:p text:style-name="Text_20_body">Utils is a small utility class. It just defines a few methods for printing out a comma separated list of arbitrary types held in a Java List&lt;T&gt;, <text:span text:style-name="T159">and a few other methods.</text:span></text:p>
      <text:p text:style-name="Text_20_body">Base64 does what you would expect. It is used by the DBGp protocol.</text:p>
      <text:p text:style-name="Text_20_body">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text:bookmark-ref text:reference-format="number" text:ref-name="__RefNumPara__6856_1251755316"> 3.1</text:bookmark-ref>.</text:p>
      <text:p text:style-name="P212">DependencyOrder can be given a list of module, classes or definitions, and produces a graph of the dependencies of each on the others. This can be used to produce a “dot” format file or to drive a topological sort of the elements of the list.</text:p>
      <text:p text:style-name="P212">The permutor, combinator and selector classes are used to generate various sorts of combinations, which are used in various places to “try all possibilities”, like the generation of power sets. Note that these implement the Java Iterator interface, so they can be used directly in “for” loops.</text:p>
      <text:list text:continue-numbering="true" text:style-name="Outline">
        <text:list-item>
          <text:h text:style-name="Heading_20_1" text:outline-level="1"><text:bookmark-start text:name="__RefHeading___Toc5873_348362713"/>External Interfaces<text:bookmark-end text:name="__RefHeading___Toc5873_348362713"/></text:h>
          <text:list>
            <text:list-item>
              <text:h text:style-name="Heading_20_2" text:outline-level="2"><text:bookmark-start text:name="__RefHeading___Toc5875_348362713"/><text:bookmark-start text:name="__RefNumPara__6856_1251755316"/>The Native Call Interface<text:bookmark-end text:name="__RefHeading___Toc5875_348362713"/><text:bookmark-end text:name="__RefNumPara__6856_1251755316"/></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213">If Java methods in the delegate <text:span text:style-name="T160">need</text:span> to construct VDM Values, a ValueFactory provides a set of methods to achieve this. The factory methods are all static:</text:p>
      <text:p text:style-name="P214"><text:span text:style-name="T161"><text:line-break/>public static BooleanValue mkBool(boolean b) </text:span><text:span text:style-name="T162"><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text:continue-numbering="true" text:style-name="Outline">
        <text:list-item>
          <text:list>
            <text:list-item>
              <text:h text:style-name="Heading_20_2" text:outline-level="2"><text:bookmark-start text:name="__RefHeading___Toc5877_348362713"/><text:soft-page-break/>The Remote Control Interface<text:bookmark-end text:name="__RefHeading___Toc5877_348362713"/></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20">session </text:span><text:span text:style-name="T21">rather than making individual evaluations.</text:span></text:p>
      <text:p text:style-name="P215"/>
      <text:p text:style-name="P215">public class RemoteSession implements RemoteControl</text:p>
      <text:p text:style-name="P215">{</text:p>
      <text:p text:style-name="P215"><text:tab/>public void run(RemoteInterpreter interpreter)</text:p>
      <text:p text:style-name="P215"><text:tab/>{</text:p>
      <text:p text:style-name="P215"><text:tab/><text:tab/>open a console...</text:p>
      <text:p text:style-name="P215"/>
      <text:p text:style-name="P215"><text:tab/><text:tab/>while (carryOn)</text:p>
      <text:p text:style-name="P215"><text:tab/><text:tab/>{</text:p>
      <text:p text:style-name="P215"><text:tab/><text:tab/><text:tab/>read a line...</text:p>
      <text:p text:style-name="P215"/>
      <text:p text:style-name="P215"><text:tab/><text:tab/><text:tab/>if (line.equals("init"))</text:p>
      <text:p text:style-name="P215"><text:tab/><text:tab/><text:tab/>{</text:p>
      <text:p text:style-name="P215"><text:tab/><text:tab/><text:tab/><text:tab/>interpreter.init();</text:p>
      <text:p text:style-name="P215"><text:tab/><text:tab/><text:tab/>}</text:p>
      <text:p text:style-name="P215"><text:tab/><text:tab/><text:tab/>else</text:p>
      <text:p text:style-name="P215"><text:tab/><text:tab/><text:tab/>{</text:p>
      <text:p text:style-name="P215"><text:tab/><text:tab/><text:tab/><text:tab/>String output = interpreter.execute(line);</text:p>
      <text:p text:style-name="P215"><text:tab/><text:tab/> <text:s text:c="2"/><text:tab/><text:tab/>System.out.println(line + " = " + output);</text:p>
      <text:p text:style-name="P215"><text:tab/><text:tab/><text:tab/>}</text:p>
      <text:p text:style-name="P215"><text:tab/><text:tab/>}</text:p>
      <text:p text:style-name="P215"><text:tab/>}</text:p>
      <text:p text:style-name="P215">}</text:p>
      <text:p text:style-name="P2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ArialMT" svg:font-family="ArialMT"/>
    <style:font-face style:name="ArialMT1" svg:font-family="ArialMT" style:font-family-generic="swiss"/>
    <style:font-face style:name="Courier New" svg:font-family="'Courier New'" style:font-family-generic="modern" style:font-pitch="fixed"/>
    <style:font-face style:name="StarSymbol" svg:font-family="StarSymbol" style:font-charset="x-symbol"/>
    <style:font-face style:name="Tahoma" svg:font-family="Tahoma"/>
    <style:font-face style:name="Tahoma1" svg:font-family="Tahoma"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3066ba"/>
    </style:style>
    <style:style style:name="MT2" style:family="text">
      <style:text-properties officeooo:rsid="0075c44d"/>
    </style:style>
    <style:style style:name="MT3" style:family="text">
      <style:text-properties officeooo:rsid="0077c25a"/>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65"><draw:image xlink:href="Pictures/10000001000000300000003037BEB897.png" xlink:type="simple" xlink:show="embed" xlink:actuate="onLoad" draw:mime-type="image/png"/></draw:frame></text:p>
            </table:table-cell>
            <table:table-cell office:value-type="string">
              <text:p text:style-name="MP2">VDMJ Design Specification</text:p>
            </table:table-cell>
            <table:table-cell office:value-type="string">
              <text:p text:style-name="MP3">Date: <text:modification-date style:data-style-name="N37">28/10/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9</text:user-defined></text:p>
            </table:table-cell>
            <table:table-cell table:style-name="Footing.A1" office:value-type="string">
              <text:p text:style-name="MP5">Copyright © Fujitsu Services 20<text:span text:style-name="MT1">2</text:span><text:span text:style-name="MT2">5</text:span></text:p>
            </table:table-cell>
            <table:table-cell table:style-name="Footing.A1" office:value-type="string">
              <text:p text:style-name="MP6">Page <text:page-number text:select-page="current">67</text:page-number><text:s/>of <text:page-count style:num-format="1">67</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Copyright © <text:s/>Fujitsu Services, 20<text:span text:style-name="MT1">2</text:span><text:span text:style-name="MT3">5</text:span></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Linux_X86_64 LibreOffice_project/580$Build-2</meta:generator>
    <dc:title>VDMJ Design Specification</dc:title>
    <dc:description>The design specification for VDMJ.</dc:description>
    <meta:editing-cycles>293</meta:editing-cycles>
    <meta:editing-duration>P2DT22H12M55S</meta:editing-duration>
    <dc:date>2025-10-28T15:41:22.173923230</dc:date>
    <meta:keyword>VDMJ</meta:keyword>
    <dc:subject>VDMJ</dc:subject>
    <meta:print-date>2025-07-21T18:34:09.324170690</meta:print-date>
    <meta:printed-by>PDF files</meta:printed-by>
    <meta:document-statistic meta:table-count="39" meta:image-count="3" meta:object-count="0" meta:page-count="67" meta:paragraph-count="2149" meta:word-count="29354" meta:character-count="190371" meta:non-whitespace-character-count="161360"/>
    <meta:user-defined meta:name="Info 1">2.9</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